
<file path=META-INF/manifest.xml><?xml version="1.0" encoding="utf-8"?>
<manifest:manifes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font-face-decls>
    <style:font-face style:name="맑은 고딕" svg:font-family="'맑은 고딕'"/>
    <style:font-face style:name="Malgun Gothic" svg:font-family="'Malgun Gothic'"/>
    <style:font-face style:name="Wingdings" svg:font-family="Wingdings"/>
    <style:font-face style:name="Times New Roman" svg:font-family="'Times New Roman'"/>
    <style:font-face style:name="ÇÑÄÄ¹ÙÅÁ" svg:font-family="ÇÑÄÄ¹ÙÅÁ"/>
    <style:font-face style:name="바탕" svg:font-family="바탕"/>
    <style:font-face style:name="돋움" svg:font-family="돋움"/>
    <style:font-face style:name="돋움체" svg:font-family="돋움체"/>
    <style:font-face style:name="MS Mincho" svg:font-family="'MS Mincho'"/>
  </office:font-face-decls>
  <office:automatic-styles>
    <style:style style:name="PO_TABLE1" style:family="table" style:master-page-name="MP0">
      <style:table-properties style:width="16.806cm" table:align="left" fo:margin-left="0.146cm" fo:margin-right="0cm" fo:margin-top="0cm" fo:margin-bottom="0.353cm" style:page-number="auto" table:border-model="collapsing"/>
    </style:style>
    <style:style style:name="PO_Table1.A" style:family="table-column">
      <style:table-column-properties style:column-width="1.783cm"/>
    </style:style>
    <style:style style:name="PO_Table1.B" style:family="table-column">
      <style:table-column-properties style:column-width="2.697cm"/>
    </style:style>
    <style:style style:name="PO_Table1.C" style:family="table-column">
      <style:table-column-properties style:column-width="0.997cm"/>
    </style:style>
    <style:style style:name="PO_Table1.D" style:family="table-column">
      <style:table-column-properties style:column-width="1.579cm"/>
    </style:style>
    <style:style style:name="PO_Table1.E" style:family="table-column">
      <style:table-column-properties style:column-width="0.437cm"/>
    </style:style>
    <style:style style:name="PO_Table1.F" style:family="table-column">
      <style:table-column-properties style:column-width="0.799cm"/>
    </style:style>
    <style:style style:name="PO_Table1.G" style:family="table-column">
      <style:table-column-properties style:column-width="0.199cm"/>
    </style:style>
    <style:style style:name="PO_Table1.H" style:family="table-column">
      <style:table-column-properties style:column-width="2.074cm"/>
    </style:style>
    <style:style style:name="PO_Table1.I" style:family="table-column">
      <style:table-column-properties style:column-width="2.297cm"/>
    </style:style>
    <style:style style:name="PO_Table1.J" style:family="table-column">
      <style:table-column-properties style:column-width="0.289cm"/>
    </style:style>
    <style:style style:name="PO_Table1.K" style:family="table-column">
      <style:table-column-properties style:column-width="0.699cm"/>
    </style:style>
    <style:style style:name="PO_Table1.L" style:family="table-column">
      <style:table-column-properties style:column-width="2.956cm"/>
    </style:style>
    <style:style style:name="PO_Table1.1" style:family="table-row">
      <style:table-row-properties style:min-row-height="0.282cm" fo:keep-together="auto"/>
    </style:style>
    <style:style style:name="PO_Table1.A1" style:family="table-cell">
      <style:table-cell-properties style:vertical-align="middle" style:writing-mode="lr-tb" fo:border-left="none" fo:border-right="none" fo:border-top="none" fo:border-bottom="0.75pt solid #000000" fo:padding="0.049cm"/>
    </style:style>
    <style:style style:name="PO_T1" style:family="text" style:parent-style-name="Standard"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2" style:family="text" style:parent-style-name="Standard">
      <style:text-properties fo:font-size="8pt" fo:color="#000000" style:font-size-asian="8pt" style:font-size-complex="8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돋움" style:font-name-asian="돋움" style:font-name-complex="돋움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3" style:family="text" style:parent-style-name="Standard">
      <style:text-properties fo:font-size="8pt" fo:color="#0000ff" style:font-size-asian="8pt" style:font-size-complex="8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돋움" style:font-name-asian="돋움" style:font-name-complex="돋움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" style:family="paragraph" style:parent-style-name="Standard">
      <style:paragraph-properties text:number-lines="true" style:justify-single-word="false" fo:widows="2" fo:orphans="2" fo:line-height="160%" fo:text-align="justify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H1" style:family="table-cell">
      <style:table-cell-properties style:vertical-align="middle" style:writing-mode="lr-tb" fo:border-left="none" fo:border-right="none" fo:border-top="none" fo:border-bottom="0.75pt solid #000000" fo:padding="0.049cm"/>
    </style:style>
    <style:style style:name="PO_P2" style:family="paragraph" style:parent-style-name="Standard">
      <style:paragraph-properties text:number-lines="true" fo:widows="2" fo:orphans="2" fo:line-height="160%" fo:text-align="righ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2" style:family="table-row">
      <style:table-row-properties style:min-row-height="1.572cm" fo:keep-together="auto"/>
    </style:style>
    <style:style style:name="PO_Table1.A2" style:family="table-cell">
      <style:table-cell-properties style:vertical-align="middle" style:writing-mode="lr-tb" fo:border-left="none" fo:border-right="none" fo:border-top="0.75pt solid #000000" fo:border-bottom="0.75pt solid #5d5d5d" fo:padding="0.049cm"/>
    </style:style>
    <style:style style:name="PO_T4" style:family="text" style:parent-style-name="Standard">
      <style:text-properties fo:font-size="10pt" fo:color="#000000" style:font-size-asian="10pt" style:font-size-complex="10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3" style:family="paragraph" style:parent-style-name="Standard">
      <style:paragraph-properties text:number-lines="true" style:justify-single-word="false" fo:widows="2" fo:orphans="2" fo:line-height="115%" fo:text-align="justify" fo:keep-together="auto" fo:margin-left="0cm" fo:margin-right="0cm" fo:margin-top="0cm" fo:margin-bottom="0.353cm" fo:text-indent="0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5" style:family="text" style:parent-style-name="Standard">
      <style:text-properties fo:font-size="8pt" fo:color="#000000" style:font-size-asian="8pt" style:font-size-complex="8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돋움" style:font-name-asian="돋움" style:font-name-complex="돋움" fo:letter-spacing="-0.007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4" style:family="paragraph" style:parent-style-name="Standard">
      <style:paragraph-properties text:number-lines="true" fo:widows="2" fo:orphans="2" fo:line-height="300%" fo:text-align="right" fo:keep-together="auto" fo:margin-left="0cm" fo:margin-right="0.136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돋움" style:font-name-asian="돋움" style:font-name-complex="돋움" fo:letter-spacing="-0.007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3" style:family="table-row">
      <style:table-row-properties style:min-row-height="0.552cm" fo:keep-together="auto"/>
    </style:style>
    <style:style style:name="PO_Table1.A3" style:family="table-cell">
      <style:table-cell-properties style:vertical-align="middle" style:writing-mode="lr-tb" fo:border-left="none" fo:border-right="0.25pt solid #5d5d5d" fo:border-top="0.75pt solid #5d5d5d" fo:border-bottom="0.75pt solid #5d5d5d" fo:padding="0.049cm"/>
    </style:style>
    <style:style style:name="PO_T6" style:family="text" style:parent-style-name="Standard">
      <style:text-properties fo:font-size="10pt" fo:color="#000000" style:font-size-asian="10pt" style:font-size-complex="10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12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5" style:family="paragraph" style:parent-style-name="Standard">
      <style:paragraph-properties text:number-lines="true" fo:widows="2" fo:orphans="2" fo:line-height="160%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12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B3" style:family="table-cell">
      <style:table-cell-properties style:vertical-align="middle" style:writing-mode="lr-tb" fo:border-left="0.25pt solid #5d5d5d" fo:border-right="0.25pt solid #5d5d5d" fo:border-top="0.75pt solid #5d5d5d" fo:border-bottom="0.75pt solid #5d5d5d" fo:padding="0.049cm"/>
    </style:style>
    <style:style style:name="PO_Table1.C3" style:family="table-cell">
      <style:table-cell-properties style:vertical-align="middle" style:writing-mode="lr-tb" fo:border-left="0.25pt solid #5d5d5d" fo:border-right="0.25pt solid #5d5d5d" fo:border-top="0.75pt solid #5d5d5d" fo:border-bottom="0.75pt solid #5d5d5d" fo:padding="0.049cm"/>
    </style:style>
    <style:style style:name="PO_Table1.E3" style:family="table-cell">
      <style:table-cell-properties style:vertical-align="middle" style:writing-mode="lr-tb" fo:border-left="0.25pt solid #5d5d5d" fo:border-right="0.25pt solid #5d5d5d" fo:border-top="0.75pt solid #5d5d5d" fo:border-bottom="0.75pt solid #5d5d5d" fo:padding="0.049cm"/>
    </style:style>
    <style:style style:name="PO_Table1.I3" style:family="table-cell">
      <style:table-cell-properties style:vertical-align="middle" style:writing-mode="lr-tb" fo:border-left="0.25pt solid #5d5d5d" fo:border-right="0.25pt solid #5d5d5d" fo:border-top="0.75pt solid #5d5d5d" fo:border-bottom="0.75pt solid #5d5d5d" fo:padding="0.049cm"/>
    </style:style>
    <style:style style:name="PO_P6" style:family="paragraph" style:parent-style-name="Standard">
      <style:paragraph-properties text:number-lines="true" fo:widows="2" fo:orphans="2" fo:line-height="130%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12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K3" style:family="table-cell">
      <style:table-cell-properties style:vertical-align="middle" style:writing-mode="lr-tb" fo:border-left="0.25pt solid #5d5d5d" fo:border-right="none" fo:border-top="0.75pt solid #5d5d5d" fo:border-bottom="0.25pt solid #5d5d5d" fo:padding="0.049cm"/>
    </style:style>
    <style:style style:name="PO_T7" style:family="text" style:parent-style-name="Standard"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09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7" style:family="paragraph" style:parent-style-name="Standard">
      <style:paragraph-properties text:number-lines="true" fo:widows="2" fo:orphans="2" fo:line-height="160%" fo:text-align="right" fo:keep-together="auto" fo:margin-left="0cm" fo:margin-right="0.136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09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4" style:family="table-row">
      <style:table-row-properties style:min-row-height="0.552cm" fo:keep-together="auto"/>
    </style:style>
    <style:style style:name="PO_Table1.K4" style:family="table-cell">
      <style:table-cell-properties style:vertical-align="middle" style:writing-mode="lr-tb" fo:border-left="0.25pt solid #5d5d5d" fo:border-right="none" fo:border-top="0.25pt solid #5d5d5d" fo:border-bottom="0.75pt solid #5d5d5d" fo:padding="0.049cm"/>
    </style:style>
    <style:style style:name="PO_Table1.5" style:family="table-row">
      <style:table-row-properties style:min-row-height="0.751cm" fo:keep-together="auto"/>
    </style:style>
    <style:style style:name="PO_Table1.A5" style:family="table-cell">
      <style:table-cell-properties style:vertical-align="middle" style:writing-mode="lr-tb" fo:border-left="none" fo:border-right="0.25pt solid #5d5d5d" fo:border-top="0.75pt solid #5d5d5d" fo:border-bottom="0.25pt solid #5d5d5d" fo:padding="0.049cm"/>
    </style:style>
    <style:style style:name="PO_Table1.C5" style:family="table-cell">
      <style:table-cell-properties style:vertical-align="middle" style:writing-mode="lr-tb" fo:border-left="0.25pt solid #5d5d5d" fo:border-right="0.25pt solid #5d5d5d" fo:border-top="0.75pt solid #5d5d5d" fo:border-bottom="0.25pt solid #5d5d5d" fo:padding="0.049cm"/>
    </style:style>
    <style:style style:name="PO_Table1.D5" style:family="table-cell">
      <style:table-cell-properties style:vertical-align="middle" style:writing-mode="lr-tb" fo:border-left="0.25pt solid #5d5d5d" fo:border-right="0.25pt solid #5d5d5d" fo:border-top="0.75pt solid #5d5d5d" fo:border-bottom="0.25pt solid #5d5d5d" fo:padding="0.049cm"/>
    </style:style>
    <style:style style:name="PO_Table1.G5" style:family="table-cell">
      <style:table-cell-properties style:vertical-align="middle" style:writing-mode="lr-tb" fo:border-left="0.25pt solid #5d5d5d" fo:border-right="0.25pt solid #5d5d5d" fo:border-top="0.75pt solid #5d5d5d" fo:border-bottom="0.25pt solid #5d5d5d" fo:padding="0.049cm"/>
    </style:style>
    <style:style style:name="PO_Table1.J5" style:family="table-cell">
      <style:table-cell-properties style:vertical-align="middle" style:writing-mode="lr-tb" fo:border-left="0.25pt solid #5d5d5d" fo:border-right="0.25pt solid #5d5d5d" fo:border-top="0.75pt solid #5d5d5d" fo:border-bottom="0.25pt solid #5d5d5d" fo:padding="0.049cm"/>
    </style:style>
    <style:style style:name="PO_Table1.L5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6" style:family="table-row">
      <style:table-row-properties style:min-row-height="0.653cm" fo:keep-together="auto"/>
    </style:style>
    <style:style style:name="PO_Table1.A6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8" style:family="text" style:parent-style-name="Standard">
      <style:text-properties fo:font-size="10pt" fo:color="#000000" style:font-size-asian="10pt" style:font-size-complex="10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12cm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8" style:family="paragraph" style:parent-style-name="Standard">
      <style:paragraph-properties text:number-lines="true" style:justify-single-word="false" fo:widows="2" fo:orphans="2" fo:line-height="160%" fo:text-align="justify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12cm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able1.C6" style:family="table-cell">
      <style:table-cell-properties style:vertical-align="middle" style:writing-mode="lr-tb" fo:border="0.25pt solid #5d5d5d" fo:padding="0.049cm"/>
    </style:style>
    <style:style style:name="PO_T9" style:family="text" style:parent-style-name="Standard"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09cm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9" style:family="paragraph" style:parent-style-name="Standard">
      <style:paragraph-properties text:number-lines="true" fo:widows="2" fo:orphans="2" fo:line-height="160%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09cm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able1.D6" style:family="table-cell">
      <style:table-cell-properties style:vertical-align="middle" style:writing-mode="lr-tb" fo:border="0.25pt solid #5d5d5d" fo:padding="0.049cm"/>
    </style:style>
    <style:style style:name="PO_Table1.G6" style:family="table-cell">
      <style:table-cell-properties style:vertical-align="middle" style:writing-mode="lr-tb" fo:border="0.25pt solid #5d5d5d" fo:padding="0.049cm"/>
    </style:style>
    <style:style style:name="PO_T10" style:family="text" style:parent-style-name="Standard">
      <style:text-properties fo:font-size="9pt" fo:color="#000000" style:font-size-asian="9pt" style:font-size-complex="9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11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11" style:family="text" style:parent-style-name="Standard">
      <style:text-properties fo:font-size="9pt" fo:color="#000000" style:font-size-asian="9pt" style:font-size-complex="9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바탕" style:font-name-asian="바탕" style:font-name-complex="바탕" fo:letter-spacing="-0.011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0" style:family="paragraph" style:parent-style-name="Standard">
      <style:paragraph-properties text:number-lines="true" style:justify-single-word="false" fo:widows="2" fo:orphans="2" fo:line-height="160%" fo:text-align="justify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J6" style:family="table-cell">
      <style:table-cell-properties style:vertical-align="middle" style:writing-mode="lr-tb" fo:border="0.25pt solid #5d5d5d" fo:padding="0.049cm"/>
    </style:style>
    <style:style style:name="PO_P11" style:family="paragraph" style:parent-style-name="Standard">
      <style:paragraph-properties text:number-lines="true" fo:widows="2" fo:orphans="2" fo:line-height="160%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09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L6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7" style:family="table-row">
      <style:table-row-properties style:min-row-height="0.653cm" fo:keep-together="auto"/>
    </style:style>
    <style:style style:name="PO_Table1.A7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P12" style:family="paragraph" style:parent-style-name="Standard">
      <style:paragraph-properties text:number-lines="true" style:justify-single-word="false" fo:widows="2" fo:orphans="2" fo:line-height="160%" fo:text-align="justify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9pt" fo:color="#000000" style:font-size-asian="9pt" style:font-size-complex="9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11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C7" style:family="table-cell">
      <style:table-cell-properties style:vertical-align="middle" style:writing-mode="lr-tb" fo:border="0.25pt solid #5d5d5d" fo:padding="0.049cm"/>
    </style:style>
    <style:style style:name="PO_Table1.D7" style:family="table-cell">
      <style:table-cell-properties style:vertical-align="middle" style:writing-mode="lr-tb" fo:border="0.25pt solid #5d5d5d" fo:padding="0.049cm"/>
    </style:style>
    <style:style style:name="PO_Table1.G7" style:family="table-cell">
      <style:table-cell-properties style:vertical-align="middle" style:writing-mode="lr-tb" fo:border="0.25pt solid #5d5d5d" fo:padding="0.049cm"/>
    </style:style>
    <style:style style:name="PO_Table1.J7" style:family="table-cell">
      <style:table-cell-properties style:vertical-align="middle" style:writing-mode="lr-tb" fo:border="0.25pt solid #5d5d5d" fo:padding="0.049cm"/>
    </style:style>
    <style:style style:name="PO_Table1.L7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8" style:family="table-row">
      <style:table-row-properties style:min-row-height="0.653cm" fo:keep-together="auto"/>
    </style:style>
    <style:style style:name="PO_Table1.A8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8" style:family="table-cell">
      <style:table-cell-properties style:vertical-align="middle" style:writing-mode="lr-tb" fo:border="0.25pt solid #5d5d5d" fo:padding="0.049cm"/>
    </style:style>
    <style:style style:name="PO_Table1.D8" style:family="table-cell">
      <style:table-cell-properties style:vertical-align="middle" style:writing-mode="lr-tb" fo:border="0.25pt solid #5d5d5d" fo:padding="0.049cm"/>
    </style:style>
    <style:style style:name="PO_Table1.G8" style:family="table-cell">
      <style:table-cell-properties style:vertical-align="middle" style:writing-mode="lr-tb" fo:border="0.25pt solid #5d5d5d" fo:padding="0.049cm"/>
    </style:style>
    <style:style style:name="PO_Table1.J8" style:family="table-cell">
      <style:table-cell-properties style:vertical-align="middle" style:writing-mode="lr-tb" fo:border="0.25pt solid #5d5d5d" fo:padding="0.049cm"/>
    </style:style>
    <style:style style:name="PO_Table1.L8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9" style:family="table-row">
      <style:table-row-properties style:min-row-height="0.653cm" fo:keep-together="auto"/>
    </style:style>
    <style:style style:name="PO_Table1.A9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9" style:family="table-cell">
      <style:table-cell-properties style:vertical-align="middle" style:writing-mode="lr-tb" fo:border="0.25pt solid #5d5d5d" fo:padding="0.049cm"/>
    </style:style>
    <style:style style:name="PO_Table1.D9" style:family="table-cell">
      <style:table-cell-properties style:vertical-align="middle" style:writing-mode="lr-tb" fo:border="0.25pt solid #5d5d5d" fo:padding="0.049cm"/>
    </style:style>
    <style:style style:name="PO_Table1.G9" style:family="table-cell">
      <style:table-cell-properties style:vertical-align="middle" style:writing-mode="lr-tb" fo:border="0.25pt solid #5d5d5d" fo:padding="0.049cm"/>
    </style:style>
    <style:style style:name="PO_Table1.J9" style:family="table-cell">
      <style:table-cell-properties style:vertical-align="middle" style:writing-mode="lr-tb" fo:border="0.25pt solid #5d5d5d" fo:padding="0.049cm"/>
    </style:style>
    <style:style style:name="PO_Table1.L9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10" style:family="table-row">
      <style:table-row-properties style:min-row-height="0.653cm" fo:keep-together="auto"/>
    </style:style>
    <style:style style:name="PO_Table1.A10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10" style:family="table-cell">
      <style:table-cell-properties style:vertical-align="middle" style:writing-mode="lr-tb" fo:border="0.25pt solid #5d5d5d" fo:padding="0.049cm"/>
    </style:style>
    <style:style style:name="PO_Table1.D10" style:family="table-cell">
      <style:table-cell-properties style:vertical-align="middle" style:writing-mode="lr-tb" fo:border="0.25pt solid #5d5d5d" fo:padding="0.049cm"/>
    </style:style>
    <style:style style:name="PO_Table1.G10" style:family="table-cell">
      <style:table-cell-properties style:vertical-align="middle" style:writing-mode="lr-tb" fo:border="0.25pt solid #5d5d5d" fo:padding="0.049cm"/>
    </style:style>
    <style:style style:name="PO_Table1.J10" style:family="table-cell">
      <style:table-cell-properties style:vertical-align="middle" style:writing-mode="lr-tb" fo:border="0.25pt solid #5d5d5d" fo:padding="0.049cm"/>
    </style:style>
    <style:style style:name="PO_Table1.L10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11" style:family="table-row">
      <style:table-row-properties style:min-row-height="0.653cm" fo:keep-together="auto"/>
    </style:style>
    <style:style style:name="PO_Table1.A11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11" style:family="table-cell">
      <style:table-cell-properties style:vertical-align="middle" style:writing-mode="lr-tb" fo:border="0.25pt solid #5d5d5d" fo:padding="0.049cm"/>
    </style:style>
    <style:style style:name="PO_Table1.D11" style:family="table-cell">
      <style:table-cell-properties style:vertical-align="middle" style:writing-mode="lr-tb" fo:border="0.25pt solid #5d5d5d" fo:padding="0.049cm"/>
    </style:style>
    <style:style style:name="PO_Table1.G11" style:family="table-cell">
      <style:table-cell-properties style:vertical-align="middle" style:writing-mode="lr-tb" fo:border="0.25pt solid #5d5d5d" fo:padding="0.049cm"/>
    </style:style>
    <style:style style:name="PO_Table1.J11" style:family="table-cell">
      <style:table-cell-properties style:vertical-align="middle" style:writing-mode="lr-tb" fo:border="0.25pt solid #5d5d5d" fo:padding="0.049cm"/>
    </style:style>
    <style:style style:name="PO_Table1.L11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12" style:family="table-row">
      <style:table-row-properties style:min-row-height="0.653cm" fo:keep-together="auto"/>
    </style:style>
    <style:style style:name="PO_Table1.A12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12" style:family="table-cell">
      <style:table-cell-properties style:vertical-align="middle" style:writing-mode="lr-tb" fo:border="0.25pt solid #5d5d5d" fo:padding="0.049cm"/>
    </style:style>
    <style:style style:name="PO_Table1.D12" style:family="table-cell">
      <style:table-cell-properties style:vertical-align="middle" style:writing-mode="lr-tb" fo:border="0.25pt solid #5d5d5d" fo:padding="0.049cm"/>
    </style:style>
    <style:style style:name="PO_Table1.G12" style:family="table-cell">
      <style:table-cell-properties style:vertical-align="middle" style:writing-mode="lr-tb" fo:border="0.25pt solid #5d5d5d" fo:padding="0.049cm"/>
    </style:style>
    <style:style style:name="PO_Table1.J12" style:family="table-cell">
      <style:table-cell-properties style:vertical-align="middle" style:writing-mode="lr-tb" fo:border="0.25pt solid #5d5d5d" fo:padding="0.049cm"/>
    </style:style>
    <style:style style:name="PO_Table1.L12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13" style:family="table-row">
      <style:table-row-properties style:min-row-height="0.653cm" fo:keep-together="auto"/>
    </style:style>
    <style:style style:name="PO_Table1.A13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13" style:family="table-cell">
      <style:table-cell-properties style:vertical-align="middle" style:writing-mode="lr-tb" fo:border="0.25pt solid #5d5d5d" fo:padding="0.049cm"/>
    </style:style>
    <style:style style:name="PO_Table1.D13" style:family="table-cell">
      <style:table-cell-properties style:vertical-align="middle" style:writing-mode="lr-tb" fo:border="0.25pt solid #5d5d5d" fo:padding="0.049cm"/>
    </style:style>
    <style:style style:name="PO_Table1.G13" style:family="table-cell">
      <style:table-cell-properties style:vertical-align="middle" style:writing-mode="lr-tb" fo:border="0.25pt solid #5d5d5d" fo:padding="0.049cm"/>
    </style:style>
    <style:style style:name="PO_P13" style:family="paragraph" style:parent-style-name="Standard">
      <style:paragraph-properties text:number-lines="true" style:justify-single-word="false" fo:widows="2" fo:orphans="2" fo:line-height="110%" fo:text-align="justify" fo:keep-together="auto" fo:margin-left="1.058cm" fo:margin-right="0cm" fo:margin-top="0cm" fo:margin-bottom="0cm" fo:text-indent="-1.06cm" fo:background-color="transparent" style:shadow="none" fo:keep-with-next="auto" style:text-autospace="none" style:punctuation-wrap="hanging" style:line-break="strict" style:join-border="true"/>
      <style:text-properties fo:font-size="9pt" fo:color="#000000" style:font-size-asian="9pt" style:font-size-complex="9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11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J13" style:family="table-cell">
      <style:table-cell-properties style:vertical-align="middle" style:writing-mode="lr-tb" fo:border="0.25pt solid #5d5d5d" fo:padding="0.049cm"/>
    </style:style>
    <style:style style:name="PO_Table1.L13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14" style:family="table-row">
      <style:table-row-properties style:min-row-height="0.653cm" fo:keep-together="auto"/>
    </style:style>
    <style:style style:name="PO_Table1.A14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14" style:family="table-cell">
      <style:table-cell-properties style:vertical-align="middle" style:writing-mode="lr-tb" fo:border="0.25pt solid #5d5d5d" fo:padding="0.049cm"/>
    </style:style>
    <style:style style:name="PO_Table1.D14" style:family="table-cell">
      <style:table-cell-properties style:vertical-align="middle" style:writing-mode="lr-tb" fo:border="0.25pt solid #5d5d5d" fo:padding="0.049cm"/>
    </style:style>
    <style:style style:name="PO_Table1.G14" style:family="table-cell">
      <style:table-cell-properties style:vertical-align="middle" style:writing-mode="lr-tb" fo:border="0.25pt solid #5d5d5d" fo:padding="0.049cm"/>
    </style:style>
    <style:style style:name="PO_Table1.J14" style:family="table-cell">
      <style:table-cell-properties style:vertical-align="middle" style:writing-mode="lr-tb" fo:border="0.25pt solid #5d5d5d" fo:padding="0.049cm"/>
    </style:style>
    <style:style style:name="PO_Table1.L14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15" style:family="table-row">
      <style:table-row-properties style:min-row-height="0.653cm" fo:keep-together="auto"/>
    </style:style>
    <style:style style:name="PO_Table1.A15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15" style:family="table-cell">
      <style:table-cell-properties style:vertical-align="middle" style:writing-mode="lr-tb" fo:border="0.25pt solid #5d5d5d" fo:padding="0.049cm"/>
    </style:style>
    <style:style style:name="PO_Table1.D15" style:family="table-cell">
      <style:table-cell-properties style:vertical-align="middle" style:writing-mode="lr-tb" fo:border="0.25pt solid #5d5d5d" fo:padding="0.049cm"/>
    </style:style>
    <style:style style:name="PO_Table1.G15" style:family="table-cell">
      <style:table-cell-properties style:vertical-align="middle" style:writing-mode="lr-tb" fo:border="0.25pt solid #5d5d5d" fo:padding="0.049cm"/>
    </style:style>
    <style:style style:name="PO_Table1.J15" style:family="table-cell">
      <style:table-cell-properties style:vertical-align="middle" style:writing-mode="lr-tb" fo:border="0.25pt solid #5d5d5d" fo:padding="0.049cm"/>
    </style:style>
    <style:style style:name="PO_Table1.L15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16" style:family="table-row">
      <style:table-row-properties style:min-row-height="0.653cm" fo:keep-together="auto"/>
    </style:style>
    <style:style style:name="PO_Table1.A16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P14" style:family="paragraph" style:parent-style-name="Standard">
      <style:paragraph-properties text:number-lines="true" style:justify-single-word="false" fo:widows="2" fo:orphans="2" fo:line-height="160%" fo:text-align="justify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09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C16" style:family="table-cell">
      <style:table-cell-properties style:vertical-align="middle" style:writing-mode="lr-tb" fo:border="0.25pt solid #5d5d5d" fo:padding="0.049cm"/>
    </style:style>
    <style:style style:name="PO_Table1.D16" style:family="table-cell">
      <style:table-cell-properties style:vertical-align="middle" style:writing-mode="lr-tb" fo:border="0.25pt solid #5d5d5d" fo:padding="0.049cm"/>
    </style:style>
    <style:style style:name="PO_Table1.G16" style:family="table-cell">
      <style:table-cell-properties style:vertical-align="middle" style:writing-mode="lr-tb" fo:border="0.25pt solid #5d5d5d" fo:padding="0.049cm"/>
    </style:style>
    <style:style style:name="PO_Table1.J16" style:family="table-cell">
      <style:table-cell-properties style:vertical-align="middle" style:writing-mode="lr-tb" fo:border="0.25pt solid #5d5d5d" fo:padding="0.049cm"/>
    </style:style>
    <style:style style:name="PO_Table1.L16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17" style:family="table-row">
      <style:table-row-properties style:min-row-height="0.653cm" fo:keep-together="auto"/>
    </style:style>
    <style:style style:name="PO_Table1.A17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17" style:family="table-cell">
      <style:table-cell-properties style:vertical-align="middle" style:writing-mode="lr-tb" fo:border="0.25pt solid #5d5d5d" fo:padding="0.049cm"/>
    </style:style>
    <style:style style:name="PO_Table1.D17" style:family="table-cell">
      <style:table-cell-properties style:vertical-align="middle" style:writing-mode="lr-tb" fo:border="0.25pt solid #5d5d5d" fo:padding="0.049cm"/>
    </style:style>
    <style:style style:name="PO_Table1.G17" style:family="table-cell">
      <style:table-cell-properties style:vertical-align="middle" style:writing-mode="lr-tb" fo:border="0.25pt solid #5d5d5d" fo:padding="0.049cm"/>
    </style:style>
    <style:style style:name="PO_Table1.J17" style:family="table-cell">
      <style:table-cell-properties style:vertical-align="middle" style:writing-mode="lr-tb" fo:border="0.25pt solid #5d5d5d" fo:padding="0.049cm"/>
    </style:style>
    <style:style style:name="PO_Table1.L17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18" style:family="table-row">
      <style:table-row-properties style:min-row-height="0.653cm" fo:keep-together="auto"/>
    </style:style>
    <style:style style:name="PO_Table1.A18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18" style:family="table-cell">
      <style:table-cell-properties style:vertical-align="middle" style:writing-mode="lr-tb" fo:border="0.25pt solid #5d5d5d" fo:padding="0.049cm"/>
    </style:style>
    <style:style style:name="PO_Table1.D18" style:family="table-cell">
      <style:table-cell-properties style:vertical-align="middle" style:writing-mode="lr-tb" fo:border="0.25pt solid #5d5d5d" fo:padding="0.049cm"/>
    </style:style>
    <style:style style:name="PO_Table1.G18" style:family="table-cell">
      <style:table-cell-properties style:vertical-align="middle" style:writing-mode="lr-tb" fo:border="0.25pt solid #5d5d5d" fo:padding="0.049cm"/>
    </style:style>
    <style:style style:name="PO_Table1.J18" style:family="table-cell">
      <style:table-cell-properties style:vertical-align="middle" style:writing-mode="lr-tb" fo:border="0.25pt solid #5d5d5d" fo:padding="0.049cm"/>
    </style:style>
    <style:style style:name="PO_Table1.L18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19" style:family="table-row">
      <style:table-row-properties style:min-row-height="0.653cm" fo:keep-together="auto"/>
    </style:style>
    <style:style style:name="PO_Table1.A19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19" style:family="table-cell">
      <style:table-cell-properties style:vertical-align="middle" style:writing-mode="lr-tb" fo:border="0.25pt solid #5d5d5d" fo:padding="0.049cm"/>
    </style:style>
    <style:style style:name="PO_Table1.D19" style:family="table-cell">
      <style:table-cell-properties style:vertical-align="middle" style:writing-mode="lr-tb" fo:border="0.25pt solid #5d5d5d" fo:padding="0.049cm"/>
    </style:style>
    <style:style style:name="PO_Table1.G19" style:family="table-cell">
      <style:table-cell-properties style:vertical-align="middle" style:writing-mode="lr-tb" fo:border="0.25pt solid #5d5d5d" fo:padding="0.049cm"/>
    </style:style>
    <style:style style:name="PO_Table1.J19" style:family="table-cell">
      <style:table-cell-properties style:vertical-align="middle" style:writing-mode="lr-tb" fo:border="0.25pt solid #5d5d5d" fo:padding="0.049cm"/>
    </style:style>
    <style:style style:name="PO_Table1.L19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20" style:family="table-row">
      <style:table-row-properties style:min-row-height="0.653cm" fo:keep-together="auto"/>
    </style:style>
    <style:style style:name="PO_Table1.A20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12" style:family="text" style:parent-style-name="Standard">
      <style:text-properties fo:font-size="9pt" fo:color="#000000" style:font-size-asian="9pt" style:font-size-complex="9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14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5" style:family="paragraph" style:parent-style-name="Standard">
      <style:paragraph-properties text:number-lines="true" style:justify-single-word="false" fo:widows="2" fo:orphans="2" fo:line-height="160%" fo:text-align="justify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9pt" fo:color="#000000" style:font-size-asian="9pt" style:font-size-complex="9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14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C20" style:family="table-cell">
      <style:table-cell-properties style:vertical-align="middle" style:writing-mode="lr-tb" fo:border="0.25pt solid #5d5d5d" fo:padding="0.049cm"/>
    </style:style>
    <style:style style:name="PO_Table1.D20" style:family="table-cell">
      <style:table-cell-properties style:vertical-align="middle" style:writing-mode="lr-tb" fo:border="0.25pt solid #5d5d5d" fo:padding="0.049cm"/>
    </style:style>
    <style:style style:name="PO_Table1.G20" style:family="table-cell">
      <style:table-cell-properties style:vertical-align="middle" style:writing-mode="lr-tb" fo:border="0.25pt solid #5d5d5d" fo:padding="0.049cm"/>
    </style:style>
    <style:style style:name="PO_Table1.J20" style:family="table-cell">
      <style:table-cell-properties style:vertical-align="middle" style:writing-mode="lr-tb" fo:border="0.25pt solid #5d5d5d" fo:padding="0.049cm"/>
    </style:style>
    <style:style style:name="PO_Table1.L20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21" style:family="table-row">
      <style:table-row-properties style:min-row-height="0.653cm" fo:keep-together="auto"/>
    </style:style>
    <style:style style:name="PO_Table1.A21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21" style:family="table-cell">
      <style:table-cell-properties style:vertical-align="middle" style:writing-mode="lr-tb" fo:border="0.25pt solid #5d5d5d" fo:padding="0.049cm"/>
    </style:style>
    <style:style style:name="PO_Table1.D21" style:family="table-cell">
      <style:table-cell-properties style:vertical-align="middle" style:writing-mode="lr-tb" fo:border="0.25pt solid #5d5d5d" fo:padding="0.049cm"/>
    </style:style>
    <style:style style:name="PO_Table1.G21" style:family="table-cell">
      <style:table-cell-properties style:vertical-align="middle" style:writing-mode="lr-tb" fo:border="0.25pt solid #5d5d5d" fo:padding="0.049cm"/>
    </style:style>
    <style:style style:name="PO_Table1.J21" style:family="table-cell">
      <style:table-cell-properties style:vertical-align="middle" style:writing-mode="lr-tb" fo:border="0.25pt solid #5d5d5d" fo:padding="0.049cm"/>
    </style:style>
    <style:style style:name="PO_Table1.L21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22" style:family="table-row">
      <style:table-row-properties style:min-row-height="0.653cm" fo:keep-together="auto"/>
    </style:style>
    <style:style style:name="PO_Table1.A22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22" style:family="table-cell">
      <style:table-cell-properties style:vertical-align="middle" style:writing-mode="lr-tb" fo:border="0.25pt solid #5d5d5d" fo:padding="0.049cm"/>
    </style:style>
    <style:style style:name="PO_Table1.D22" style:family="table-cell">
      <style:table-cell-properties style:vertical-align="middle" style:writing-mode="lr-tb" fo:border="0.25pt solid #5d5d5d" fo:padding="0.049cm"/>
    </style:style>
    <style:style style:name="PO_Table1.G22" style:family="table-cell">
      <style:table-cell-properties style:vertical-align="middle" style:writing-mode="lr-tb" fo:border="0.25pt solid #5d5d5d" fo:padding="0.049cm"/>
    </style:style>
    <style:style style:name="PO_Table1.J22" style:family="table-cell">
      <style:table-cell-properties style:vertical-align="middle" style:writing-mode="lr-tb" fo:border="0.25pt solid #5d5d5d" fo:padding="0.049cm"/>
    </style:style>
    <style:style style:name="PO_Table1.L22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23" style:family="table-row">
      <style:table-row-properties style:min-row-height="0.653cm" fo:keep-together="auto"/>
    </style:style>
    <style:style style:name="PO_Table1.A23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23" style:family="table-cell">
      <style:table-cell-properties style:vertical-align="middle" style:writing-mode="lr-tb" fo:border="0.25pt solid #5d5d5d" fo:padding="0.049cm"/>
    </style:style>
    <style:style style:name="PO_Table1.D23" style:family="table-cell">
      <style:table-cell-properties style:vertical-align="middle" style:writing-mode="lr-tb" fo:border="0.25pt solid #5d5d5d" fo:padding="0.049cm"/>
    </style:style>
    <style:style style:name="PO_Table1.G23" style:family="table-cell">
      <style:table-cell-properties style:vertical-align="middle" style:writing-mode="lr-tb" fo:border="0.25pt solid #5d5d5d" fo:padding="0.049cm"/>
    </style:style>
    <style:style style:name="PO_Table1.J23" style:family="table-cell">
      <style:table-cell-properties style:vertical-align="middle" style:writing-mode="lr-tb" fo:border="0.25pt solid #5d5d5d" fo:padding="0.049cm"/>
    </style:style>
    <style:style style:name="PO_Table1.L23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24" style:family="table-row">
      <style:table-row-properties style:min-row-height="0.653cm" fo:keep-together="auto"/>
    </style:style>
    <style:style style:name="PO_Table1.A24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24" style:family="table-cell">
      <style:table-cell-properties style:vertical-align="middle" style:writing-mode="lr-tb" fo:border="0.25pt solid #5d5d5d" fo:padding="0.049cm"/>
    </style:style>
    <style:style style:name="PO_Table1.D24" style:family="table-cell">
      <style:table-cell-properties style:vertical-align="middle" style:writing-mode="lr-tb" fo:border="0.25pt solid #5d5d5d" fo:padding="0.049cm"/>
    </style:style>
    <style:style style:name="PO_Table1.G24" style:family="table-cell">
      <style:table-cell-properties style:vertical-align="middle" style:writing-mode="lr-tb" fo:border="0.25pt solid #5d5d5d" fo:padding="0.049cm"/>
    </style:style>
    <style:style style:name="PO_Table1.J24" style:family="table-cell">
      <style:table-cell-properties style:vertical-align="middle" style:writing-mode="lr-tb" fo:border="0.25pt solid #5d5d5d" fo:padding="0.049cm"/>
    </style:style>
    <style:style style:name="PO_Table1.L24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25" style:family="table-row">
      <style:table-row-properties style:min-row-height="0.653cm" fo:keep-together="auto"/>
    </style:style>
    <style:style style:name="PO_Table1.A25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25" style:family="table-cell">
      <style:table-cell-properties style:vertical-align="middle" style:writing-mode="lr-tb" fo:border="0.25pt solid #5d5d5d" fo:padding="0.049cm"/>
    </style:style>
    <style:style style:name="PO_Table1.D25" style:family="table-cell">
      <style:table-cell-properties style:vertical-align="middle" style:writing-mode="lr-tb" fo:border="0.25pt solid #5d5d5d" fo:padding="0.049cm"/>
    </style:style>
    <style:style style:name="PO_Table1.G25" style:family="table-cell">
      <style:table-cell-properties style:vertical-align="middle" style:writing-mode="lr-tb" fo:border="0.25pt solid #5d5d5d" fo:padding="0.049cm"/>
    </style:style>
    <style:style style:name="PO_T13" style:family="text" style:parent-style-name="Standard">
      <style:text-properties fo:font-size="9pt" fo:color="#000000" style:font-size-asian="9pt" style:font-size-complex="9pt" style:use-window-font-color="false" style:text-outline="false" style:letter-kerning="false" style:text-scale="96%" fo:font-variant="normal" fo:text-transform="none" style:text-line-through-type="none" style:text-line-through-style="none" style:text-position="0% 100%" style:font-name="돋움" style:font-name-asian="돋움" style:font-name-complex="돋움" fo:letter-spacing="-0.023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14" style:family="text" style:parent-style-name="Standard">
      <style:text-properties fo:font-size="9pt" fo:color="#000000" style:font-size-asian="9pt" style:font-size-complex="9pt" style:use-window-font-color="false" style:text-outline="false" style:letter-kerning="false" style:text-scale="96%" fo:font-variant="normal" fo:text-transform="none" style:text-line-through-type="none" style:text-line-through-style="none" style:text-position="0% 100%" style:font-name="바탕" style:font-name-asian="바탕" style:font-name-complex="바탕" fo:letter-spacing="-0.023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6" style:family="paragraph" style:parent-style-name="Standard">
      <style:paragraph-properties text:number-lines="true" style:justify-single-word="false" fo:widows="2" fo:orphans="2" fo:line-height="110%" fo:text-align="justify" fo:keep-together="auto" fo:margin-left="0.706cm" fo:margin-right="0cm" fo:margin-top="0cm" fo:margin-bottom="0cm" fo:text-indent="-0.707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J25" style:family="table-cell">
      <style:table-cell-properties style:vertical-align="middle" style:writing-mode="lr-tb" fo:border="0.25pt solid #5d5d5d" fo:padding="0.049cm"/>
    </style:style>
    <style:style style:name="PO_Table1.L25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26" style:family="table-row">
      <style:table-row-properties style:min-row-height="0.653cm" fo:keep-together="auto"/>
    </style:style>
    <style:style style:name="PO_Table1.A26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26" style:family="table-cell">
      <style:table-cell-properties style:vertical-align="middle" style:writing-mode="lr-tb" fo:border="0.25pt solid #5d5d5d" fo:padding="0.049cm"/>
    </style:style>
    <style:style style:name="PO_Table1.D26" style:family="table-cell">
      <style:table-cell-properties style:vertical-align="middle" style:writing-mode="lr-tb" fo:border="0.25pt solid #5d5d5d" fo:padding="0.049cm"/>
    </style:style>
    <style:style style:name="PO_Table1.G26" style:family="table-cell">
      <style:table-cell-properties style:vertical-align="middle" style:writing-mode="lr-tb" fo:border="0.25pt solid #5d5d5d" fo:padding="0.049cm"/>
    </style:style>
    <style:style style:name="PO_Table1.J26" style:family="table-cell">
      <style:table-cell-properties style:vertical-align="middle" style:writing-mode="lr-tb" fo:border="0.25pt solid #5d5d5d" fo:padding="0.049cm"/>
    </style:style>
    <style:style style:name="PO_Table1.L26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27" style:family="table-row">
      <style:table-row-properties style:min-row-height="0.653cm" fo:keep-together="auto"/>
    </style:style>
    <style:style style:name="PO_Table1.A27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27" style:family="table-cell">
      <style:table-cell-properties style:vertical-align="middle" style:writing-mode="lr-tb" fo:border="0.25pt solid #5d5d5d" fo:padding="0.049cm"/>
    </style:style>
    <style:style style:name="PO_Table1.D27" style:family="table-cell">
      <style:table-cell-properties style:vertical-align="middle" style:writing-mode="lr-tb" fo:border="0.25pt solid #5d5d5d" fo:padding="0.049cm"/>
    </style:style>
    <style:style style:name="PO_Table1.G27" style:family="table-cell">
      <style:table-cell-properties style:vertical-align="middle" style:writing-mode="lr-tb" fo:border="0.25pt solid #5d5d5d" fo:padding="0.049cm"/>
    </style:style>
    <style:style style:name="PO_Table1.J27" style:family="table-cell">
      <style:table-cell-properties style:vertical-align="middle" style:writing-mode="lr-tb" fo:border="0.25pt solid #5d5d5d" fo:padding="0.049cm"/>
    </style:style>
    <style:style style:name="PO_Table1.L27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28" style:family="table-row">
      <style:table-row-properties style:min-row-height="0.653cm" fo:keep-together="auto"/>
    </style:style>
    <style:style style:name="PO_Table1.A28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28" style:family="table-cell">
      <style:table-cell-properties style:vertical-align="middle" style:writing-mode="lr-tb" fo:border="0.25pt solid #5d5d5d" fo:padding="0.049cm"/>
    </style:style>
    <style:style style:name="PO_Table1.D28" style:family="table-cell">
      <style:table-cell-properties style:vertical-align="middle" style:writing-mode="lr-tb" fo:border="0.25pt solid #5d5d5d" fo:padding="0.049cm"/>
    </style:style>
    <style:style style:name="PO_Table1.G28" style:family="table-cell">
      <style:table-cell-properties style:vertical-align="middle" style:writing-mode="lr-tb" fo:border="0.25pt solid #5d5d5d" fo:padding="0.049cm"/>
    </style:style>
    <style:style style:name="PO_Table1.J28" style:family="table-cell">
      <style:table-cell-properties style:vertical-align="middle" style:writing-mode="lr-tb" fo:border="0.25pt solid #5d5d5d" fo:padding="0.049cm"/>
    </style:style>
    <style:style style:name="PO_Table1.L28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29" style:family="table-row">
      <style:table-row-properties style:min-row-height="0.653cm" fo:keep-together="auto"/>
    </style:style>
    <style:style style:name="PO_Table1.A29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15" style:family="text" style:parent-style-name="Standard">
      <style:text-properties fo:font-size="9pt" fo:color="#000000" style:font-size-asian="9pt" style:font-size-complex="9pt" style:use-window-font-color="false" style:text-outline="false" style:letter-kerning="false" style:text-scale="96%" fo:font-variant="normal" fo:text-transform="none" style:text-line-through-type="none" style:text-line-through-style="none" style:text-position="0% 100%" style:font-name="돋움" style:font-name-asian="돋움" style:font-name-complex="돋움" fo:letter-spacing="-0.019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16" style:family="text" style:parent-style-name="Standard">
      <style:text-properties fo:font-size="9pt" fo:color="#000000" style:font-size-asian="9pt" style:font-size-complex="9pt" style:use-window-font-color="false" style:text-outline="false" style:letter-kerning="false" style:text-scale="96%" fo:font-variant="normal" fo:text-transform="none" style:text-line-through-type="none" style:text-line-through-style="none" style:text-position="0% 100%" style:font-name="돋움" style:font-name-asian="돋움" style:font-name-complex="돋움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17" style:family="text" style:parent-style-name="Standard">
      <style:text-properties fo:font-size="9pt" fo:color="#000000" style:font-size-asian="9pt" style:font-size-complex="9pt" style:use-window-font-color="false" style:text-outline="false" style:letter-kerning="false" style:text-scale="96%" fo:font-variant="normal" fo:text-transform="none" style:text-line-through-type="none" style:text-line-through-style="none" style:text-position="0% 100%" style:font-name="바탕" style:font-name-asian="바탕" style:font-name-complex="바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7" style:family="paragraph" style:parent-style-name="Standard">
      <style:paragraph-properties text:number-lines="true" style:justify-single-word="false" fo:widows="2" fo:orphans="2" fo:line-height="110%" fo:text-align="justify" fo:keep-together="auto" fo:margin-left="0.699cm" fo:margin-right="0cm" fo:margin-top="0cm" fo:margin-bottom="0cm" fo:text-indent="-0.7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C29" style:family="table-cell">
      <style:table-cell-properties style:vertical-align="middle" style:writing-mode="lr-tb" fo:border="0.25pt solid #5d5d5d" fo:padding="0.049cm"/>
    </style:style>
    <style:style style:name="PO_Table1.D29" style:family="table-cell">
      <style:table-cell-properties style:vertical-align="middle" style:writing-mode="lr-tb" fo:border="0.25pt solid #5d5d5d" fo:padding="0.049cm"/>
    </style:style>
    <style:style style:name="PO_Table1.G29" style:family="table-cell">
      <style:table-cell-properties style:vertical-align="middle" style:writing-mode="lr-tb" fo:border="0.25pt solid #5d5d5d" fo:padding="0.049cm"/>
    </style:style>
    <style:style style:name="PO_Table1.J29" style:family="table-cell">
      <style:table-cell-properties style:vertical-align="middle" style:writing-mode="lr-tb" fo:border="0.25pt solid #5d5d5d" fo:padding="0.049cm"/>
    </style:style>
    <style:style style:name="PO_Table1.L29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30" style:family="table-row">
      <style:table-row-properties style:min-row-height="0.653cm" fo:keep-together="auto"/>
    </style:style>
    <style:style style:name="PO_Table1.A30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30" style:family="table-cell">
      <style:table-cell-properties style:vertical-align="middle" style:writing-mode="lr-tb" fo:border="0.25pt solid #5d5d5d" fo:padding="0.049cm"/>
    </style:style>
    <style:style style:name="PO_Table1.D30" style:family="table-cell">
      <style:table-cell-properties style:vertical-align="middle" style:writing-mode="lr-tb" fo:border="0.25pt solid #5d5d5d" fo:padding="0.049cm"/>
    </style:style>
    <style:style style:name="PO_Table1.G30" style:family="table-cell">
      <style:table-cell-properties style:vertical-align="middle" style:writing-mode="lr-tb" fo:border="0.25pt solid #5d5d5d" fo:padding="0.049cm"/>
    </style:style>
    <style:style style:name="PO_P18" style:family="paragraph" style:parent-style-name="Standard">
      <style:paragraph-properties text:number-lines="true" style:justify-single-word="false" fo:widows="2" fo:orphans="2" fo:line-height="normal" fo:text-align="justify" fo:keep-together="auto" fo:margin-left="0.721cm" fo:margin-right="0cm" fo:margin-top="0cm" fo:margin-bottom="0cm" fo:text-indent="-0.723cm" fo:background-color="transparent" style:shadow="none" fo:keep-with-next="auto" style:text-autospace="none" style:punctuation-wrap="hanging" style:line-break="strict" style:join-border="true"/>
      <style:text-properties fo:font-size="9pt" fo:color="#000000" style:font-size-asian="9pt" style:font-size-complex="9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11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J30" style:family="table-cell">
      <style:table-cell-properties style:vertical-align="middle" style:writing-mode="lr-tb" fo:border="0.25pt solid #5d5d5d" fo:padding="0.049cm"/>
    </style:style>
    <style:style style:name="PO_Table1.L30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31" style:family="table-row">
      <style:table-row-properties style:min-row-height="0.653cm" fo:keep-together="auto"/>
    </style:style>
    <style:style style:name="PO_Table1.A31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31" style:family="table-cell">
      <style:table-cell-properties style:vertical-align="middle" style:writing-mode="lr-tb" fo:border="0.25pt solid #5d5d5d" fo:padding="0.049cm"/>
    </style:style>
    <style:style style:name="PO_Table1.D31" style:family="table-cell">
      <style:table-cell-properties style:vertical-align="middle" style:writing-mode="lr-tb" fo:border="0.25pt solid #5d5d5d" fo:padding="0.049cm"/>
    </style:style>
    <style:style style:name="PO_Table1.G31" style:family="table-cell">
      <style:table-cell-properties style:vertical-align="middle" style:writing-mode="lr-tb" fo:border="0.25pt solid #5d5d5d" fo:padding="0.049cm"/>
    </style:style>
    <style:style style:name="PO_Table1.J31" style:family="table-cell">
      <style:table-cell-properties style:vertical-align="middle" style:writing-mode="lr-tb" fo:border="0.25pt solid #5d5d5d" fo:padding="0.049cm"/>
    </style:style>
    <style:style style:name="PO_Table1.L31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32" style:family="table-row">
      <style:table-row-properties style:min-row-height="0.653cm" fo:keep-together="auto"/>
    </style:style>
    <style:style style:name="PO_Table1.A32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32" style:family="table-cell">
      <style:table-cell-properties style:vertical-align="middle" style:writing-mode="lr-tb" fo:border="0.25pt solid #5d5d5d" fo:padding="0.049cm"/>
    </style:style>
    <style:style style:name="PO_Table1.D32" style:family="table-cell">
      <style:table-cell-properties style:vertical-align="middle" style:writing-mode="lr-tb" fo:border="0.25pt solid #5d5d5d" fo:padding="0.049cm"/>
    </style:style>
    <style:style style:name="PO_Table1.G32" style:family="table-cell">
      <style:table-cell-properties style:vertical-align="middle" style:writing-mode="lr-tb" fo:border="0.25pt solid #5d5d5d" fo:padding="0.049cm"/>
    </style:style>
    <style:style style:name="PO_Table1.J32" style:family="table-cell">
      <style:table-cell-properties style:vertical-align="middle" style:writing-mode="lr-tb" fo:border="0.25pt solid #5d5d5d" fo:padding="0.049cm"/>
    </style:style>
    <style:style style:name="PO_Table1.L32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33" style:family="table-row">
      <style:table-row-properties style:min-row-height="0.653cm" fo:keep-together="auto"/>
    </style:style>
    <style:style style:name="PO_Table1.A33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1.C33" style:family="table-cell">
      <style:table-cell-properties style:vertical-align="middle" style:writing-mode="lr-tb" fo:border="0.25pt solid #5d5d5d" fo:padding="0.049cm"/>
    </style:style>
    <style:style style:name="PO_Table1.D33" style:family="table-cell">
      <style:table-cell-properties style:vertical-align="middle" style:writing-mode="lr-tb" fo:border="0.25pt solid #5d5d5d" fo:padding="0.049cm"/>
    </style:style>
    <style:style style:name="PO_Table1.G33" style:family="table-cell">
      <style:table-cell-properties style:vertical-align="middle" style:writing-mode="lr-tb" fo:border="0.25pt solid #5d5d5d" fo:padding="0.049cm"/>
    </style:style>
    <style:style style:name="PO_Table1.J33" style:family="table-cell">
      <style:table-cell-properties style:vertical-align="middle" style:writing-mode="lr-tb" fo:border="0.25pt solid #5d5d5d" fo:padding="0.049cm"/>
    </style:style>
    <style:style style:name="PO_Table1.L33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1.34" style:family="table-row">
      <style:table-row-properties style:min-row-height="0.653cm" fo:keep-together="auto"/>
    </style:style>
    <style:style style:name="PO_Table1.A34" style:family="table-cell">
      <style:table-cell-properties style:vertical-align="middle" style:writing-mode="lr-tb" fo:border-left="none" fo:border-right="0.25pt solid #5d5d5d" fo:border-top="0.25pt solid #5d5d5d" fo:border-bottom="1pt solid #000000" fo:padding="0.049cm"/>
    </style:style>
    <style:style style:name="PO_Table1.C34" style:family="table-cell">
      <style:table-cell-properties style:vertical-align="middle" style:writing-mode="lr-tb" fo:border-left="0.25pt solid #5d5d5d" fo:border-right="0.25pt solid #5d5d5d" fo:border-top="0.25pt solid #5d5d5d" fo:border-bottom="1pt solid #000000" fo:padding="0.049cm"/>
    </style:style>
    <style:style style:name="PO_Table1.D34" style:family="table-cell">
      <style:table-cell-properties style:vertical-align="middle" style:writing-mode="lr-tb" fo:border-left="0.25pt solid #5d5d5d" fo:border-right="0.25pt solid #5d5d5d" fo:border-top="0.25pt solid #5d5d5d" fo:border-bottom="1pt solid #000000" fo:padding="0.049cm"/>
    </style:style>
    <style:style style:name="PO_Table1.G34" style:family="table-cell">
      <style:table-cell-properties style:vertical-align="middle" style:writing-mode="lr-tb" fo:border-left="0.25pt solid #5d5d5d" fo:border-right="0.25pt solid #5d5d5d" fo:border-top="0.25pt solid #5d5d5d" fo:border-bottom="1pt solid #000000" fo:padding="0.049cm"/>
    </style:style>
    <style:style style:name="PO_Table1.J34" style:family="table-cell">
      <style:table-cell-properties style:vertical-align="middle" style:writing-mode="lr-tb" fo:border-left="0.25pt solid #5d5d5d" fo:border-right="0.25pt solid #5d5d5d" fo:border-top="0.25pt solid #5d5d5d" fo:border-bottom="1pt solid #000000" fo:padding="0.049cm"/>
    </style:style>
    <style:style style:name="PO_Table1.L34" style:family="table-cell">
      <style:table-cell-properties style:vertical-align="middle" style:writing-mode="lr-tb" fo:border-left="0.25pt solid #5d5d5d" fo:border-right="none" fo:border-top="0.25pt solid #5d5d5d" fo:border-bottom="1pt solid #000000" fo:padding="0.049cm"/>
    </style:style>
    <style:style style:name="PO_Table1.35" style:family="table-row">
      <style:table-row-properties style:min-row-height="0.282cm" fo:keep-together="auto"/>
    </style:style>
    <style:style style:name="PO_Table1.A35" style:family="table-cell">
      <style:table-cell-properties style:vertical-align="middle" style:writing-mode="lr-tb" fo:border-left="none" fo:border-right="none" fo:border-top="1pt solid #000000" fo:border-bottom="none" fo:padding="0.049cm"/>
    </style:style>
    <style:style style:name="PO_P19" style:family="paragraph" style:parent-style-name="Standard">
      <style:paragraph-properties text:number-lines="true" fo:widows="2" fo:orphans="2" fo:line-height="normal" fo:text-align="righ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6pt" fo:color="#000000" style:font-size-asian="6pt" style:font-size-complex="6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F35" style:family="table-cell">
      <style:table-cell-properties style:vertical-align="middle" style:writing-mode="lr-tb" fo:border-left="none" fo:border-right="none" fo:border-top="1pt solid #000000" fo:border-bottom="none" fo:padding="0.049cm"/>
    </style:style>
    <style:style style:name="PO_P20" style:family="paragraph" style:parent-style-name="Standard">
      <style:paragraph-properties text:number-lines="true" fo:widows="2" fo:orphans="2" fo:line-height="160%" fo:text-align="righ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돋움" style:font-name-asian="돋움" style:font-name-complex="돋움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21" style:family="paragraph" style:parent-style-name="Standard">
      <style:paragraph-properties text:number-lines="true" fo:widows="2" fo:orphans="2" fo:line-height="160%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1pt" fo:color="#000000" style:font-size-asian="11pt" style:font-size-complex="11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ABLE2" style:family="table">
      <style:table-properties style:width="16.963cm" table:align="left" fo:margin-left="0.146cm" fo:margin-right="0cm" fo:margin-top="0cm" fo:margin-bottom="0.353cm" table:border-model="collapsing"/>
    </style:style>
    <style:style style:name="PO_Table2.A" style:family="table-column">
      <style:table-column-properties style:column-width="1.766cm"/>
    </style:style>
    <style:style style:name="PO_Table2.B" style:family="table-column">
      <style:table-column-properties style:column-width="2.662cm"/>
    </style:style>
    <style:style style:name="PO_Table2.C" style:family="table-column">
      <style:table-column-properties style:column-width="0.99cm"/>
    </style:style>
    <style:style style:name="PO_Table2.D" style:family="table-column">
      <style:table-column-properties style:column-width="1.697cm"/>
    </style:style>
    <style:style style:name="PO_Table2.E" style:family="table-column">
      <style:table-column-properties style:column-width="0.303cm"/>
    </style:style>
    <style:style style:name="PO_Table2.F" style:family="table-column">
      <style:table-column-properties style:column-width="0.792cm"/>
    </style:style>
    <style:style style:name="PO_Table2.G" style:family="table-column">
      <style:table-column-properties style:column-width="0.199cm"/>
    </style:style>
    <style:style style:name="PO_Table2.H" style:family="table-column">
      <style:table-column-properties style:column-width="0.811cm"/>
    </style:style>
    <style:style style:name="PO_Table2.I" style:family="table-column">
      <style:table-column-properties style:column-width="1.554cm"/>
    </style:style>
    <style:style style:name="PO_Table2.J" style:family="table-column">
      <style:table-column-properties style:column-width="2.267cm"/>
    </style:style>
    <style:style style:name="PO_Table2.K" style:family="table-column">
      <style:table-column-properties style:column-width="0.286cm"/>
    </style:style>
    <style:style style:name="PO_Table2.L" style:family="table-column">
      <style:table-column-properties style:column-width="0.695cm"/>
    </style:style>
    <style:style style:name="PO_Table2.M" style:family="table-column">
      <style:table-column-properties style:column-width="2.732cm"/>
    </style:style>
    <style:style style:name="PO_Table2.N" style:family="table-column">
      <style:table-column-properties style:column-width="0.21cm"/>
    </style:style>
    <style:style style:name="PO_Table2.1" style:family="table-row">
      <style:table-row-properties style:min-row-height="0.282cm" fo:keep-together="auto"/>
    </style:style>
    <style:style style:name="PO_Table2.A1" style:family="table-cell">
      <style:table-cell-properties style:vertical-align="middle" style:writing-mode="lr-tb" fo:border-left="none" fo:border-right="none" fo:border-top="none" fo:border-bottom="0.75pt solid #000000" fo:padding="0.049cm"/>
    </style:style>
    <style:style style:name="PO_P22" style:family="paragraph" style:parent-style-name="Standard">
      <style:paragraph-properties text:number-lines="true" style:justify-single-word="false" fo:widows="2" fo:orphans="2" fo:line-height="160%" fo:text-align="justify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돋움" style:font-name-asian="돋움" style:font-name-complex="돋움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H1" style:family="table-cell">
      <style:table-cell-properties style:vertical-align="middle" style:writing-mode="lr-tb" fo:border-left="none" fo:border-right="none" fo:border-top="none" fo:border-bottom="0.75pt solid #000000" fo:padding="0.049cm"/>
    </style:style>
    <style:style style:name="PO_Table2.2" style:family="table-row">
      <style:table-row-properties style:min-row-height="1.572cm" fo:keep-together="auto"/>
    </style:style>
    <style:style style:name="PO_Table2.A2" style:family="table-cell">
      <style:table-cell-properties style:vertical-align="middle" style:writing-mode="lr-tb" fo:border-left="none" fo:border-right="none" fo:border-top="0.75pt solid #000000" fo:border-bottom="0.75pt solid #5d5d5d" fo:padding="0.049cm"/>
    </style:style>
    <style:style style:name="PO_Table2.3" style:family="table-row">
      <style:table-row-properties style:min-row-height="0.552cm" fo:keep-together="auto"/>
    </style:style>
    <style:style style:name="PO_Table2.A3" style:family="table-cell">
      <style:table-cell-properties style:vertical-align="middle" style:writing-mode="lr-tb" fo:border-left="none" fo:border-right="0.25pt solid #5d5d5d" fo:border-top="0.75pt solid #5d5d5d" fo:border-bottom="0.75pt solid #5d5d5d" fo:padding="0.049cm"/>
    </style:style>
    <style:style style:name="PO_Table2.B3" style:family="table-cell">
      <style:table-cell-properties style:vertical-align="middle" style:writing-mode="lr-tb" fo:border-left="0.25pt solid #5d5d5d" fo:border-right="0.25pt solid #5d5d5d" fo:border-top="0.75pt solid #5d5d5d" fo:border-bottom="0.75pt solid #5d5d5d" fo:padding="0.049cm"/>
    </style:style>
    <style:style style:name="PO_Table2.C3" style:family="table-cell">
      <style:table-cell-properties style:vertical-align="middle" style:writing-mode="lr-tb" fo:border-left="0.25pt solid #5d5d5d" fo:border-right="0.25pt solid #5d5d5d" fo:border-top="0.75pt solid #5d5d5d" fo:border-bottom="0.75pt solid #5d5d5d" fo:padding="0.049cm"/>
    </style:style>
    <style:style style:name="PO_Table2.E3" style:family="table-cell">
      <style:table-cell-properties style:vertical-align="middle" style:writing-mode="lr-tb" fo:border-left="0.25pt solid #5d5d5d" fo:border-right="0.25pt solid #5d5d5d" fo:border-top="0.75pt solid #5d5d5d" fo:border-bottom="0.75pt solid #5d5d5d" fo:padding="0.049cm"/>
    </style:style>
    <style:style style:name="PO_Table2.J3" style:family="table-cell">
      <style:table-cell-properties style:vertical-align="middle" style:writing-mode="lr-tb" fo:border-left="0.25pt solid #5d5d5d" fo:border-right="0.25pt solid #5d5d5d" fo:border-top="0.75pt solid #5d5d5d" fo:border-bottom="0.75pt solid #5d5d5d" fo:padding="0.049cm"/>
    </style:style>
    <style:style style:name="PO_Table2.L3" style:family="table-cell">
      <style:table-cell-properties style:vertical-align="middle" style:writing-mode="lr-tb" fo:border-left="0.25pt solid #5d5d5d" fo:border-right="none" fo:border-top="0.75pt solid #5d5d5d" fo:border-bottom="0.25pt solid #5d5d5d" fo:padding="0.049cm"/>
    </style:style>
    <style:style style:name="PO_Table2.4" style:family="table-row">
      <style:table-row-properties style:min-row-height="0.552cm" fo:keep-together="auto"/>
    </style:style>
    <style:style style:name="PO_Table2.L4" style:family="table-cell">
      <style:table-cell-properties style:vertical-align="middle" style:writing-mode="lr-tb" fo:border-left="0.25pt solid #5d5d5d" fo:border-right="none" fo:border-top="0.25pt solid #5d5d5d" fo:border-bottom="0.75pt solid #5d5d5d" fo:padding="0.049cm"/>
    </style:style>
    <style:style style:name="PO_Table2.5" style:family="table-row">
      <style:table-row-properties style:min-row-height="0.751cm" fo:keep-together="auto"/>
    </style:style>
    <style:style style:name="PO_Table2.A5" style:family="table-cell">
      <style:table-cell-properties style:vertical-align="middle" style:writing-mode="lr-tb" fo:border-left="none" fo:border-right="0.25pt solid #5d5d5d" fo:border-top="0.75pt solid #5d5d5d" fo:border-bottom="0.25pt solid #5d5d5d" fo:padding="0.049cm"/>
    </style:style>
    <style:style style:name="PO_Table2.C5" style:family="table-cell">
      <style:table-cell-properties style:vertical-align="middle" style:writing-mode="lr-tb" fo:border-left="0.25pt solid #5d5d5d" fo:border-right="0.25pt solid #5d5d5d" fo:border-top="0.75pt solid #5d5d5d" fo:border-bottom="0.25pt solid #5d5d5d" fo:padding="0.049cm"/>
    </style:style>
    <style:style style:name="PO_Table2.D5" style:family="table-cell">
      <style:table-cell-properties style:vertical-align="middle" style:writing-mode="lr-tb" fo:border-left="0.25pt solid #5d5d5d" fo:border-right="0.25pt solid #5d5d5d" fo:border-top="0.75pt solid #5d5d5d" fo:border-bottom="0.25pt solid #5d5d5d" fo:padding="0.049cm"/>
    </style:style>
    <style:style style:name="PO_Table2.G5" style:family="table-cell">
      <style:table-cell-properties style:vertical-align="middle" style:writing-mode="lr-tb" fo:border-left="0.25pt solid #5d5d5d" fo:border-right="0.25pt solid #5d5d5d" fo:border-top="0.75pt solid #5d5d5d" fo:border-bottom="0.25pt solid #5d5d5d" fo:padding="0.049cm"/>
    </style:style>
    <style:style style:name="PO_Table2.K5" style:family="table-cell">
      <style:table-cell-properties style:vertical-align="middle" style:writing-mode="lr-tb" fo:border-left="0.25pt solid #5d5d5d" fo:border-right="0.25pt solid #5d5d5d" fo:border-top="0.75pt solid #5d5d5d" fo:border-bottom="0.25pt solid #5d5d5d" fo:padding="0.049cm"/>
    </style:style>
    <style:style style:name="PO_Table2.M5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2.6" style:family="table-row">
      <style:table-row-properties style:min-row-height="0.605cm" fo:keep-together="auto"/>
    </style:style>
    <style:style style:name="PO_Table2.A6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P23" style:family="paragraph" style:parent-style-name="Standard">
      <style:paragraph-properties text:number-lines="true" style:justify-single-word="false" fo:widows="2" fo:orphans="2" fo:line-height="normal" fo:text-align="justify" fo:keep-together="auto" fo:margin-left="0.101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09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C6" style:family="table-cell">
      <style:table-cell-properties style:vertical-align="middle" style:writing-mode="lr-tb" fo:border="0.25pt solid #5d5d5d" fo:padding="0.049cm"/>
    </style:style>
    <style:style style:name="PO_P24" style:family="paragraph" style:parent-style-name="Standard">
      <style:paragraph-properties text:number-lines="true" fo:widows="2" fo:orphans="2" fo:line-height="normal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09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D6" style:family="table-cell">
      <style:table-cell-properties style:vertical-align="middle" style:writing-mode="lr-tb" fo:border="0.25pt solid #5d5d5d" fo:padding="0.049cm"/>
    </style:style>
    <style:style style:name="PO_Table2.G6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P25" style:family="paragraph" style:parent-style-name="Standard">
      <style:paragraph-properties text:number-lines="true" style:justify-single-word="false" fo:widows="2" fo:orphans="2" fo:line-height="normal" fo:text-align="justify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9pt" fo:color="#000000" style:font-size-asian="9pt" style:font-size-complex="9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11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K6" style:family="table-cell">
      <style:table-cell-properties style:vertical-align="middle" style:writing-mode="lr-tb" fo:border="0.25pt solid #5d5d5d" fo:padding="0.049cm"/>
    </style:style>
    <style:style style:name="PO_Table2.M6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2.7" style:family="table-row">
      <style:table-row-properties style:min-row-height="0.587cm" fo:keep-together="auto"/>
    </style:style>
    <style:style style:name="PO_Table2.A7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7" style:family="table-cell">
      <style:table-cell-properties style:vertical-align="middle" style:writing-mode="lr-tb" fo:border="0.25pt solid #5d5d5d" fo:padding="0.049cm"/>
    </style:style>
    <style:style style:name="PO_Table2.D7" style:family="table-cell">
      <style:table-cell-properties style:vertical-align="middle" style:writing-mode="lr-tb" fo:border="0.25pt solid #5d5d5d" fo:padding="0.049cm"/>
    </style:style>
    <style:style style:name="PO_Table2.G7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K7" style:family="table-cell">
      <style:table-cell-properties style:vertical-align="middle" style:writing-mode="lr-tb" fo:border="0.25pt solid #5d5d5d" fo:padding="0.049cm"/>
    </style:style>
    <style:style style:name="PO_Table2.M7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2.8" style:family="table-row">
      <style:table-row-properties style:min-row-height="0.587cm" fo:keep-together="auto"/>
    </style:style>
    <style:style style:name="PO_Table2.A8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8" style:family="table-cell">
      <style:table-cell-properties style:vertical-align="middle" style:writing-mode="lr-tb" fo:border="0.25pt solid #5d5d5d" fo:padding="0.049cm"/>
    </style:style>
    <style:style style:name="PO_Table2.D8" style:family="table-cell">
      <style:table-cell-properties style:vertical-align="middle" style:writing-mode="lr-tb" fo:border="0.25pt solid #5d5d5d" fo:padding="0.049cm"/>
    </style:style>
    <style:style style:name="PO_Table2.G8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K8" style:family="table-cell">
      <style:table-cell-properties style:vertical-align="middle" style:writing-mode="lr-tb" fo:border="0.25pt solid #5d5d5d" fo:padding="0.049cm"/>
    </style:style>
    <style:style style:name="PO_Table2.M8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2.9" style:family="table-row">
      <style:table-row-properties style:min-row-height="0.653cm" fo:keep-together="auto"/>
    </style:style>
    <style:style style:name="PO_Table2.A9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P26" style:family="paragraph" style:parent-style-name="Standard">
      <style:paragraph-properties text:number-lines="true" style:justify-single-word="false" fo:widows="2" fo:orphans="2" fo:line-height="normal" fo:text-align="justify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12cm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able2.C9" style:family="table-cell">
      <style:table-cell-properties style:vertical-align="middle" style:writing-mode="lr-tb" fo:border="0.25pt solid #5d5d5d" fo:padding="0.049cm"/>
    </style:style>
    <style:style style:name="PO_P27" style:family="paragraph" style:parent-style-name="Standard">
      <style:paragraph-properties text:number-lines="true" fo:widows="2" fo:orphans="2" fo:line-height="normal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09cm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able2.D9" style:family="table-cell">
      <style:table-cell-properties style:vertical-align="middle" style:writing-mode="lr-tb" fo:border="0.25pt solid #5d5d5d" fo:padding="0.049cm"/>
    </style:style>
    <style:style style:name="PO_Table2.G9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K9" style:family="table-cell">
      <style:table-cell-properties style:vertical-align="middle" style:writing-mode="lr-tb" fo:border="0.25pt solid #5d5d5d" fo:padding="0.049cm"/>
    </style:style>
    <style:style style:name="PO_Table2.M9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2.10" style:family="table-row">
      <style:table-row-properties style:min-row-height="0.653cm" fo:keep-together="auto"/>
    </style:style>
    <style:style style:name="PO_Table2.A10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10" style:family="table-cell">
      <style:table-cell-properties style:vertical-align="middle" style:writing-mode="lr-tb" fo:border="0.25pt solid #5d5d5d" fo:padding="0.049cm"/>
    </style:style>
    <style:style style:name="PO_Table2.D10" style:family="table-cell">
      <style:table-cell-properties style:vertical-align="middle" style:writing-mode="lr-tb" fo:border="0.25pt solid #5d5d5d" fo:padding="0.049cm"/>
    </style:style>
    <style:style style:name="PO_Table2.G10" style:family="table-cell">
      <style:table-cell-properties style:vertical-align="middle" style:writing-mode="lr-tb" fo:border="0.25pt solid #5d5d5d" fo:padding="0.049cm"/>
    </style:style>
    <style:style style:name="PO_Table2.K10" style:family="table-cell">
      <style:table-cell-properties style:vertical-align="middle" style:writing-mode="lr-tb" fo:border="0.25pt solid #5d5d5d" fo:padding="0.049cm"/>
    </style:style>
    <style:style style:name="PO_Table2.M10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2.11" style:family="table-row">
      <style:table-row-properties style:min-row-height="0.547cm" fo:keep-together="auto"/>
    </style:style>
    <style:style style:name="PO_Table2.A11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11" style:family="table-cell">
      <style:table-cell-properties style:vertical-align="middle" style:writing-mode="lr-tb" fo:border="0.25pt solid #5d5d5d" fo:padding="0.049cm"/>
    </style:style>
    <style:style style:name="PO_Table2.D11" style:family="table-cell">
      <style:table-cell-properties style:vertical-align="middle" style:writing-mode="lr-tb" fo:border="0.25pt solid #5d5d5d" fo:padding="0.049cm"/>
    </style:style>
    <style:style style:name="PO_Table2.G11" style:family="table-cell">
      <style:table-cell-properties style:vertical-align="middle" style:writing-mode="lr-tb" fo:border="0.25pt solid #5d5d5d" fo:padding="0.049cm"/>
    </style:style>
    <style:style style:name="PO_Table2.K11" style:family="table-cell">
      <style:table-cell-properties style:vertical-align="middle" style:writing-mode="lr-tb" fo:border="0.25pt solid #5d5d5d" fo:padding="0.049cm"/>
    </style:style>
    <style:style style:name="PO_Table2.M11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2.12" style:family="table-row">
      <style:table-row-properties style:min-row-height="0.677cm" fo:keep-together="auto"/>
    </style:style>
    <style:style style:name="PO_Table2.A12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12" style:family="table-cell">
      <style:table-cell-properties style:vertical-align="middle" style:writing-mode="lr-tb" fo:border="0.25pt solid #5d5d5d" fo:padding="0.049cm"/>
    </style:style>
    <style:style style:name="PO_Table2.D12" style:family="table-cell">
      <style:table-cell-properties style:vertical-align="middle" style:writing-mode="lr-tb" fo:border="0.25pt solid #5d5d5d" fo:padding="0.049cm"/>
    </style:style>
    <style:style style:name="PO_Table2.G12" style:family="table-cell">
      <style:table-cell-properties style:vertical-align="middle" style:writing-mode="lr-tb" fo:border="0.25pt solid #5d5d5d" fo:padding="0.049cm"/>
    </style:style>
    <style:style style:name="PO_Table2.K12" style:family="table-cell">
      <style:table-cell-properties style:vertical-align="middle" style:writing-mode="lr-tb" fo:border="0.25pt solid #5d5d5d" fo:padding="0.049cm"/>
    </style:style>
    <style:style style:name="PO_Table2.M12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2.13" style:family="table-row">
      <style:table-row-properties style:min-row-height="0.587cm" fo:keep-together="auto"/>
    </style:style>
    <style:style style:name="PO_Table2.A13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13" style:family="table-cell">
      <style:table-cell-properties style:vertical-align="middle" style:writing-mode="lr-tb" fo:border="0.25pt solid #5d5d5d" fo:padding="0.049cm"/>
    </style:style>
    <style:style style:name="PO_Table2.D13" style:family="table-cell">
      <style:table-cell-properties style:vertical-align="middle" style:writing-mode="lr-tb" fo:border="0.25pt solid #5d5d5d" fo:padding="0.049cm"/>
    </style:style>
    <style:style style:name="PO_Table2.G13" style:family="table-cell">
      <style:table-cell-properties style:vertical-align="middle" style:writing-mode="lr-tb" fo:border="0.25pt solid #5d5d5d" fo:padding="0.049cm"/>
    </style:style>
    <style:style style:name="PO_Table2.K13" style:family="table-cell">
      <style:table-cell-properties style:vertical-align="middle" style:writing-mode="lr-tb" fo:border="0.25pt solid #5d5d5d" fo:padding="0.049cm"/>
    </style:style>
    <style:style style:name="PO_Table2.M13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2.14" style:family="table-row">
      <style:table-row-properties style:min-row-height="0.617cm" fo:keep-together="auto"/>
    </style:style>
    <style:style style:name="PO_Table2.A14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14" style:family="table-cell">
      <style:table-cell-properties style:vertical-align="middle" style:writing-mode="lr-tb" fo:border="0.25pt solid #5d5d5d" fo:padding="0.049cm"/>
    </style:style>
    <style:style style:name="PO_Table2.D14" style:family="table-cell">
      <style:table-cell-properties style:vertical-align="middle" style:writing-mode="lr-tb" fo:border="0.25pt solid #5d5d5d" fo:padding="0.049cm"/>
    </style:style>
    <style:style style:name="PO_Table2.G14" style:family="table-cell">
      <style:table-cell-properties style:vertical-align="middle" style:writing-mode="lr-tb" fo:border="0.25pt solid #5d5d5d" fo:padding="0.049cm"/>
    </style:style>
    <style:style style:name="PO_Table2.K14" style:family="table-cell">
      <style:table-cell-properties style:vertical-align="middle" style:writing-mode="lr-tb" fo:border="0.25pt solid #5d5d5d" fo:padding="0.049cm"/>
    </style:style>
    <style:style style:name="PO_Table2.M14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2.15" style:family="table-row">
      <style:table-row-properties style:min-row-height="0.66cm" fo:keep-together="auto"/>
    </style:style>
    <style:style style:name="PO_Table2.A15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15" style:family="table-cell">
      <style:table-cell-properties style:vertical-align="middle" style:writing-mode="lr-tb" fo:border="0.25pt solid #5d5d5d" fo:padding="0.049cm"/>
    </style:style>
    <style:style style:name="PO_Table2.D15" style:family="table-cell">
      <style:table-cell-properties style:vertical-align="middle" style:writing-mode="lr-tb" fo:border="0.25pt solid #5d5d5d" fo:padding="0.049cm"/>
    </style:style>
    <style:style style:name="PO_Table2.G15" style:family="table-cell">
      <style:table-cell-properties style:vertical-align="middle" style:writing-mode="lr-tb" fo:border="0.25pt solid #5d5d5d" fo:padding="0.049cm"/>
    </style:style>
    <style:style style:name="PO_Table2.K15" style:family="table-cell">
      <style:table-cell-properties style:vertical-align="middle" style:writing-mode="lr-tb" fo:border="0.25pt solid #5d5d5d" fo:padding="0.049cm"/>
    </style:style>
    <style:style style:name="PO_Table2.M15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2.16" style:family="table-row">
      <style:table-row-properties style:min-row-height="0.506cm" fo:keep-together="auto"/>
    </style:style>
    <style:style style:name="PO_Table2.A16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16" style:family="table-cell">
      <style:table-cell-properties style:vertical-align="middle" style:writing-mode="lr-tb" fo:border="0.25pt solid #5d5d5d" fo:padding="0.049cm"/>
    </style:style>
    <style:style style:name="PO_Table2.D16" style:family="table-cell">
      <style:table-cell-properties style:vertical-align="middle" style:writing-mode="lr-tb" fo:border="0.25pt solid #5d5d5d" fo:padding="0.049cm"/>
    </style:style>
    <style:style style:name="PO_Table2.G16" style:family="table-cell">
      <style:table-cell-properties style:vertical-align="middle" style:writing-mode="lr-tb" fo:border="0.25pt solid #5d5d5d" fo:padding="0.049cm"/>
    </style:style>
    <style:style style:name="PO_P28" style:family="paragraph" style:parent-style-name="Standard">
      <style:paragraph-properties text:number-lines="true" style:justify-single-word="false" fo:widows="2" fo:orphans="2" fo:line-height="normal" fo:text-align="justify" fo:keep-together="auto" fo:margin-left="0.101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K16" style:family="table-cell">
      <style:table-cell-properties style:vertical-align="middle" style:writing-mode="lr-tb" fo:border="0.25pt solid #5d5d5d" fo:padding="0.049cm"/>
    </style:style>
    <style:style style:name="PO_Table2.M16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2.17" style:family="table-row">
      <style:table-row-properties style:min-row-height="0.355cm" fo:keep-together="auto"/>
    </style:style>
    <style:style style:name="PO_Table2.A17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17" style:family="table-cell">
      <style:table-cell-properties style:vertical-align="middle" style:writing-mode="lr-tb" fo:border="0.25pt solid #5d5d5d" fo:padding="0.049cm"/>
    </style:style>
    <style:style style:name="PO_Table2.D17" style:family="table-cell">
      <style:table-cell-properties style:vertical-align="middle" style:writing-mode="lr-tb" fo:border="0.25pt solid #5d5d5d" fo:padding="0.049cm"/>
    </style:style>
    <style:style style:name="PO_Table2.G17" style:family="table-cell">
      <style:table-cell-properties style:vertical-align="middle" style:writing-mode="lr-tb" fo:border="0.25pt solid #5d5d5d" fo:padding="0.049cm"/>
    </style:style>
    <style:style style:name="PO_Table2.K17" style:family="table-cell">
      <style:table-cell-properties style:vertical-align="middle" style:writing-mode="lr-tb" fo:border="0.25pt solid #5d5d5d" fo:padding="0.049cm"/>
    </style:style>
    <style:style style:name="PO_Table2.M17" style:family="table-cell">
      <style:table-cell-properties style:vertical-align="middle" style:writing-mode="lr-tb" fo:border-left="0.25pt solid #5d5d5d" fo:border-right="none" fo:border-top="0.25pt solid #5d5d5d" fo:border-bottom="0.25pt solid #5d5d5d" fo:padding="0.049cm"/>
    </style:style>
    <style:style style:name="PO_Table2.18" style:family="table-row">
      <style:table-row-properties style:min-row-height="0.57cm" fo:keep-together="auto"/>
    </style:style>
    <style:style style:name="PO_Table2.A18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18" style:family="table-cell">
      <style:table-cell-properties style:vertical-align="middle" style:writing-mode="lr-tb" fo:border="0.25pt solid #5d5d5d" fo:padding="0.049cm"/>
    </style:style>
    <style:style style:name="PO_Table2.D18" style:family="table-cell">
      <style:table-cell-properties style:vertical-align="middle" style:writing-mode="lr-tb" fo:border="0.25pt solid #5d5d5d" fo:padding="0.049cm"/>
    </style:style>
    <style:style style:name="PO_Table2.G18" style:family="table-cell">
      <style:table-cell-properties style:vertical-align="middle" style:writing-mode="lr-tb" fo:background-color="#b2b2b2" fo:border-left="0.25pt solid #5d5d5d" fo:border-right="none" fo:border-top="0.25pt solid #5d5d5d" fo:border-bottom="0.25pt solid #5d5d5d" fo:padding="0.049cm"/>
    </style:style>
    <style:style style:name="PO_P29" style:family="paragraph" style:parent-style-name="Standard">
      <style:paragraph-properties text:number-lines="true" fo:widows="2" fo:orphans="2" fo:line-height="normal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12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19" style:family="table-row">
      <style:table-row-properties style:min-row-height="0.035cm" fo:keep-together="auto"/>
    </style:style>
    <style:style style:name="PO_Table2.A19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19" style:family="table-cell">
      <style:table-cell-properties style:vertical-align="middle" style:writing-mode="lr-tb" fo:border="0.25pt solid #5d5d5d" fo:padding="0.049cm"/>
    </style:style>
    <style:style style:name="PO_Table2.D19" style:family="table-cell">
      <style:table-cell-properties style:vertical-align="middle" style:writing-mode="lr-tb" fo:border="0.25pt solid #5d5d5d" fo:padding="0.049cm"/>
    </style:style>
    <style:style style:name="PO_Table2.G19" style:family="table-cell">
      <style:table-cell-properties style:vertical-align="middle" style:writing-mode="lr-tb" fo:border-left="0.25pt solid #5d5d5d" fo:border-right="none" fo:border-top="0.25pt solid #5d5d5d" fo:border-bottom="1pt solid #000000" fo:padding="0.049cm"/>
    </style:style>
    <style:style style:name="PO_P30" style:family="paragraph" style:parent-style-name="Standard">
      <style:paragraph-properties text:number-lines="true" style:justify-single-word="false" fo:widows="2" fo:orphans="2" fo:line-height="normal" fo:text-align="justify" fo:keep-together="auto" fo:margin-left="0cm" fo:margin-right="0.318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09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H19" style:family="table-cell">
      <style:table-cell-properties style:vertical-align="middle" style:writing-mode="lr-tb" fo:border-left="none" fo:border-right="none" fo:border-top="0.25pt solid #5d5d5d" fo:border-bottom="none" fo:padding="0.049cm"/>
    </style:style>
    <style:style style:name="PO_P31" style:family="paragraph" style:parent-style-name="Standard">
      <style:paragraph-properties text:number-lines="true" style:justify-single-word="false" fo:widows="2" fo:orphans="2" fo:line-height="normal" fo:text-align="justify" fo:keep-together="auto" fo:margin-left="0.42cm" fo:margin-right="0.318cm" fo:margin-top="0cm" fo:margin-bottom="0cm" fo:text-indent="-0.42cm" fo:background-color="transparent" style:shadow="none" fo:keep-with-next="auto" style:text-autospace="none" style:punctuation-wrap="hanging" style:line-break="strict" style:join-border="true"/>
      <style:text-properties fo:font-size="1pt" fo:color="#000000" style:font-size-asian="1pt" style:font-size-complex="1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N19" style:family="table-cell">
      <style:table-cell-properties style:vertical-align="middle" style:writing-mode="lr-tb" fo:border-left="none" fo:border-right="none" fo:border-top="0.25pt solid #5d5d5d" fo:border-bottom="1pt solid #000000" fo:padding="0.049cm"/>
    </style:style>
    <style:style style:name="PO_P32" style:family="paragraph" style:parent-style-name="Standard">
      <style:paragraph-properties text:number-lines="true" style:justify-single-word="false" fo:widows="2" fo:orphans="2" fo:line-height="normal" fo:text-align="justify" fo:keep-together="auto" fo:margin-left="0.706cm" fo:margin-right="0.318cm" fo:margin-top="0cm" fo:margin-bottom="0cm" fo:text-indent="-0.39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20" style:family="table-row">
      <style:table-row-properties style:min-row-height="0.478cm" fo:keep-together="auto"/>
    </style:style>
    <style:style style:name="PO_Table2.H20" style:family="table-cell">
      <style:table-cell-properties style:vertical-align="middle" style:writing-mode="lr-tb" fo:border="none" fo:padding="0.049cm"/>
    </style:style>
    <style:style style:name="PO_T18" style:family="text" style:parent-style-name="Standard"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19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19" style:family="text" style:parent-style-name="Standard"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12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20" style:family="text" style:parent-style-name="Standard">
      <style:text-properties fo:font-size="8pt" fo:color="#000000" style:font-size-asian="8pt" style:font-size-complex="8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돋움체" style:font-name-asian="돋움체" style:font-name-complex="돋움체" fo:letter-spacing="-0.002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33" style:family="paragraph" style:parent-style-name="Standard">
      <style:paragraph-properties text:number-lines="true" style:justify-single-word="false" fo:widows="2" fo:orphans="2" fo:line-height="normal" fo:text-align="justify" fo:keep-together="auto" fo:margin-left="0.385cm" fo:margin-right="0cm" fo:margin-top="0cm" fo:margin-bottom="0cm" fo:text-indent="-0.386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21" style:family="table-row">
      <style:table-row-properties style:min-row-height="0.268cm" fo:keep-together="auto"/>
    </style:style>
    <style:style style:name="PO_Table2.A21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21" style:family="table-cell">
      <style:table-cell-properties style:vertical-align="middle" style:writing-mode="lr-tb" fo:border="0.25pt solid #5d5d5d" fo:padding="0.049cm"/>
    </style:style>
    <style:style style:name="PO_Table2.D21" style:family="table-cell">
      <style:table-cell-properties style:vertical-align="middle" style:writing-mode="lr-tb" fo:border="0.25pt solid #5d5d5d" fo:padding="0.049cm"/>
    </style:style>
    <style:style style:name="PO_Table2.22" style:family="table-row">
      <style:table-row-properties style:min-row-height="0.215cm" fo:keep-together="auto"/>
    </style:style>
    <style:style style:name="PO_Table2.H22" style:family="table-cell">
      <style:table-cell-properties style:vertical-align="middle" style:writing-mode="lr-tb" fo:border="none" fo:padding="0.049cm"/>
    </style:style>
    <style:style style:name="PO_P34" style:family="paragraph" style:parent-style-name="Standard">
      <style:paragraph-properties text:number-lines="true" fo:widows="2" fo:orphans="2" fo:line-height="normal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09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I22" style:family="table-cell">
      <style:table-cell-properties style:vertical-align="middle" style:writing-mode="lr-tb" fo:border="none" fo:padding="0.049cm"/>
    </style:style>
    <style:style style:name="PO_T21" style:family="text" style:parent-style-name="Standard"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07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35" style:family="paragraph" style:parent-style-name="Standard">
      <style:paragraph-properties text:number-lines="true" style:justify-single-word="false" fo:widows="2" fo:orphans="2" fo:line-height="normal" fo:text-align="justify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23" style:family="table-row">
      <style:table-row-properties style:min-row-height="0.661cm" fo:keep-together="auto"/>
    </style:style>
    <style:style style:name="PO_Table2.A23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23" style:family="table-cell">
      <style:table-cell-properties style:vertical-align="middle" style:writing-mode="lr-tb" fo:border="0.25pt solid #5d5d5d" fo:padding="0.049cm"/>
    </style:style>
    <style:style style:name="PO_Table2.D23" style:family="table-cell">
      <style:table-cell-properties style:vertical-align="middle" style:writing-mode="lr-tb" fo:border="0.25pt solid #5d5d5d" fo:padding="0.049cm"/>
    </style:style>
    <style:style style:name="PO_Table2.24" style:family="table-row">
      <style:table-row-properties style:min-row-height="0.219cm" fo:keep-together="auto"/>
    </style:style>
    <style:style style:name="PO_Table2.H24" style:family="table-cell">
      <style:table-cell-properties style:vertical-align="middle" style:writing-mode="lr-tb" fo:border="none" fo:padding="0.049cm"/>
    </style:style>
    <style:style style:name="PO_Table2.I24" style:family="table-cell">
      <style:table-cell-properties style:vertical-align="middle" style:writing-mode="lr-tb" fo:border="none" fo:padding="0.049cm"/>
    </style:style>
    <style:style style:name="PO_P36" style:family="paragraph" style:parent-style-name="Standard">
      <style:paragraph-properties text:number-lines="true" style:justify-single-word="false" fo:widows="2" fo:orphans="2" fo:line-height="normal" fo:text-align="justify" fo:keep-together="auto" fo:margin-left="0.706cm" fo:margin-right="0cm" fo:margin-top="0cm" fo:margin-bottom="0cm" fo:text-indent="-0.707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09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25" style:family="table-row">
      <style:table-row-properties style:min-row-height="0.661cm" fo:keep-together="auto"/>
    </style:style>
    <style:style style:name="PO_Table2.A25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25" style:family="table-cell">
      <style:table-cell-properties style:vertical-align="middle" style:writing-mode="lr-tb" fo:border="0.25pt solid #5d5d5d" fo:padding="0.049cm"/>
    </style:style>
    <style:style style:name="PO_Table2.D25" style:family="table-cell">
      <style:table-cell-properties style:vertical-align="middle" style:writing-mode="lr-tb" fo:border="0.25pt solid #5d5d5d" fo:padding="0.049cm"/>
    </style:style>
    <style:style style:name="PO_Table2.26" style:family="table-row">
      <style:table-row-properties style:min-row-height="0.159cm" fo:keep-together="auto"/>
    </style:style>
    <style:style style:name="PO_Table2.H26" style:family="table-cell">
      <style:table-cell-properties style:vertical-align="middle" style:writing-mode="lr-tb" fo:border="none" fo:padding="0.049cm"/>
    </style:style>
    <style:style style:name="PO_Table2.I26" style:family="table-cell">
      <style:table-cell-properties style:vertical-align="middle" style:writing-mode="lr-tb" fo:border="none" fo:padding="0.049cm"/>
    </style:style>
    <style:style style:name="PO_T22" style:family="text" style:parent-style-name="Standard"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14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27" style:family="table-row">
      <style:table-row-properties style:min-row-height="0.661cm" fo:keep-together="auto"/>
    </style:style>
    <style:style style:name="PO_Table2.A27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27" style:family="table-cell">
      <style:table-cell-properties style:vertical-align="middle" style:writing-mode="lr-tb" fo:border="0.25pt solid #5d5d5d" fo:padding="0.049cm"/>
    </style:style>
    <style:style style:name="PO_Table2.D27" style:family="table-cell">
      <style:table-cell-properties style:vertical-align="middle" style:writing-mode="lr-tb" fo:border="0.25pt solid #5d5d5d" fo:padding="0.049cm"/>
    </style:style>
    <style:style style:name="PO_Table2.28" style:family="table-row">
      <style:table-row-properties style:min-row-height="0.191cm" fo:keep-together="auto"/>
    </style:style>
    <style:style style:name="PO_Table2.H28" style:family="table-cell">
      <style:table-cell-properties style:vertical-align="middle" style:writing-mode="lr-tb" fo:border="none" fo:padding="0.049cm"/>
    </style:style>
    <style:style style:name="PO_Table2.I28" style:family="table-cell">
      <style:table-cell-properties style:vertical-align="middle" style:writing-mode="lr-tb" fo:border="none" fo:padding="0.049cm"/>
    </style:style>
    <style:style style:name="PO_T23" style:family="text" style:parent-style-name="Standard"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04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29" style:family="table-row">
      <style:table-row-properties style:min-row-height="0.587cm" fo:keep-together="auto"/>
    </style:style>
    <style:style style:name="PO_Table2.A29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29" style:family="table-cell">
      <style:table-cell-properties style:vertical-align="middle" style:writing-mode="lr-tb" fo:border="0.25pt solid #5d5d5d" fo:padding="0.049cm"/>
    </style:style>
    <style:style style:name="PO_Table2.D29" style:family="table-cell">
      <style:table-cell-properties style:vertical-align="middle" style:writing-mode="lr-tb" fo:border="0.25pt solid #5d5d5d" fo:padding="0.049cm"/>
    </style:style>
    <style:style style:name="PO_Table2.30" style:family="table-row">
      <style:table-row-properties style:min-row-height="0.222cm" fo:keep-together="auto"/>
    </style:style>
    <style:style style:name="PO_Table2.H30" style:family="table-cell">
      <style:table-cell-properties style:vertical-align="middle" style:writing-mode="lr-tb" fo:border="none" fo:padding="0.049cm"/>
    </style:style>
    <style:style style:name="PO_Table2.I30" style:family="table-cell">
      <style:table-cell-properties style:vertical-align="middle" style:writing-mode="lr-tb" fo:border="none" fo:padding="0.049cm"/>
    </style:style>
    <style:style style:name="PO_Table2.31" style:family="table-row">
      <style:table-row-properties style:min-row-height="0.587cm" fo:keep-together="auto"/>
    </style:style>
    <style:style style:name="PO_Table2.A31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31" style:family="table-cell">
      <style:table-cell-properties style:vertical-align="middle" style:writing-mode="lr-tb" fo:border="0.25pt solid #5d5d5d" fo:padding="0.049cm"/>
    </style:style>
    <style:style style:name="PO_Table2.D31" style:family="table-cell">
      <style:table-cell-properties style:vertical-align="middle" style:writing-mode="lr-tb" fo:border="0.25pt solid #5d5d5d" fo:padding="0.049cm"/>
    </style:style>
    <style:style style:name="PO_Table2.32" style:family="table-row">
      <style:table-row-properties style:min-row-height="0.148cm" fo:keep-together="auto"/>
    </style:style>
    <style:style style:name="PO_Table2.H32" style:family="table-cell">
      <style:table-cell-properties style:vertical-align="middle" style:writing-mode="lr-tb" fo:border="none" fo:padding="0.049cm"/>
    </style:style>
    <style:style style:name="PO_Table2.I32" style:family="table-cell">
      <style:table-cell-properties style:vertical-align="middle" style:writing-mode="lr-tb" fo:border="none" fo:padding="0.049cm"/>
    </style:style>
    <style:style style:name="PO_T24" style:family="text" style:parent-style-name="Standard"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18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25" style:family="text" style:parent-style-name="Standard"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3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26" style:family="text" style:parent-style-name="Standard"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11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33" style:family="table-row">
      <style:table-row-properties style:min-row-height="0.688cm" fo:keep-together="auto"/>
    </style:style>
    <style:style style:name="PO_Table2.A33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33" style:family="table-cell">
      <style:table-cell-properties style:vertical-align="middle" style:writing-mode="lr-tb" fo:border="0.25pt solid #5d5d5d" fo:padding="0.049cm"/>
    </style:style>
    <style:style style:name="PO_Table2.D33" style:family="table-cell">
      <style:table-cell-properties style:vertical-align="middle" style:writing-mode="lr-tb" fo:border="0.25pt solid #5d5d5d" fo:padding="0.049cm"/>
    </style:style>
    <style:style style:name="PO_Table2.34" style:family="table-row">
      <style:table-row-properties style:min-row-height="0.587cm" fo:keep-together="auto"/>
    </style:style>
    <style:style style:name="PO_Table2.A34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34" style:family="table-cell">
      <style:table-cell-properties style:vertical-align="middle" style:writing-mode="lr-tb" fo:border="0.25pt solid #5d5d5d" fo:padding="0.049cm"/>
    </style:style>
    <style:style style:name="PO_Table2.D34" style:family="table-cell">
      <style:table-cell-properties style:vertical-align="middle" style:writing-mode="lr-tb" fo:border="0.25pt solid #5d5d5d" fo:padding="0.049cm"/>
    </style:style>
    <style:style style:name="PO_Table2.35" style:family="table-row">
      <style:table-row-properties style:min-row-height="0.206cm" fo:keep-together="auto"/>
    </style:style>
    <style:style style:name="PO_Table2.H35" style:family="table-cell">
      <style:table-cell-properties style:vertical-align="middle" style:writing-mode="lr-tb" fo:border="none" fo:padding="0.049cm"/>
    </style:style>
    <style:style style:name="PO_Table2.I35" style:family="table-cell">
      <style:table-cell-properties style:vertical-align="middle" style:writing-mode="lr-tb" fo:border="none" fo:padding="0.049cm"/>
    </style:style>
    <style:style style:name="PO_Table2.36" style:family="table-row">
      <style:table-row-properties style:min-row-height="0.411cm" fo:keep-together="auto"/>
    </style:style>
    <style:style style:name="PO_Table2.A36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36" style:family="table-cell">
      <style:table-cell-properties style:vertical-align="middle" style:writing-mode="lr-tb" fo:border="0.25pt solid #5d5d5d" fo:padding="0.049cm"/>
    </style:style>
    <style:style style:name="PO_Table2.D36" style:family="table-cell">
      <style:table-cell-properties style:vertical-align="middle" style:writing-mode="lr-tb" fo:border="0.25pt solid #5d5d5d" fo:padding="0.049cm"/>
    </style:style>
    <style:style style:name="PO_Table2.37" style:family="table-row">
      <style:table-row-properties style:min-row-height="0.189cm" fo:keep-together="auto"/>
    </style:style>
    <style:style style:name="PO_Table2.A37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P37" style:family="paragraph" style:parent-style-name="Standard">
      <style:paragraph-properties text:number-lines="true" style:justify-single-word="false" fo:widows="2" fo:orphans="2" fo:line-height="0.494cm" fo:text-align="justify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9pt" fo:color="#000000" style:font-size-asian="9pt" style:font-size-complex="9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11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C37" style:family="table-cell">
      <style:table-cell-properties style:vertical-align="middle" style:writing-mode="lr-tb" fo:border="0.25pt solid #5d5d5d" fo:padding="0.049cm"/>
    </style:style>
    <style:style style:name="PO_Table2.D37" style:family="table-cell">
      <style:table-cell-properties style:vertical-align="middle" style:writing-mode="lr-tb" fo:border="0.25pt solid #5d5d5d" fo:padding="0.049cm"/>
    </style:style>
    <style:style style:name="PO_Table2.H37" style:family="table-cell">
      <style:table-cell-properties style:vertical-align="middle" style:writing-mode="lr-tb" fo:border="none" fo:padding="0.049cm"/>
    </style:style>
    <style:style style:name="PO_Table2.I37" style:family="table-cell">
      <style:table-cell-properties style:vertical-align="middle" style:writing-mode="lr-tb" fo:border="none" fo:padding="0.049cm"/>
    </style:style>
    <style:style style:name="PO_T27" style:family="text" style:parent-style-name="Standard"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05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38" style:family="table-row">
      <style:table-row-properties style:min-row-height="0.224cm" fo:keep-together="auto"/>
    </style:style>
    <style:style style:name="PO_Table2.A38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38" style:family="table-cell">
      <style:table-cell-properties style:vertical-align="middle" style:writing-mode="lr-tb" fo:border="0.25pt solid #5d5d5d" fo:padding="0.049cm"/>
    </style:style>
    <style:style style:name="PO_Table2.D38" style:family="table-cell">
      <style:table-cell-properties style:vertical-align="middle" style:writing-mode="lr-tb" fo:border="0.25pt solid #5d5d5d" fo:padding="0.049cm"/>
    </style:style>
    <style:style style:name="PO_Table2.39" style:family="table-row">
      <style:table-row-properties style:min-row-height="0.201cm" fo:keep-together="auto"/>
    </style:style>
    <style:style style:name="PO_Table2.A39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39" style:family="table-cell">
      <style:table-cell-properties style:vertical-align="middle" style:writing-mode="lr-tb" fo:border="0.25pt solid #5d5d5d" fo:padding="0.049cm"/>
    </style:style>
    <style:style style:name="PO_Table2.D39" style:family="table-cell">
      <style:table-cell-properties style:vertical-align="middle" style:writing-mode="lr-tb" fo:border="0.25pt solid #5d5d5d" fo:padding="0.049cm"/>
    </style:style>
    <style:style style:name="PO_Table2.40" style:family="table-row">
      <style:table-row-properties style:min-row-height="0.455cm" fo:keep-together="auto"/>
    </style:style>
    <style:style style:name="PO_Table2.A40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P38" style:family="paragraph" style:parent-style-name="Standard">
      <style:paragraph-properties text:number-lines="true" style:justify-single-word="false" fo:widows="2" fo:orphans="2" fo:line-height="normal" fo:text-align="justify" fo:keep-together="auto" fo:margin-left="0.699cm" fo:margin-right="0cm" fo:margin-top="0cm" fo:margin-bottom="0cm" fo:text-indent="-0.7cm" fo:background-color="transparent" style:shadow="none" fo:keep-with-next="auto" style:text-autospace="none" style:punctuation-wrap="hanging" style:line-break="strict" style:join-border="true"/>
      <style:text-properties fo:font-size="9pt" fo:color="#000000" style:font-size-asian="9pt" style:font-size-complex="9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11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C40" style:family="table-cell">
      <style:table-cell-properties style:vertical-align="middle" style:writing-mode="lr-tb" fo:border="0.25pt solid #5d5d5d" fo:padding="0.049cm"/>
    </style:style>
    <style:style style:name="PO_Table2.D40" style:family="table-cell">
      <style:table-cell-properties style:vertical-align="middle" style:writing-mode="lr-tb" fo:border="0.25pt solid #5d5d5d" fo:padding="0.049cm"/>
    </style:style>
    <style:style style:name="PO_Table2.41" style:family="table-row">
      <style:table-row-properties style:min-row-height="0.455cm" fo:keep-together="auto"/>
    </style:style>
    <style:style style:name="PO_Table2.H41" style:family="table-cell">
      <style:table-cell-properties style:vertical-align="middle" style:writing-mode="lr-tb" fo:border="none" fo:padding="0.049cm"/>
    </style:style>
    <style:style style:name="PO_Table2.I41" style:family="table-cell">
      <style:table-cell-properties style:vertical-align="middle" style:writing-mode="lr-tb" fo:border="none" fo:padding="0.049cm"/>
    </style:style>
    <style:style style:name="PO_T28" style:family="text" style:parent-style-name="Standard"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MS Mincho" style:font-name-asian="MS Mincho" style:font-name-complex="MS Mincho" fo:letter-spacing="-0.011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29" style:family="text" style:parent-style-name="Standard"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MS Mincho" style:font-name-asian="MS Mincho" style:font-name-complex="MS Mincho" fo:letter-spacing="-0.007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42" style:family="table-row">
      <style:table-row-properties style:min-row-height="0.162cm" fo:keep-together="auto"/>
    </style:style>
    <style:style style:name="PO_Table2.A42" style:family="table-cell">
      <style:table-cell-properties style:vertical-align="middle" style:writing-mode="lr-tb" fo:border-left="none" fo:border-right="0.25pt solid #5d5d5d" fo:border-top="0.25pt solid #5d5d5d" fo:border-bottom="0.25pt solid #5d5d5d" fo:padding="0.049cm"/>
    </style:style>
    <style:style style:name="PO_Table2.C42" style:family="table-cell">
      <style:table-cell-properties style:vertical-align="middle" style:writing-mode="lr-tb" fo:border="0.25pt solid #5d5d5d" fo:padding="0.049cm"/>
    </style:style>
    <style:style style:name="PO_Table2.D42" style:family="table-cell">
      <style:table-cell-properties style:vertical-align="middle" style:writing-mode="lr-tb" fo:border="0.25pt solid #5d5d5d" fo:padding="0.049cm"/>
    </style:style>
    <style:style style:name="PO_Table2.43" style:family="table-row">
      <style:table-row-properties style:min-row-height="0.661cm" fo:keep-together="auto"/>
    </style:style>
    <style:style style:name="PO_Table2.A43" style:family="table-cell">
      <style:table-cell-properties style:vertical-align="middle" style:writing-mode="lr-tb" fo:border-left="none" fo:border-right="0.25pt solid #5d5d5d" fo:border-top="0.25pt solid #5d5d5d" fo:border-bottom="1pt solid #000000" fo:padding="0.049cm"/>
    </style:style>
    <style:style style:name="PO_Table2.C43" style:family="table-cell">
      <style:table-cell-properties style:vertical-align="middle" style:writing-mode="lr-tb" fo:border-left="0.25pt solid #5d5d5d" fo:border-right="0.25pt solid #5d5d5d" fo:border-top="0.25pt solid #5d5d5d" fo:border-bottom="1pt solid #000000" fo:padding="0.049cm"/>
    </style:style>
    <style:style style:name="PO_Table2.D43" style:family="table-cell">
      <style:table-cell-properties style:vertical-align="middle" style:writing-mode="lr-tb" fo:border-left="0.25pt solid #5d5d5d" fo:border-right="0.25pt solid #5d5d5d" fo:border-top="0.25pt solid #5d5d5d" fo:border-bottom="1pt solid #000000" fo:padding="0.049cm"/>
    </style:style>
    <style:style style:name="PO_Table2.44" style:family="table-row">
      <style:table-row-properties style:min-row-height="0.37cm" fo:keep-together="auto"/>
    </style:style>
    <style:style style:name="PO_Table2.H44" style:family="table-cell">
      <style:table-cell-properties style:vertical-align="middle" style:writing-mode="lr-tb" fo:border="none" fo:padding="0.049cm"/>
    </style:style>
    <style:style style:name="PO_Table2.I44" style:family="table-cell">
      <style:table-cell-properties style:vertical-align="middle" style:writing-mode="lr-tb" fo:border="none" fo:padding="0.049cm"/>
    </style:style>
    <style:style style:name="PO_P39" style:family="paragraph" style:parent-style-name="Standard">
      <style:paragraph-properties text:number-lines="true" style:justify-single-word="false" fo:widows="2" fo:orphans="2" fo:line-height="normal" fo:text-align="justify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-0.009cm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45" style:family="table-row">
      <style:table-row-properties style:min-row-height="0.035cm" fo:keep-together="auto"/>
    </style:style>
    <style:style style:name="PO_Table2.H45" style:family="table-cell">
      <style:table-cell-properties style:vertical-align="middle" style:writing-mode="lr-tb" fo:border-left="none" fo:border-right="none" fo:border-top="none" fo:border-bottom="1pt solid #000000" fo:padding="0.049cm"/>
    </style:style>
    <style:style style:name="PO_P40" style:family="paragraph" style:parent-style-name="Standard">
      <style:paragraph-properties text:number-lines="true" fo:widows="2" fo:orphans="2" fo:line-height="normal" fo:text-align="center" fo:keep-together="auto" fo:margin-left="0.706cm" fo:margin-right="0.318cm" fo:margin-top="0cm" fo:margin-bottom="0cm" fo:text-indent="-0.707cm" fo:background-color="transparent" style:shadow="none" fo:keep-with-next="auto" style:text-autospace="none" style:punctuation-wrap="hanging" style:line-break="strict" style:join-border="true"/>
      <style:text-properties fo:font-size="1pt" fo:color="#000000" style:font-size-asian="1pt" style:font-size-complex="1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I45" style:family="table-cell">
      <style:table-cell-properties style:vertical-align="middle" style:writing-mode="lr-tb" fo:border-left="none" fo:border-right="none" fo:border-top="none" fo:border-bottom="1pt solid #000000" fo:padding="0.049cm"/>
    </style:style>
    <style:style style:name="PO_P41" style:family="paragraph" style:parent-style-name="Standard">
      <style:paragraph-properties text:number-lines="true" style:justify-single-word="false" fo:widows="2" fo:orphans="2" fo:line-height="normal" fo:text-align="justify" fo:keep-together="auto" fo:margin-left="0.706cm" fo:margin-right="0.318cm" fo:margin-top="0cm" fo:margin-bottom="0cm" fo:text-indent="-0.707cm" fo:background-color="transparent" style:shadow="none" fo:keep-with-next="auto" style:text-autospace="none" style:punctuation-wrap="hanging" style:line-break="strict" style:join-border="true"/>
      <style:text-properties fo:font-size="1pt" fo:color="#000000" style:font-size-asian="1pt" style:font-size-complex="1pt" style:use-window-font-color="false" style:text-outline="false" style:letter-kerning="false" style:text-scale="97%" fo:font-variant="normal" fo:text-transform="none" style:text-line-through-type="none" style:text-line-through-style="none" style:text-position="0% 100%" style:font-name="돋움" style:font-name-asian="돋움" style:font-name-complex="돋움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46" style:family="table-row">
      <style:table-row-properties style:min-row-height="0.295cm" fo:keep-together="auto"/>
    </style:style>
    <style:style style:name="PO_Table2.A46" style:family="table-cell">
      <style:table-cell-properties style:vertical-align="middle" style:writing-mode="lr-tb" fo:border-left="none" fo:border-right="none" fo:border-top="1pt solid #000000" fo:border-bottom="none" fo:padding="0.049cm"/>
    </style:style>
    <style:style style:name="PO_P42" style:family="paragraph" style:parent-style-name="Standard">
      <style:paragraph-properties text:number-lines="true" fo:widows="2" fo:orphans="2" fo:line-height="normal" fo:text-align="righ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6pt" fo:color="#000000" style:font-size-asian="6pt" style:font-size-complex="6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2.F46" style:family="table-cell">
      <style:table-cell-properties style:vertical-align="middle" style:writing-mode="lr-tb" fo:border-left="none" fo:border-right="none" fo:border-top="1pt solid #000000" fo:border-bottom="none" fo:padding="0.049cm"/>
    </style:style>
    <style:style style:name="PO_P43" style:family="paragraph" style:parent-style-name="Standard">
      <style:paragraph-properties text:number-lines="true" fo:widows="2" fo:orphans="2" fo:line-height="normal" fo:text-align="righ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8pt" fo:color="#000000" style:font-size-asian="8pt" style:font-size-complex="8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돋움" style:font-name-asian="돋움" style:font-name-complex="돋움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</office:automatic-styles>
  <office:body>
    <office:text>
      <table:table table:style-name="PO_TABLE1">
        <table:table-column table:style-name="PO_Table1.A"/>
        <table:table-column table:style-name="PO_Table1.B"/>
        <table:table-column table:style-name="PO_Table1.C"/>
        <table:table-column table:style-name="PO_Table1.D"/>
        <table:table-column table:style-name="PO_Table1.E"/>
        <table:table-column table:style-name="PO_Table1.F"/>
        <table:table-column table:style-name="PO_Table1.G"/>
        <table:table-column table:style-name="PO_Table1.H"/>
        <table:table-column table:style-name="PO_Table1.I"/>
        <table:table-column table:style-name="PO_Table1.J"/>
        <table:table-column table:style-name="PO_Table1.K"/>
        <table:table-column table:style-name="PO_Table1.L"/>
        <table:table-row table:style-name="PO_Table1.1">
          <table:table-cell table:style-name="PO_Table1.A1" table:number-columns-spanned="7">
            <text:p text:style-name="PO_P1"><text:span text:style-name="PO_T1">■ 소득세법 시행규칙 </text:span><text:span text:style-name="PO_T2">[별지 제40호의7서식] </text:span><text:span text:style-name="PO_T3">&lt;개정 2014.3.14&gt;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1.H1" table:number-columns-spanned="5">
            <text:p text:style-name="PO_P2"><text:span text:style-name="PO_T1">(앞쪽)</text:span></text:p>
          </table:table-cell>
          <table:covered-table-cell/>
          <table:covered-table-cell/>
          <table:covered-table-cell/>
          <table:covered-table-cell/>
        </table:table-row>
        <table:table-row table:style-name="PO_Table1.2">
          <table:table-cell table:style-name="PO_Table1.A2" table:number-columns-spanned="12">
            <text:p text:style-name="PO_P3"><text:span text:style-name="PO_T4">표준손익계산서</text:span></text:p>
            <text:p text:style-name="PO_P4"><text:span text:style-name="PO_T5"><text:s text:c="80"/>단위: 원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O_Table1.3">
          <table:table-cell table:style-name="PO_Table1.A3" table:number-rows-spanned="2">
            <text:p text:style-name="PO_P5"><text:span text:style-name="PO_T6">상 <text:s/>호</text:span></text:p>
          </table:table-cell>
          <table:table-cell table:style-name="PO_Table1.B3" table:number-rows-spanned="2">
            <text:p text:style-name="PO_P5"/>
          </table:table-cell>
          <table:table-cell table:style-name="PO_Table1.C3" table:number-columns-spanned="2" table:number-rows-spanned="2">
            <text:p text:style-name="PO_P5"><text:span text:style-name="PO_T6">사업자등록번호</text:span></text:p>
          </table:table-cell>
          <table:covered-table-cell/>
          <table:table-cell table:style-name="PO_Table1.E3" table:number-columns-spanned="4" table:number-rows-spanned="2">
            <text:p text:style-name="PO_P5"/>
          </table:table-cell>
          <table:covered-table-cell/>
          <table:covered-table-cell/>
          <table:covered-table-cell/>
          <table:table-cell table:style-name="PO_Table1.I3" table:number-columns-spanned="2" table:number-rows-spanned="2">
            <text:p text:style-name="PO_P6"><text:span text:style-name="PO_T6">과세기간</text:span></text:p>
          </table:table-cell>
          <table:covered-table-cell/>
          <table:table-cell table:style-name="PO_Table1.K3" table:number-columns-spanned="2">
            <text:p text:style-name="PO_P7"><text:span text:style-name="PO_T7"><text:s/>. <text:s text:c="3"/>. <text:s text:c="3"/>. 부터</text:span></text:p>
          </table:table-cell>
          <table:covered-table-cell/>
        </table:table-row>
        <table:table-row table:style-name="PO_Table1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1.K4" table:number-columns-spanned="2">
            <text:p text:style-name="PO_P7"><text:span text:style-name="PO_T7">. <text:s text:c="3"/>. <text:s text:c="3"/>. 까지</text:span></text:p>
          </table:table-cell>
          <table:covered-table-cell/>
        </table:table-row>
        <table:table-row table:style-name="PO_Table1.5">
          <table:table-cell table:style-name="PO_Table1.A5" table:number-columns-spanned="2">
            <text:p text:style-name="PO_P5"><text:span text:style-name="PO_T6">계 <text:s/>정 <text:s/>과 <text:s/>목</text:span></text:p>
          </table:table-cell>
          <table:covered-table-cell/>
          <table:table-cell table:style-name="PO_Table1.C5">
            <text:p text:style-name="PO_P5"><text:span text:style-name="PO_T6">코드</text:span></text:p>
          </table:table-cell>
          <table:table-cell table:style-name="PO_Table1.D5" table:number-columns-spanned="3">
            <text:p text:style-name="PO_P5"><text:span text:style-name="PO_T6">금 <text:s text:c="3"/>액</text:span></text:p>
          </table:table-cell>
          <table:covered-table-cell/>
          <table:covered-table-cell/>
          <table:table-cell table:style-name="PO_Table1.G5" table:number-columns-spanned="3">
            <text:p text:style-name="PO_P5"><text:span text:style-name="PO_T6">계 <text:s/>정 <text:s/>과 <text:s/>목</text:span></text:p>
          </table:table-cell>
          <table:covered-table-cell/>
          <table:covered-table-cell/>
          <table:table-cell table:style-name="PO_Table1.J5" table:number-columns-spanned="2">
            <text:p text:style-name="PO_P5"><text:span text:style-name="PO_T6">코드</text:span></text:p>
          </table:table-cell>
          <table:covered-table-cell/>
          <table:table-cell table:style-name="PO_Table1.L5">
            <text:p text:style-name="PO_P5"><text:span text:style-name="PO_T6">금 <text:s text:c="2"/>액</text:span></text:p>
          </table:table-cell>
        </table:table-row>
        <table:table-row table:style-name="PO_Table1.6">
          <table:table-cell table:style-name="PO_Table1.A6" table:number-columns-spanned="2">
            <text:p text:style-name="PO_P8"><text:span text:style-name="PO_T8"><text:s/>Ⅰ.매출액</text:span></text:p>
          </table:table-cell>
          <table:covered-table-cell/>
          <table:table-cell table:style-name="PO_Table1.C6">
            <text:p text:style-name="PO_P9"><text:span text:style-name="PO_T9">01</text:span></text:p>
          </table:table-cell>
          <table:table-cell table:style-name="PO_Table1.D6" table:number-columns-spanned="3">
            <text:p text:style-name="PO_P9"><text:span text:style-name="PO_T9">: <text:s text:c="3"/>: <text:s text:c="3"/>:</text:span></text:p>
          </table:table-cell>
          <table:covered-table-cell/>
          <table:covered-table-cell/>
          <table:table-cell table:style-name="PO_Table1.G6" table:number-columns-spanned="3">
            <text:p text:style-name="PO_P10"><text:span text:style-name="PO_T10"><text:s text:c="2"/>9. 가스</text:span><text:span text:style-name="PO_T11">ㆍ</text:span><text:span text:style-name="PO_T10">수도비</text:span></text:p>
          </table:table-cell>
          <table:covered-table-cell/>
          <table:covered-table-cell/>
          <table:table-cell table:style-name="PO_Table1.J6" table:number-columns-spanned="2">
            <text:p text:style-name="PO_P11"><text:span text:style-name="PO_T7">30</text:span></text:p>
          </table:table-cell>
          <table:covered-table-cell/>
          <table:table-cell table:style-name="PO_Table1.L6">
            <text:p text:style-name="PO_P11"><text:span text:style-name="PO_T7">: <text:s text:c="3"/>: <text:s text:c="3"/>:</text:span></text:p>
          </table:table-cell>
        </table:table-row>
        <table:table-row table:style-name="PO_Table1.7">
          <table:table-cell table:style-name="PO_Table1.A7" table:number-columns-spanned="2">
            <text:p text:style-name="PO_P12"><text:span text:style-name="PO_T10"><text:s text:c="2"/>1. 상품매출</text:span></text:p>
          </table:table-cell>
          <table:covered-table-cell/>
          <table:table-cell table:style-name="PO_Table1.C7">
            <text:p text:style-name="PO_P11"><text:span text:style-name="PO_T7">02</text:span></text:p>
          </table:table-cell>
          <table:table-cell table:style-name="PO_Table1.D7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7" table:number-columns-spanned="3">
            <text:p text:style-name="PO_P12"><text:span text:style-name="PO_T10"><text:s/>10. 유류비</text:span></text:p>
          </table:table-cell>
          <table:covered-table-cell/>
          <table:covered-table-cell/>
          <table:table-cell table:style-name="PO_Table1.J7" table:number-columns-spanned="2">
            <text:p text:style-name="PO_P11"><text:span text:style-name="PO_T7">31</text:span></text:p>
          </table:table-cell>
          <table:covered-table-cell/>
          <table:table-cell table:style-name="PO_Table1.L7">
            <text:p text:style-name="PO_P11"><text:span text:style-name="PO_T7">: <text:s text:c="3"/>: <text:s text:c="3"/>:</text:span></text:p>
          </table:table-cell>
        </table:table-row>
        <table:table-row table:style-name="PO_Table1.8">
          <table:table-cell table:style-name="PO_Table1.A8" table:number-columns-spanned="2">
            <text:p text:style-name="PO_P12"><text:span text:style-name="PO_T10"><text:s text:c="2"/>2. 제품매출</text:span></text:p>
          </table:table-cell>
          <table:covered-table-cell/>
          <table:table-cell table:style-name="PO_Table1.C8">
            <text:p text:style-name="PO_P11"><text:span text:style-name="PO_T7">03</text:span></text:p>
          </table:table-cell>
          <table:table-cell table:style-name="PO_Table1.D8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8" table:number-columns-spanned="3">
            <text:p text:style-name="PO_P12"><text:span text:style-name="PO_T10"><text:s/>11. 보험료</text:span></text:p>
          </table:table-cell>
          <table:covered-table-cell/>
          <table:covered-table-cell/>
          <table:table-cell table:style-name="PO_Table1.J8" table:number-columns-spanned="2">
            <text:p text:style-name="PO_P11"><text:span text:style-name="PO_T7">32</text:span></text:p>
          </table:table-cell>
          <table:covered-table-cell/>
          <table:table-cell table:style-name="PO_Table1.L8">
            <text:p text:style-name="PO_P11"><text:span text:style-name="PO_T7">: <text:s text:c="3"/>: <text:s text:c="3"/>:</text:span></text:p>
          </table:table-cell>
        </table:table-row>
        <table:table-row table:style-name="PO_Table1.9">
          <table:table-cell table:style-name="PO_Table1.A9" table:number-columns-spanned="2">
            <text:p text:style-name="PO_P12"><text:span text:style-name="PO_T10"><text:s text:c="2"/>3. 공사수입</text:span></text:p>
          </table:table-cell>
          <table:covered-table-cell/>
          <table:table-cell table:style-name="PO_Table1.C9">
            <text:p text:style-name="PO_P11"><text:span text:style-name="PO_T7">04</text:span></text:p>
          </table:table-cell>
          <table:table-cell table:style-name="PO_Table1.D9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9" table:number-columns-spanned="3">
            <text:p text:style-name="PO_P12"><text:span text:style-name="PO_T10"><text:s/>12. 리스료</text:span></text:p>
          </table:table-cell>
          <table:covered-table-cell/>
          <table:covered-table-cell/>
          <table:table-cell table:style-name="PO_Table1.J9" table:number-columns-spanned="2">
            <text:p text:style-name="PO_P11"><text:span text:style-name="PO_T7">33</text:span></text:p>
          </table:table-cell>
          <table:covered-table-cell/>
          <table:table-cell table:style-name="PO_Table1.L9">
            <text:p text:style-name="PO_P11"><text:span text:style-name="PO_T7">: <text:s text:c="3"/>: <text:s text:c="3"/>:</text:span></text:p>
          </table:table-cell>
        </table:table-row>
        <table:table-row table:style-name="PO_Table1.10">
          <table:table-cell table:style-name="PO_Table1.A10" table:number-columns-spanned="2">
            <text:p text:style-name="PO_P12"><text:span text:style-name="PO_T10"><text:s text:c="2"/>4. 분양수입</text:span></text:p>
          </table:table-cell>
          <table:covered-table-cell/>
          <table:table-cell table:style-name="PO_Table1.C10">
            <text:p text:style-name="PO_P11"><text:span text:style-name="PO_T7">05</text:span></text:p>
          </table:table-cell>
          <table:table-cell table:style-name="PO_Table1.D10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10" table:number-columns-spanned="3">
            <text:p text:style-name="PO_P12"><text:span text:style-name="PO_T10"><text:s/>13. 세금과공과</text:span></text:p>
          </table:table-cell>
          <table:covered-table-cell/>
          <table:covered-table-cell/>
          <table:table-cell table:style-name="PO_Table1.J10" table:number-columns-spanned="2">
            <text:p text:style-name="PO_P11"><text:span text:style-name="PO_T7">34</text:span></text:p>
          </table:table-cell>
          <table:covered-table-cell/>
          <table:table-cell table:style-name="PO_Table1.L10">
            <text:p text:style-name="PO_P11"><text:span text:style-name="PO_T7">: <text:s text:c="3"/>: <text:s text:c="3"/>:</text:span></text:p>
          </table:table-cell>
        </table:table-row>
        <table:table-row table:style-name="PO_Table1.11">
          <table:table-cell table:style-name="PO_Table1.A11" table:number-columns-spanned="2">
            <text:p text:style-name="PO_P12"><text:span text:style-name="PO_T10"><text:s text:c="2"/>5. 임대수입</text:span></text:p>
          </table:table-cell>
          <table:covered-table-cell/>
          <table:table-cell table:style-name="PO_Table1.C11">
            <text:p text:style-name="PO_P11"><text:span text:style-name="PO_T7">06</text:span></text:p>
          </table:table-cell>
          <table:table-cell table:style-name="PO_Table1.D11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11" table:number-columns-spanned="3">
            <text:p text:style-name="PO_P12"><text:span text:style-name="PO_T10"><text:s/>14. 감가상각비</text:span></text:p>
          </table:table-cell>
          <table:covered-table-cell/>
          <table:covered-table-cell/>
          <table:table-cell table:style-name="PO_Table1.J11" table:number-columns-spanned="2">
            <text:p text:style-name="PO_P11"><text:span text:style-name="PO_T7">35</text:span></text:p>
          </table:table-cell>
          <table:covered-table-cell/>
          <table:table-cell table:style-name="PO_Table1.L11">
            <text:p text:style-name="PO_P11"><text:span text:style-name="PO_T7">: <text:s text:c="3"/>: <text:s text:c="3"/>:</text:span></text:p>
          </table:table-cell>
        </table:table-row>
        <table:table-row table:style-name="PO_Table1.12">
          <table:table-cell table:style-name="PO_Table1.A12" table:number-columns-spanned="2">
            <text:p text:style-name="PO_P12"><text:span text:style-name="PO_T10"><text:s text:c="2"/>6. 서비스수입</text:span></text:p>
          </table:table-cell>
          <table:covered-table-cell/>
          <table:table-cell table:style-name="PO_Table1.C12">
            <text:p text:style-name="PO_P11"><text:span text:style-name="PO_T7">07</text:span></text:p>
          </table:table-cell>
          <table:table-cell table:style-name="PO_Table1.D12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12" table:number-columns-spanned="3">
            <text:p text:style-name="PO_P12"><text:span text:style-name="PO_T10"><text:s/>15. 무형자산상각비</text:span></text:p>
          </table:table-cell>
          <table:covered-table-cell/>
          <table:covered-table-cell/>
          <table:table-cell table:style-name="PO_Table1.J12" table:number-columns-spanned="2">
            <text:p text:style-name="PO_P11"><text:span text:style-name="PO_T7">36</text:span></text:p>
          </table:table-cell>
          <table:covered-table-cell/>
          <table:table-cell table:style-name="PO_Table1.L12">
            <text:p text:style-name="PO_P11"><text:span text:style-name="PO_T7">: <text:s text:c="3"/>: <text:s text:c="3"/>:</text:span></text:p>
          </table:table-cell>
        </table:table-row>
        <table:table-row table:style-name="PO_Table1.13">
          <table:table-cell table:style-name="PO_Table1.A13" table:number-columns-spanned="2">
            <text:p text:style-name="PO_P12"><text:span text:style-name="PO_T10"><text:s text:c="2"/>7. 기타</text:span></text:p>
          </table:table-cell>
          <table:covered-table-cell/>
          <table:table-cell table:style-name="PO_Table1.C13">
            <text:p text:style-name="PO_P11"><text:span text:style-name="PO_T7">08</text:span></text:p>
          </table:table-cell>
          <table:table-cell table:style-name="PO_Table1.D13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13" table:number-columns-spanned="3">
            <text:p text:style-name="PO_P13"><text:span text:style-name="PO_T10"><text:s/>16. 수선비</text:span></text:p>
          </table:table-cell>
          <table:covered-table-cell/>
          <table:covered-table-cell/>
          <table:table-cell table:style-name="PO_Table1.J13" table:number-columns-spanned="2">
            <text:p text:style-name="PO_P11"><text:span text:style-name="PO_T7">37</text:span></text:p>
          </table:table-cell>
          <table:covered-table-cell/>
          <table:table-cell table:style-name="PO_Table1.L13">
            <text:p text:style-name="PO_P11"><text:span text:style-name="PO_T7">: <text:s text:c="3"/>: <text:s text:c="3"/>:</text:span></text:p>
          </table:table-cell>
        </table:table-row>
        <table:table-row table:style-name="PO_Table1.14">
          <table:table-cell table:style-name="PO_Table1.A14" table:number-columns-spanned="2">
            <text:p text:style-name="PO_P8"><text:span text:style-name="PO_T8"><text:s/>Ⅱ.매출원가</text:span></text:p>
          </table:table-cell>
          <table:covered-table-cell/>
          <table:table-cell table:style-name="PO_Table1.C14">
            <text:p text:style-name="PO_P9"><text:span text:style-name="PO_T9">09</text:span></text:p>
          </table:table-cell>
          <table:table-cell table:style-name="PO_Table1.D14" table:number-columns-spanned="3">
            <text:p text:style-name="PO_P9"><text:span text:style-name="PO_T9">: <text:s text:c="3"/>: <text:s text:c="3"/>:</text:span></text:p>
          </table:table-cell>
          <table:covered-table-cell/>
          <table:covered-table-cell/>
          <table:table-cell table:style-name="PO_Table1.G14" table:number-columns-spanned="3">
            <text:p text:style-name="PO_P13"><text:span text:style-name="PO_T10"><text:s/>17. 건물관리비</text:span></text:p>
          </table:table-cell>
          <table:covered-table-cell/>
          <table:covered-table-cell/>
          <table:table-cell table:style-name="PO_Table1.J14" table:number-columns-spanned="2">
            <text:p text:style-name="PO_P11"><text:span text:style-name="PO_T7">38</text:span></text:p>
          </table:table-cell>
          <table:covered-table-cell/>
          <table:table-cell table:style-name="PO_Table1.L14">
            <text:p text:style-name="PO_P11"><text:span text:style-name="PO_T7">: <text:s text:c="3"/>: <text:s text:c="3"/>:</text:span></text:p>
          </table:table-cell>
        </table:table-row>
        <table:table-row table:style-name="PO_Table1.15">
          <table:table-cell table:style-name="PO_Table1.A15" table:number-columns-spanned="2">
            <text:p text:style-name="PO_P12"><text:span text:style-name="PO_T10"><text:s text:c="2"/>1.상품매출원가 (①+②-③-④)</text:span></text:p>
          </table:table-cell>
          <table:covered-table-cell/>
          <table:table-cell table:style-name="PO_Table1.C15">
            <text:p text:style-name="PO_P11"><text:span text:style-name="PO_T7">10</text:span></text:p>
          </table:table-cell>
          <table:table-cell table:style-name="PO_Table1.D15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15" table:number-columns-spanned="3">
            <text:p text:style-name="PO_P12"><text:span text:style-name="PO_T10"><text:s/>18. 접대비 (①+②)</text:span></text:p>
          </table:table-cell>
          <table:covered-table-cell/>
          <table:covered-table-cell/>
          <table:table-cell table:style-name="PO_Table1.J15" table:number-columns-spanned="2">
            <text:p text:style-name="PO_P11"><text:span text:style-name="PO_T7">39</text:span></text:p>
          </table:table-cell>
          <table:covered-table-cell/>
          <table:table-cell table:style-name="PO_Table1.L15">
            <text:p text:style-name="PO_P11"><text:span text:style-name="PO_T7">: <text:s text:c="3"/>: <text:s text:c="3"/>:</text:span></text:p>
          </table:table-cell>
        </table:table-row>
        <table:table-row table:style-name="PO_Table1.16">
          <table:table-cell table:style-name="PO_Table1.A16" table:number-columns-spanned="2">
            <text:p text:style-name="PO_P14"><text:span text:style-name="PO_T7"><text:s text:c="3"/>① 기초재고액</text:span></text:p>
          </table:table-cell>
          <table:covered-table-cell/>
          <table:table-cell table:style-name="PO_Table1.C16">
            <text:p text:style-name="PO_P11"><text:span text:style-name="PO_T7">11</text:span></text:p>
          </table:table-cell>
          <table:table-cell table:style-name="PO_Table1.D16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16" table:number-columns-spanned="3">
            <text:p text:style-name="PO_P14"><text:span text:style-name="PO_T7"><text:s text:c="3"/>① 해외접대비</text:span></text:p>
          </table:table-cell>
          <table:covered-table-cell/>
          <table:covered-table-cell/>
          <table:table-cell table:style-name="PO_Table1.J16" table:number-columns-spanned="2">
            <text:p text:style-name="PO_P11"><text:span text:style-name="PO_T7">40</text:span></text:p>
          </table:table-cell>
          <table:covered-table-cell/>
          <table:table-cell table:style-name="PO_Table1.L16">
            <text:p text:style-name="PO_P11"><text:span text:style-name="PO_T7">: <text:s text:c="3"/>: <text:s text:c="3"/>:</text:span></text:p>
          </table:table-cell>
        </table:table-row>
        <table:table-row table:style-name="PO_Table1.17">
          <table:table-cell table:style-name="PO_Table1.A17" table:number-columns-spanned="2">
            <text:p text:style-name="PO_P14"><text:span text:style-name="PO_T7"><text:s text:c="3"/>② 당기매입액</text:span></text:p>
          </table:table-cell>
          <table:covered-table-cell/>
          <table:table-cell table:style-name="PO_Table1.C17">
            <text:p text:style-name="PO_P11"><text:span text:style-name="PO_T7">12</text:span></text:p>
          </table:table-cell>
          <table:table-cell table:style-name="PO_Table1.D17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17" table:number-columns-spanned="3">
            <text:p text:style-name="PO_P14"><text:span text:style-name="PO_T7"><text:s text:c="3"/>② 국내접대비 </text:span></text:p>
          </table:table-cell>
          <table:covered-table-cell/>
          <table:covered-table-cell/>
          <table:table-cell table:style-name="PO_Table1.J17" table:number-columns-spanned="2">
            <text:p text:style-name="PO_P11"><text:span text:style-name="PO_T7">41</text:span></text:p>
          </table:table-cell>
          <table:covered-table-cell/>
          <table:table-cell table:style-name="PO_Table1.L17">
            <text:p text:style-name="PO_P11"><text:span text:style-name="PO_T7">: <text:s text:c="3"/>: <text:s text:c="3"/>:</text:span></text:p>
          </table:table-cell>
        </table:table-row>
        <table:table-row table:style-name="PO_Table1.18">
          <table:table-cell table:style-name="PO_Table1.A18" table:number-columns-spanned="2">
            <text:p text:style-name="PO_P14"><text:span text:style-name="PO_T7"><text:s text:c="3"/>③ 기말재고액</text:span></text:p>
          </table:table-cell>
          <table:covered-table-cell/>
          <table:table-cell table:style-name="PO_Table1.C18">
            <text:p text:style-name="PO_P11"><text:span text:style-name="PO_T7">13</text:span></text:p>
          </table:table-cell>
          <table:table-cell table:style-name="PO_Table1.D18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18" table:number-columns-spanned="3">
            <text:p text:style-name="PO_P12"><text:span text:style-name="PO_T10"><text:s/>19. 광고선전비</text:span></text:p>
          </table:table-cell>
          <table:covered-table-cell/>
          <table:covered-table-cell/>
          <table:table-cell table:style-name="PO_Table1.J18" table:number-columns-spanned="2">
            <text:p text:style-name="PO_P11"><text:span text:style-name="PO_T7">42</text:span></text:p>
          </table:table-cell>
          <table:covered-table-cell/>
          <table:table-cell table:style-name="PO_Table1.L18">
            <text:p text:style-name="PO_P11"><text:span text:style-name="PO_T7">: <text:s text:c="3"/>: <text:s text:c="3"/>:</text:span></text:p>
          </table:table-cell>
        </table:table-row>
        <table:table-row table:style-name="PO_Table1.19">
          <table:table-cell table:style-name="PO_Table1.A19" table:number-columns-spanned="2">
            <text:p text:style-name="PO_P14"><text:span text:style-name="PO_T7"><text:s text:c="3"/>④ 타계정대체액</text:span></text:p>
          </table:table-cell>
          <table:covered-table-cell/>
          <table:table-cell table:style-name="PO_Table1.C19">
            <text:p text:style-name="PO_P11"><text:span text:style-name="PO_T7">14</text:span></text:p>
          </table:table-cell>
          <table:table-cell table:style-name="PO_Table1.D19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19" table:number-columns-spanned="3">
            <text:p text:style-name="PO_P12"><text:span text:style-name="PO_T10"><text:s/>20. 도서인쇄비</text:span></text:p>
          </table:table-cell>
          <table:covered-table-cell/>
          <table:covered-table-cell/>
          <table:table-cell table:style-name="PO_Table1.J19" table:number-columns-spanned="2">
            <text:p text:style-name="PO_P11"><text:span text:style-name="PO_T7">43</text:span></text:p>
          </table:table-cell>
          <table:covered-table-cell/>
          <table:table-cell table:style-name="PO_Table1.L19">
            <text:p text:style-name="PO_P11"><text:span text:style-name="PO_T7">: <text:s text:c="3"/>: <text:s text:c="3"/>:</text:span></text:p>
          </table:table-cell>
        </table:table-row>
        <table:table-row table:style-name="PO_Table1.20">
          <table:table-cell table:style-name="PO_Table1.A20" table:number-columns-spanned="2">
            <text:p text:style-name="PO_P15"><text:span text:style-name="PO_T12"><text:s text:c="2"/>2. 제조ㆍ공사ㆍ분양ㆍ기타원가</text:span></text:p>
          </table:table-cell>
          <table:covered-table-cell/>
          <table:table-cell table:style-name="PO_Table1.C20">
            <text:p text:style-name="PO_P11"><text:span text:style-name="PO_T7">15</text:span></text:p>
          </table:table-cell>
          <table:table-cell table:style-name="PO_Table1.D20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20" table:number-columns-spanned="3">
            <text:p text:style-name="PO_P12"><text:span text:style-name="PO_T10"><text:s/>21. 운반비</text:span></text:p>
          </table:table-cell>
          <table:covered-table-cell/>
          <table:covered-table-cell/>
          <table:table-cell table:style-name="PO_Table1.J20" table:number-columns-spanned="2">
            <text:p text:style-name="PO_P11"><text:span text:style-name="PO_T7">44</text:span></text:p>
          </table:table-cell>
          <table:covered-table-cell/>
          <table:table-cell table:style-name="PO_Table1.L20">
            <text:p text:style-name="PO_P11"><text:span text:style-name="PO_T7">: <text:s text:c="3"/>: <text:s text:c="3"/>:</text:span></text:p>
          </table:table-cell>
        </table:table-row>
        <table:table-row table:style-name="PO_Table1.21">
          <table:table-cell table:style-name="PO_Table1.A21" table:number-columns-spanned="2">
            <text:p text:style-name="PO_P14"><text:span text:style-name="PO_T7"><text:s text:c="3"/>① 기초재고액</text:span></text:p>
          </table:table-cell>
          <table:covered-table-cell/>
          <table:table-cell table:style-name="PO_Table1.C21">
            <text:p text:style-name="PO_P11"><text:span text:style-name="PO_T7">16</text:span></text:p>
          </table:table-cell>
          <table:table-cell table:style-name="PO_Table1.D21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21" table:number-columns-spanned="3">
            <text:p text:style-name="PO_P12"><text:span text:style-name="PO_T10"><text:s/>22. 차량유지비</text:span></text:p>
          </table:table-cell>
          <table:covered-table-cell/>
          <table:covered-table-cell/>
          <table:table-cell table:style-name="PO_Table1.J21" table:number-columns-spanned="2">
            <text:p text:style-name="PO_P11"><text:span text:style-name="PO_T7">45</text:span></text:p>
          </table:table-cell>
          <table:covered-table-cell/>
          <table:table-cell table:style-name="PO_Table1.L21">
            <text:p text:style-name="PO_P11"><text:span text:style-name="PO_T7">: <text:s text:c="3"/>: <text:s text:c="3"/>:</text:span></text:p>
          </table:table-cell>
        </table:table-row>
        <table:table-row table:style-name="PO_Table1.22">
          <table:table-cell table:style-name="PO_Table1.A22" table:number-columns-spanned="2">
            <text:p text:style-name="PO_P14"><text:span text:style-name="PO_T7"><text:s text:c="3"/>② 당기총원가</text:span></text:p>
          </table:table-cell>
          <table:covered-table-cell/>
          <table:table-cell table:style-name="PO_Table1.C22">
            <text:p text:style-name="PO_P11"><text:span text:style-name="PO_T7">17</text:span></text:p>
          </table:table-cell>
          <table:table-cell table:style-name="PO_Table1.D22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22" table:number-columns-spanned="3">
            <text:p text:style-name="PO_P12"><text:span text:style-name="PO_T10"><text:s/>23. 교육훈련비</text:span></text:p>
          </table:table-cell>
          <table:covered-table-cell/>
          <table:covered-table-cell/>
          <table:table-cell table:style-name="PO_Table1.J22" table:number-columns-spanned="2">
            <text:p text:style-name="PO_P11"><text:span text:style-name="PO_T7">46</text:span></text:p>
          </table:table-cell>
          <table:covered-table-cell/>
          <table:table-cell table:style-name="PO_Table1.L22">
            <text:p text:style-name="PO_P11"><text:span text:style-name="PO_T7">: <text:s text:c="3"/>: <text:s text:c="3"/>:</text:span></text:p>
          </table:table-cell>
        </table:table-row>
        <table:table-row table:style-name="PO_Table1.23">
          <table:table-cell table:style-name="PO_Table1.A23" table:number-columns-spanned="2">
            <text:p text:style-name="PO_P14"><text:span text:style-name="PO_T7"><text:s text:c="3"/>③ 기말재고액</text:span></text:p>
          </table:table-cell>
          <table:covered-table-cell/>
          <table:table-cell table:style-name="PO_Table1.C23">
            <text:p text:style-name="PO_P11"><text:span text:style-name="PO_T7">18</text:span></text:p>
          </table:table-cell>
          <table:table-cell table:style-name="PO_Table1.D23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23" table:number-columns-spanned="3">
            <text:p text:style-name="PO_P12"><text:span text:style-name="PO_T10"><text:s/>24. 지급수수료</text:span></text:p>
          </table:table-cell>
          <table:covered-table-cell/>
          <table:covered-table-cell/>
          <table:table-cell table:style-name="PO_Table1.J23" table:number-columns-spanned="2">
            <text:p text:style-name="PO_P11"><text:span text:style-name="PO_T7">47</text:span></text:p>
          </table:table-cell>
          <table:covered-table-cell/>
          <table:table-cell table:style-name="PO_Table1.L23">
            <text:p text:style-name="PO_P11"><text:span text:style-name="PO_T7">: <text:s text:c="3"/>: <text:s text:c="3"/>:</text:span></text:p>
          </table:table-cell>
        </table:table-row>
        <table:table-row table:style-name="PO_Table1.24">
          <table:table-cell table:style-name="PO_Table1.A24" table:number-columns-spanned="2">
            <text:p text:style-name="PO_P14"><text:span text:style-name="PO_T7"><text:s text:c="3"/>④ 타계정대체액</text:span></text:p>
          </table:table-cell>
          <table:covered-table-cell/>
          <table:table-cell table:style-name="PO_Table1.C24">
            <text:p text:style-name="PO_P11"><text:span text:style-name="PO_T7">19</text:span></text:p>
          </table:table-cell>
          <table:table-cell table:style-name="PO_Table1.D24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24" table:number-columns-spanned="3">
            <text:p text:style-name="PO_P12"><text:span text:style-name="PO_T10"><text:s/>25. 판매수수료</text:span></text:p>
          </table:table-cell>
          <table:covered-table-cell/>
          <table:covered-table-cell/>
          <table:table-cell table:style-name="PO_Table1.J24" table:number-columns-spanned="2">
            <text:p text:style-name="PO_P11"><text:span text:style-name="PO_T7">48</text:span></text:p>
          </table:table-cell>
          <table:covered-table-cell/>
          <table:table-cell table:style-name="PO_Table1.L24">
            <text:p text:style-name="PO_P11"><text:span text:style-name="PO_T7">: <text:s text:c="3"/>: <text:s text:c="3"/>:</text:span></text:p>
          </table:table-cell>
        </table:table-row>
        <table:table-row table:style-name="PO_Table1.25">
          <table:table-cell table:style-name="PO_Table1.A25" table:number-columns-spanned="2">
            <text:p text:style-name="PO_P8"><text:span text:style-name="PO_T8"><text:s/>Ⅲ.매출총이익 (Ⅰ－Ⅱ)</text:span></text:p>
          </table:table-cell>
          <table:covered-table-cell/>
          <table:table-cell table:style-name="PO_Table1.C25">
            <text:p text:style-name="PO_P9"><text:span text:style-name="PO_T9">20</text:span></text:p>
          </table:table-cell>
          <table:table-cell table:style-name="PO_Table1.D25" table:number-columns-spanned="3">
            <text:p text:style-name="PO_P9"><text:span text:style-name="PO_T9">: <text:s text:c="3"/>: <text:s text:c="3"/>:</text:span></text:p>
          </table:table-cell>
          <table:covered-table-cell/>
          <table:covered-table-cell/>
          <table:table-cell table:style-name="PO_Table1.G25" table:number-columns-spanned="3">
            <text:p text:style-name="PO_P16"><text:span text:style-name="PO_T10"><text:s/>26. </text:span><text:span text:style-name="PO_T13">대손상각비<text:line-break/>(충당금 전입</text:span><text:span text:style-name="PO_T14">ㆍ</text:span><text:span text:style-name="PO_T13">환입액 포함)</text:span></text:p>
          </table:table-cell>
          <table:covered-table-cell/>
          <table:covered-table-cell/>
          <table:table-cell table:style-name="PO_Table1.J25" table:number-columns-spanned="2">
            <text:p text:style-name="PO_P11"><text:span text:style-name="PO_T7">49</text:span></text:p>
          </table:table-cell>
          <table:covered-table-cell/>
          <table:table-cell table:style-name="PO_Table1.L25">
            <text:p text:style-name="PO_P11"><text:span text:style-name="PO_T7">: <text:s text:c="3"/>: <text:s text:c="3"/>:</text:span></text:p>
          </table:table-cell>
        </table:table-row>
        <table:table-row table:style-name="PO_Table1.26">
          <table:table-cell table:style-name="PO_Table1.A26" table:number-columns-spanned="2">
            <text:p text:style-name="PO_P8"><text:span text:style-name="PO_T8"><text:s/>Ⅳ.판매비와 관리비</text:span></text:p>
          </table:table-cell>
          <table:covered-table-cell/>
          <table:table-cell table:style-name="PO_Table1.C26">
            <text:p text:style-name="PO_P9"><text:span text:style-name="PO_T9">21</text:span></text:p>
          </table:table-cell>
          <table:table-cell table:style-name="PO_Table1.D26" table:number-columns-spanned="3">
            <text:p text:style-name="PO_P9"><text:span text:style-name="PO_T9">: <text:s text:c="3"/>: <text:s text:c="3"/>:</text:span></text:p>
          </table:table-cell>
          <table:covered-table-cell/>
          <table:covered-table-cell/>
          <table:table-cell table:style-name="PO_Table1.G26" table:number-columns-spanned="3">
            <text:p text:style-name="PO_P12"><text:span text:style-name="PO_T10"><text:s/>27. 경상개발비</text:span></text:p>
          </table:table-cell>
          <table:covered-table-cell/>
          <table:covered-table-cell/>
          <table:table-cell table:style-name="PO_Table1.J26" table:number-columns-spanned="2">
            <text:p text:style-name="PO_P11"><text:span text:style-name="PO_T7">50</text:span></text:p>
          </table:table-cell>
          <table:covered-table-cell/>
          <table:table-cell table:style-name="PO_Table1.L26">
            <text:p text:style-name="PO_P11"><text:span text:style-name="PO_T7">: <text:s text:c="3"/>: <text:s text:c="3"/>:</text:span></text:p>
          </table:table-cell>
        </table:table-row>
        <table:table-row table:style-name="PO_Table1.27">
          <table:table-cell table:style-name="PO_Table1.A27" table:number-columns-spanned="2">
            <text:p text:style-name="PO_P12"><text:span text:style-name="PO_T10"><text:s text:c="2"/>1.급여와 임금ㆍ제수당</text:span></text:p>
          </table:table-cell>
          <table:covered-table-cell/>
          <table:table-cell table:style-name="PO_Table1.C27">
            <text:p text:style-name="PO_P11"><text:span text:style-name="PO_T7">22</text:span></text:p>
          </table:table-cell>
          <table:table-cell table:style-name="PO_Table1.D27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27" table:number-columns-spanned="3">
            <text:p text:style-name="PO_P12"><text:span text:style-name="PO_T10"><text:s/>28. 소모품비</text:span></text:p>
          </table:table-cell>
          <table:covered-table-cell/>
          <table:covered-table-cell/>
          <table:table-cell table:style-name="PO_Table1.J27" table:number-columns-spanned="2">
            <text:p text:style-name="PO_P11"><text:span text:style-name="PO_T7">51</text:span></text:p>
          </table:table-cell>
          <table:covered-table-cell/>
          <table:table-cell table:style-name="PO_Table1.L27">
            <text:p text:style-name="PO_P11"><text:span text:style-name="PO_T7">: <text:s text:c="3"/>: <text:s text:c="3"/>:</text:span></text:p>
          </table:table-cell>
        </table:table-row>
        <table:table-row table:style-name="PO_Table1.28">
          <table:table-cell table:style-name="PO_Table1.A28" table:number-columns-spanned="2">
            <text:p text:style-name="PO_P12"><text:span text:style-name="PO_T10"><text:s text:c="2"/>2. 일용급여</text:span></text:p>
          </table:table-cell>
          <table:covered-table-cell/>
          <table:table-cell table:style-name="PO_Table1.C28">
            <text:p text:style-name="PO_P11"><text:span text:style-name="PO_T7">23</text:span></text:p>
          </table:table-cell>
          <table:table-cell table:style-name="PO_Table1.D28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28" table:number-columns-spanned="3">
            <text:p text:style-name="PO_P12"><text:span text:style-name="PO_T10"><text:s/>29. 의약품비</text:span></text:p>
          </table:table-cell>
          <table:covered-table-cell/>
          <table:covered-table-cell/>
          <table:table-cell table:style-name="PO_Table1.J28" table:number-columns-spanned="2">
            <text:p text:style-name="PO_P11"><text:span text:style-name="PO_T7">52</text:span></text:p>
          </table:table-cell>
          <table:covered-table-cell/>
          <table:table-cell table:style-name="PO_Table1.L28">
            <text:p text:style-name="PO_P11"><text:span text:style-name="PO_T7">: <text:s text:c="3"/>: <text:s text:c="3"/>:</text:span></text:p>
          </table:table-cell>
        </table:table-row>
        <table:table-row table:style-name="PO_Table1.29">
          <table:table-cell table:style-name="PO_Table1.A29" table:number-columns-spanned="2">
            <text:p text:style-name="PO_P17"><text:span text:style-name="PO_T10"><text:s text:c="2"/>3. </text:span><text:span text:style-name="PO_T15">퇴직급여<text:line-break/></text:span><text:span text:style-name="PO_T16">(충당부채 전입</text:span><text:span text:style-name="PO_T17">ㆍ</text:span><text:span text:style-name="PO_T16">환입액 포함)</text:span></text:p>
          </table:table-cell>
          <table:covered-table-cell/>
          <table:table-cell table:style-name="PO_Table1.C29">
            <text:p text:style-name="PO_P11"><text:span text:style-name="PO_T7">24</text:span></text:p>
          </table:table-cell>
          <table:table-cell table:style-name="PO_Table1.D29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29" table:number-columns-spanned="3">
            <text:p text:style-name="PO_P12"><text:span text:style-name="PO_T10"><text:s/>30. 의료소모품비</text:span></text:p>
          </table:table-cell>
          <table:covered-table-cell/>
          <table:covered-table-cell/>
          <table:table-cell table:style-name="PO_Table1.J29" table:number-columns-spanned="2">
            <text:p text:style-name="PO_P11"><text:span text:style-name="PO_T7">53</text:span></text:p>
          </table:table-cell>
          <table:covered-table-cell/>
          <table:table-cell table:style-name="PO_Table1.L29">
            <text:p text:style-name="PO_P11"><text:span text:style-name="PO_T7">: <text:s text:c="3"/>: <text:s text:c="3"/>:</text:span></text:p>
          </table:table-cell>
        </table:table-row>
        <table:table-row table:style-name="PO_Table1.30">
          <table:table-cell table:style-name="PO_Table1.A30" table:number-columns-spanned="2">
            <text:p text:style-name="PO_P12"><text:span text:style-name="PO_T10"><text:s text:c="2"/>4. 복리후생비</text:span></text:p>
          </table:table-cell>
          <table:covered-table-cell/>
          <table:table-cell table:style-name="PO_Table1.C30">
            <text:p text:style-name="PO_P11"><text:span text:style-name="PO_T7">25</text:span></text:p>
          </table:table-cell>
          <table:table-cell table:style-name="PO_Table1.D30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30" table:number-columns-spanned="3">
            <text:p text:style-name="PO_P18"><text:span text:style-name="PO_T10"><text:s/>31. 경영위탁수수료<text:line-break/>(프랜차이즈 수수료 포함)</text:span></text:p>
          </table:table-cell>
          <table:covered-table-cell/>
          <table:covered-table-cell/>
          <table:table-cell table:style-name="PO_Table1.J30" table:number-columns-spanned="2">
            <text:p text:style-name="PO_P11"><text:span text:style-name="PO_T7">54</text:span></text:p>
          </table:table-cell>
          <table:covered-table-cell/>
          <table:table-cell table:style-name="PO_Table1.L30">
            <text:p text:style-name="PO_P11"><text:span text:style-name="PO_T7">: <text:s text:c="3"/>: <text:s text:c="3"/>:</text:span></text:p>
          </table:table-cell>
        </table:table-row>
        <table:table-row table:style-name="PO_Table1.31">
          <table:table-cell table:style-name="PO_Table1.A31" table:number-columns-spanned="2">
            <text:p text:style-name="PO_P12"><text:span text:style-name="PO_T10"><text:s text:c="2"/>5. 여비교통비</text:span></text:p>
          </table:table-cell>
          <table:covered-table-cell/>
          <table:table-cell table:style-name="PO_Table1.C31">
            <text:p text:style-name="PO_P11"><text:span text:style-name="PO_T7">26</text:span></text:p>
          </table:table-cell>
          <table:table-cell table:style-name="PO_Table1.D31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31" table:number-columns-spanned="3">
            <text:p text:style-name="PO_P12"><text:span text:style-name="PO_T10"><text:s/>32. 외주용역비</text:span></text:p>
          </table:table-cell>
          <table:covered-table-cell/>
          <table:covered-table-cell/>
          <table:table-cell table:style-name="PO_Table1.J31" table:number-columns-spanned="2">
            <text:p text:style-name="PO_P11"><text:span text:style-name="PO_T7">55</text:span></text:p>
          </table:table-cell>
          <table:covered-table-cell/>
          <table:table-cell table:style-name="PO_Table1.L31">
            <text:p text:style-name="PO_P11"><text:span text:style-name="PO_T7">: <text:s text:c="3"/>: <text:s text:c="3"/>:</text:span></text:p>
          </table:table-cell>
        </table:table-row>
        <table:table-row table:style-name="PO_Table1.32">
          <table:table-cell table:style-name="PO_Table1.A32" table:number-columns-spanned="2">
            <text:p text:style-name="PO_P12"><text:span text:style-name="PO_T10"><text:s text:c="2"/>6. 임차료</text:span></text:p>
          </table:table-cell>
          <table:covered-table-cell/>
          <table:table-cell table:style-name="PO_Table1.C32">
            <text:p text:style-name="PO_P11"><text:span text:style-name="PO_T7">27</text:span></text:p>
          </table:table-cell>
          <table:table-cell table:style-name="PO_Table1.D32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32" table:number-columns-spanned="3">
            <text:p text:style-name="PO_P12"><text:span text:style-name="PO_T10"><text:s/>33. 인적용역비</text:span></text:p>
          </table:table-cell>
          <table:covered-table-cell/>
          <table:covered-table-cell/>
          <table:table-cell table:style-name="PO_Table1.J32" table:number-columns-spanned="2">
            <text:p text:style-name="PO_P11"><text:span text:style-name="PO_T7">56</text:span></text:p>
          </table:table-cell>
          <table:covered-table-cell/>
          <table:table-cell table:style-name="PO_Table1.L32">
            <text:p text:style-name="PO_P11"><text:span text:style-name="PO_T7">: <text:s text:c="3"/>: <text:s text:c="3"/>:</text:span></text:p>
          </table:table-cell>
        </table:table-row>
        <table:table-row table:style-name="PO_Table1.33">
          <table:table-cell table:style-name="PO_Table1.A33" table:number-columns-spanned="2">
            <text:p text:style-name="PO_P12"><text:span text:style-name="PO_T10"><text:s text:c="2"/>7. 통신비</text:span></text:p>
          </table:table-cell>
          <table:covered-table-cell/>
          <table:table-cell table:style-name="PO_Table1.C33">
            <text:p text:style-name="PO_P11"><text:span text:style-name="PO_T7">28</text:span></text:p>
          </table:table-cell>
          <table:table-cell table:style-name="PO_Table1.D33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33" table:number-columns-spanned="3">
            <text:p text:style-name="PO_P12"><text:span text:style-name="PO_T10"><text:s/>34. 기타 소계 (①+②+③+④)</text:span></text:p>
          </table:table-cell>
          <table:covered-table-cell/>
          <table:covered-table-cell/>
          <table:table-cell table:style-name="PO_Table1.J33" table:number-columns-spanned="2">
            <text:p text:style-name="PO_P11"><text:span text:style-name="PO_T7">57</text:span></text:p>
          </table:table-cell>
          <table:covered-table-cell/>
          <table:table-cell table:style-name="PO_Table1.L33">
            <text:p text:style-name="PO_P11"><text:span text:style-name="PO_T7">: <text:s text:c="3"/>: <text:s text:c="3"/>:</text:span></text:p>
          </table:table-cell>
        </table:table-row>
        <table:table-row table:style-name="PO_Table1.34">
          <table:table-cell table:style-name="PO_Table1.A34" table:number-columns-spanned="2">
            <text:p text:style-name="PO_P12"><text:span text:style-name="PO_T10"><text:s text:c="2"/>8. 전력비</text:span></text:p>
          </table:table-cell>
          <table:covered-table-cell/>
          <table:table-cell table:style-name="PO_Table1.C34">
            <text:p text:style-name="PO_P11"><text:span text:style-name="PO_T7">29</text:span></text:p>
          </table:table-cell>
          <table:table-cell table:style-name="PO_Table1.D34" table:number-columns-spanned="3">
            <text:p text:style-name="PO_P11"><text:span text:style-name="PO_T7">: <text:s text:c="3"/>: <text:s text:c="3"/>:</text:span></text:p>
          </table:table-cell>
          <table:covered-table-cell/>
          <table:covered-table-cell/>
          <table:table-cell table:style-name="PO_Table1.G34" table:number-columns-spanned="3">
            <text:p text:style-name="PO_P14"><text:span text:style-name="PO_T7"><text:s text:c="3"/>① </text:span></text:p>
          </table:table-cell>
          <table:covered-table-cell/>
          <table:covered-table-cell/>
          <table:table-cell table:style-name="PO_Table1.J34" table:number-columns-spanned="2">
            <text:p text:style-name="PO_P11"><text:span text:style-name="PO_T7">58</text:span></text:p>
          </table:table-cell>
          <table:covered-table-cell/>
          <table:table-cell table:style-name="PO_Table1.L34">
            <text:p text:style-name="PO_P11"><text:span text:style-name="PO_T7">: <text:s text:c="3"/>: <text:s text:c="3"/>:</text:span></text:p>
          </table:table-cell>
        </table:table-row>
        <table:table-row table:style-name="PO_Table1.35">
          <table:table-cell table:style-name="PO_Table1.A35" table:number-columns-spanned="5">
            <text:p text:style-name="PO_P19"/>
          </table:table-cell>
          <table:covered-table-cell/>
          <table:covered-table-cell/>
          <table:covered-table-cell/>
          <table:covered-table-cell/>
          <table:table-cell table:style-name="PO_Table1.F35" table:number-columns-spanned="7">
            <text:p text:style-name="PO_P20"><text:span text:style-name="PO_T2">210mm×297mm[백상지 80g/㎡(재활용품)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O_P21"/>
      <text:p text:style-name="PO_P21"/>
      <table:table table:style-name="PO_TABLE2">
        <table:table-column table:style-name="PO_Table2.A"/>
        <table:table-column table:style-name="PO_Table2.B"/>
        <table:table-column table:style-name="PO_Table2.C"/>
        <table:table-column table:style-name="PO_Table2.D"/>
        <table:table-column table:style-name="PO_Table2.E"/>
        <table:table-column table:style-name="PO_Table2.F"/>
        <table:table-column table:style-name="PO_Table2.G"/>
        <table:table-column table:style-name="PO_Table2.H"/>
        <table:table-column table:style-name="PO_Table2.I"/>
        <table:table-column table:style-name="PO_Table2.J"/>
        <table:table-column table:style-name="PO_Table2.K"/>
        <table:table-column table:style-name="PO_Table2.L"/>
        <table:table-column table:style-name="PO_Table2.M"/>
        <table:table-column table:style-name="PO_Table2.N"/>
        <table:table-row table:style-name="PO_Table2.1">
          <table:table-cell table:style-name="PO_Table2.A1" table:number-columns-spanned="7">
            <text:p text:style-name="PO_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2.H1" table:number-columns-spanned="7">
            <text:p text:style-name="PO_P2"><text:span text:style-name="PO_T1">(뒤쪽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O_Table2.2">
          <table:table-cell table:style-name="PO_Table2.A2" table:number-columns-spanned="14">
            <text:p text:style-name="PO_P3"><text:span text:style-name="PO_T4">표준손익계산서</text:span></text:p>
            <text:p text:style-name="PO_P4"><text:span text:style-name="PO_T5"><text:s text:c="80"/>단위: 원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O_Table2.3">
          <table:table-cell table:style-name="PO_Table2.A3" table:number-rows-spanned="2">
            <text:p text:style-name="PO_P5"><text:span text:style-name="PO_T6">상 <text:s/>호</text:span></text:p>
          </table:table-cell>
          <table:table-cell table:style-name="PO_Table2.B3" table:number-rows-spanned="2">
            <text:p text:style-name="PO_P5"/>
          </table:table-cell>
          <table:table-cell table:style-name="PO_Table2.C3" table:number-columns-spanned="2" table:number-rows-spanned="2">
            <text:p text:style-name="PO_P5"><text:span text:style-name="PO_T6">사업자등록번호</text:span></text:p>
          </table:table-cell>
          <table:covered-table-cell/>
          <table:table-cell table:style-name="PO_Table2.E3" table:number-columns-spanned="5" table:number-rows-spanned="2">
            <text:p text:style-name="PO_P5"/>
          </table:table-cell>
          <table:covered-table-cell/>
          <table:covered-table-cell/>
          <table:covered-table-cell/>
          <table:covered-table-cell/>
          <table:table-cell table:style-name="PO_Table2.J3" table:number-columns-spanned="2" table:number-rows-spanned="2">
            <text:p text:style-name="PO_P6"><text:span text:style-name="PO_T6">과세기간</text:span></text:p>
          </table:table-cell>
          <table:covered-table-cell/>
          <table:table-cell table:style-name="PO_Table2.L3" table:number-columns-spanned="3">
            <text:p text:style-name="PO_P7"><text:span text:style-name="PO_T7"><text:s/>. <text:s text:c="3"/>. <text:s text:c="3"/>. 부터</text:span></text:p>
          </table:table-cell>
          <table:covered-table-cell/>
          <table:covered-table-cell/>
        </table:table-row>
        <table:table-row table:style-name="PO_Table2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2.L4" table:number-columns-spanned="3">
            <text:p text:style-name="PO_P7"><text:span text:style-name="PO_T7">. <text:s text:c="3"/>. <text:s text:c="3"/>. 까지</text:span></text:p>
          </table:table-cell>
          <table:covered-table-cell/>
          <table:covered-table-cell/>
        </table:table-row>
        <table:table-row table:style-name="PO_Table2.5">
          <table:table-cell table:style-name="PO_Table2.A5" table:number-columns-spanned="2">
            <text:p text:style-name="PO_P5"><text:span text:style-name="PO_T6">계 <text:s/>정 <text:s/>과 <text:s/>목</text:span></text:p>
          </table:table-cell>
          <table:covered-table-cell/>
          <table:table-cell table:style-name="PO_Table2.C5">
            <text:p text:style-name="PO_P5"><text:span text:style-name="PO_T6">코드</text:span></text:p>
          </table:table-cell>
          <table:table-cell table:style-name="PO_Table2.D5" table:number-columns-spanned="3">
            <text:p text:style-name="PO_P5"><text:span text:style-name="PO_T6">금 <text:s text:c="3"/>액</text:span></text:p>
          </table:table-cell>
          <table:covered-table-cell/>
          <table:covered-table-cell/>
          <table:table-cell table:style-name="PO_Table2.G5" table:number-columns-spanned="4">
            <text:p text:style-name="PO_P5"><text:span text:style-name="PO_T6">계 <text:s/>정 <text:s/>과 <text:s/>목</text:span></text:p>
          </table:table-cell>
          <table:covered-table-cell/>
          <table:covered-table-cell/>
          <table:covered-table-cell/>
          <table:table-cell table:style-name="PO_Table2.K5" table:number-columns-spanned="2">
            <text:p text:style-name="PO_P5"><text:span text:style-name="PO_T6">코드</text:span></text:p>
          </table:table-cell>
          <table:covered-table-cell/>
          <table:table-cell table:style-name="PO_Table2.M5" table:number-columns-spanned="2">
            <text:p text:style-name="PO_P5"><text:span text:style-name="PO_T6">금 <text:s text:c="2"/>액</text:span></text:p>
          </table:table-cell>
          <table:covered-table-cell/>
        </table:table-row>
        <table:table-row table:style-name="PO_Table2.6">
          <table:table-cell table:style-name="PO_Table2.A6" table:number-columns-spanned="2">
            <text:p text:style-name="PO_P23"><text:span text:style-name="PO_T7"><text:s text:c="3"/>② </text:span></text:p>
          </table:table-cell>
          <table:covered-table-cell/>
          <table:table-cell table:style-name="PO_Table2.C6">
            <text:p text:style-name="PO_P24"><text:span text:style-name="PO_T7">59</text:span></text:p>
          </table:table-cell>
          <table:table-cell table:style-name="PO_Table2.D6" table:number-columns-spanned="3">
            <text:p text:style-name="PO_P24"><text:span text:style-name="PO_T7">: <text:s text:c="3"/>: <text:s text:c="3"/>:</text:span></text:p>
          </table:table-cell>
          <table:covered-table-cell/>
          <table:covered-table-cell/>
          <table:table-cell table:style-name="PO_Table2.G6" table:number-columns-spanned="4">
            <text:p text:style-name="PO_P25"><text:span text:style-name="PO_T10"><text:s text:c="2"/>7. 투자자산 처분손실</text:span></text:p>
          </table:table-cell>
          <table:covered-table-cell/>
          <table:covered-table-cell/>
          <table:covered-table-cell/>
          <table:table-cell table:style-name="PO_Table2.K6" table:number-columns-spanned="2">
            <text:p text:style-name="PO_P24"><text:span text:style-name="PO_T7">88</text:span></text:p>
          </table:table-cell>
          <table:covered-table-cell/>
          <table:table-cell table:style-name="PO_Table2.M6" table:number-columns-spanned="2">
            <text:p text:style-name="PO_P24"><text:span text:style-name="PO_T7">: <text:s text:c="3"/>: <text:s text:c="3"/>:</text:span></text:p>
          </table:table-cell>
          <table:covered-table-cell/>
        </table:table-row>
        <table:table-row table:style-name="PO_Table2.7">
          <table:table-cell table:style-name="PO_Table2.A7" table:number-columns-spanned="2">
            <text:p text:style-name="PO_P23"><text:span text:style-name="PO_T7"><text:s text:c="3"/>③ </text:span></text:p>
          </table:table-cell>
          <table:covered-table-cell/>
          <table:table-cell table:style-name="PO_Table2.C7">
            <text:p text:style-name="PO_P24"><text:span text:style-name="PO_T7">60</text:span></text:p>
          </table:table-cell>
          <table:table-cell table:style-name="PO_Table2.D7" table:number-columns-spanned="3">
            <text:p text:style-name="PO_P24"><text:span text:style-name="PO_T7">: <text:s text:c="3"/>: <text:s text:c="3"/>:</text:span></text:p>
          </table:table-cell>
          <table:covered-table-cell/>
          <table:covered-table-cell/>
          <table:table-cell table:style-name="PO_Table2.G7" table:number-columns-spanned="4">
            <text:p text:style-name="PO_P25"><text:span text:style-name="PO_T10"><text:s text:c="2"/>8. 유ㆍ무형자산 처분손실</text:span></text:p>
          </table:table-cell>
          <table:covered-table-cell/>
          <table:covered-table-cell/>
          <table:covered-table-cell/>
          <table:table-cell table:style-name="PO_Table2.K7" table:number-columns-spanned="2">
            <text:p text:style-name="PO_P24"><text:span text:style-name="PO_T7">89</text:span></text:p>
          </table:table-cell>
          <table:covered-table-cell/>
          <table:table-cell table:style-name="PO_Table2.M7" table:number-columns-spanned="2">
            <text:p text:style-name="PO_P24"><text:span text:style-name="PO_T7">: <text:s text:c="3"/>: <text:s text:c="3"/>:</text:span></text:p>
          </table:table-cell>
          <table:covered-table-cell/>
        </table:table-row>
        <table:table-row table:style-name="PO_Table2.8">
          <table:table-cell table:style-name="PO_Table2.A8" table:number-columns-spanned="2">
            <text:p text:style-name="PO_P23"><text:span text:style-name="PO_T7"><text:s text:c="3"/>④ 기타</text:span></text:p>
          </table:table-cell>
          <table:covered-table-cell/>
          <table:table-cell table:style-name="PO_Table2.C8">
            <text:p text:style-name="PO_P24"><text:span text:style-name="PO_T7">61</text:span></text:p>
          </table:table-cell>
          <table:table-cell table:style-name="PO_Table2.D8" table:number-columns-spanned="3">
            <text:p text:style-name="PO_P24"><text:span text:style-name="PO_T7">: <text:s text:c="3"/>: <text:s text:c="3"/>:</text:span></text:p>
          </table:table-cell>
          <table:covered-table-cell/>
          <table:covered-table-cell/>
          <table:table-cell table:style-name="PO_Table2.G8" table:number-columns-spanned="4">
            <text:p text:style-name="PO_P25"><text:span text:style-name="PO_T10"><text:s text:c="2"/>9. 재고자산 감모손실</text:span></text:p>
          </table:table-cell>
          <table:covered-table-cell/>
          <table:covered-table-cell/>
          <table:covered-table-cell/>
          <table:table-cell table:style-name="PO_Table2.K8" table:number-columns-spanned="2">
            <text:p text:style-name="PO_P24"><text:span text:style-name="PO_T7">90</text:span></text:p>
          </table:table-cell>
          <table:covered-table-cell/>
          <table:table-cell table:style-name="PO_Table2.M8" table:number-columns-spanned="2">
            <text:p text:style-name="PO_P24"><text:span text:style-name="PO_T7">: <text:s text:c="3"/>: <text:s text:c="3"/>:</text:span></text:p>
          </table:table-cell>
          <table:covered-table-cell/>
        </table:table-row>
        <table:table-row table:style-name="PO_Table2.9">
          <table:table-cell table:style-name="PO_Table2.A9" table:number-columns-spanned="2">
            <text:p text:style-name="PO_P26"><text:span text:style-name="PO_T8"><text:s/>Ⅴ.영업손익(Ⅲ－Ⅳ)</text:span></text:p>
          </table:table-cell>
          <table:covered-table-cell/>
          <table:table-cell table:style-name="PO_Table2.C9">
            <text:p text:style-name="PO_P27"><text:span text:style-name="PO_T9">62</text:span></text:p>
          </table:table-cell>
          <table:table-cell table:style-name="PO_Table2.D9" table:number-columns-spanned="3">
            <text:p text:style-name="PO_P27"><text:span text:style-name="PO_T9">: <text:s text:c="3"/>: <text:s text:c="3"/>:</text:span></text:p>
          </table:table-cell>
          <table:covered-table-cell/>
          <table:covered-table-cell/>
          <table:table-cell table:style-name="PO_Table2.G9" table:number-columns-spanned="4">
            <text:p text:style-name="PO_P25"><text:span text:style-name="PO_T10"><text:s/>10. 재해손실</text:span></text:p>
          </table:table-cell>
          <table:covered-table-cell/>
          <table:covered-table-cell/>
          <table:covered-table-cell/>
          <table:table-cell table:style-name="PO_Table2.K9" table:number-columns-spanned="2">
            <text:p text:style-name="PO_P24"><text:span text:style-name="PO_T7">91</text:span></text:p>
          </table:table-cell>
          <table:covered-table-cell/>
          <table:table-cell table:style-name="PO_Table2.M9" table:number-columns-spanned="2">
            <text:p text:style-name="PO_P24"><text:span text:style-name="PO_T7">: <text:s text:c="3"/>: <text:s text:c="3"/>:</text:span></text:p>
          </table:table-cell>
          <table:covered-table-cell/>
        </table:table-row>
        <table:table-row table:style-name="PO_Table2.10">
          <table:table-cell table:style-name="PO_Table2.A10" table:number-columns-spanned="2">
            <text:p text:style-name="PO_P26"><text:span text:style-name="PO_T8"><text:s/>Ⅵ.영업외수익</text:span></text:p>
          </table:table-cell>
          <table:covered-table-cell/>
          <table:table-cell table:style-name="PO_Table2.C10">
            <text:p text:style-name="PO_P27"><text:span text:style-name="PO_T9">63</text:span></text:p>
          </table:table-cell>
          <table:table-cell table:style-name="PO_Table2.D10" table:number-columns-spanned="3">
            <text:p text:style-name="PO_P27"><text:span text:style-name="PO_T9">: <text:s text:c="3"/>: <text:s text:c="3"/>:</text:span></text:p>
          </table:table-cell>
          <table:covered-table-cell/>
          <table:covered-table-cell/>
          <table:table-cell table:style-name="PO_Table2.G10" table:number-columns-spanned="4">
            <text:p text:style-name="PO_P25"><text:span text:style-name="PO_T10"><text:s/>11. 충당금ㆍ준비금 전입액</text:span></text:p>
          </table:table-cell>
          <table:covered-table-cell/>
          <table:covered-table-cell/>
          <table:covered-table-cell/>
          <table:table-cell table:style-name="PO_Table2.K10" table:number-columns-spanned="2">
            <text:p text:style-name="PO_P24"><text:span text:style-name="PO_T7">92</text:span></text:p>
          </table:table-cell>
          <table:covered-table-cell/>
          <table:table-cell table:style-name="PO_Table2.M10" table:number-columns-spanned="2">
            <text:p text:style-name="PO_P24"><text:span text:style-name="PO_T7">: <text:s text:c="3"/>: <text:s text:c="3"/>:</text:span></text:p>
          </table:table-cell>
          <table:covered-table-cell/>
        </table:table-row>
        <table:table-row table:style-name="PO_Table2.11">
          <table:table-cell table:style-name="PO_Table2.A11" table:number-columns-spanned="2">
            <text:p text:style-name="PO_P25"><text:span text:style-name="PO_T10"><text:s text:c="2"/>1. 이자수익</text:span></text:p>
          </table:table-cell>
          <table:covered-table-cell/>
          <table:table-cell table:style-name="PO_Table2.C11">
            <text:p text:style-name="PO_P24"><text:span text:style-name="PO_T7">64</text:span></text:p>
          </table:table-cell>
          <table:table-cell table:style-name="PO_Table2.D11" table:number-columns-spanned="3">
            <text:p text:style-name="PO_P24"><text:span text:style-name="PO_T7">: <text:s text:c="3"/>: <text:s text:c="3"/>:</text:span></text:p>
          </table:table-cell>
          <table:covered-table-cell/>
          <table:covered-table-cell/>
          <table:table-cell table:style-name="PO_Table2.G11" table:number-columns-spanned="4">
            <text:p text:style-name="PO_P25"><text:span text:style-name="PO_T10"><text:s/>12. 전기오류수정손실</text:span></text:p>
          </table:table-cell>
          <table:covered-table-cell/>
          <table:covered-table-cell/>
          <table:covered-table-cell/>
          <table:table-cell table:style-name="PO_Table2.K11" table:number-columns-spanned="2">
            <text:p text:style-name="PO_P24"><text:span text:style-name="PO_T7">93</text:span></text:p>
          </table:table-cell>
          <table:covered-table-cell/>
          <table:table-cell table:style-name="PO_Table2.M11" table:number-columns-spanned="2">
            <text:p text:style-name="PO_P24"><text:span text:style-name="PO_T7">: <text:s text:c="3"/>: <text:s text:c="3"/>:</text:span></text:p>
          </table:table-cell>
          <table:covered-table-cell/>
        </table:table-row>
        <table:table-row table:style-name="PO_Table2.12">
          <table:table-cell table:style-name="PO_Table2.A12" table:number-columns-spanned="2">
            <text:p text:style-name="PO_P25"><text:span text:style-name="PO_T10"><text:s text:c="2"/>2. 배당금수익</text:span></text:p>
          </table:table-cell>
          <table:covered-table-cell/>
          <table:table-cell table:style-name="PO_Table2.C12">
            <text:p text:style-name="PO_P24"><text:span text:style-name="PO_T7">65</text:span></text:p>
          </table:table-cell>
          <table:table-cell table:style-name="PO_Table2.D12" table:number-columns-spanned="3">
            <text:p text:style-name="PO_P24"><text:span text:style-name="PO_T7">: <text:s text:c="3"/>: <text:s text:c="3"/>:</text:span></text:p>
          </table:table-cell>
          <table:covered-table-cell/>
          <table:covered-table-cell/>
          <table:table-cell table:style-name="PO_Table2.G12" table:number-columns-spanned="4">
            <text:p text:style-name="PO_P25"><text:span text:style-name="PO_T10"><text:s/>13. 기타 소계 (①+②+③+④)</text:span></text:p>
          </table:table-cell>
          <table:covered-table-cell/>
          <table:covered-table-cell/>
          <table:covered-table-cell/>
          <table:table-cell table:style-name="PO_Table2.K12" table:number-columns-spanned="2">
            <text:p text:style-name="PO_P24"><text:span text:style-name="PO_T7">94</text:span></text:p>
          </table:table-cell>
          <table:covered-table-cell/>
          <table:table-cell table:style-name="PO_Table2.M12" table:number-columns-spanned="2">
            <text:p text:style-name="PO_P24"><text:span text:style-name="PO_T7">: <text:s text:c="3"/>: <text:s text:c="3"/>:</text:span></text:p>
          </table:table-cell>
          <table:covered-table-cell/>
        </table:table-row>
        <table:table-row table:style-name="PO_Table2.13">
          <table:table-cell table:style-name="PO_Table2.A13" table:number-columns-spanned="2">
            <text:p text:style-name="PO_P25"><text:span text:style-name="PO_T10"><text:s text:c="2"/>3. 외환차익</text:span></text:p>
          </table:table-cell>
          <table:covered-table-cell/>
          <table:table-cell table:style-name="PO_Table2.C13">
            <text:p text:style-name="PO_P24"><text:span text:style-name="PO_T7">66</text:span></text:p>
          </table:table-cell>
          <table:table-cell table:style-name="PO_Table2.D13" table:number-columns-spanned="3">
            <text:p text:style-name="PO_P24"><text:span text:style-name="PO_T7">: <text:s text:c="3"/>: <text:s text:c="3"/>:</text:span></text:p>
          </table:table-cell>
          <table:covered-table-cell/>
          <table:covered-table-cell/>
          <table:table-cell table:style-name="PO_Table2.G13" table:number-columns-spanned="4">
            <text:p text:style-name="PO_P23"><text:span text:style-name="PO_T7"><text:s text:c="3"/>① </text:span></text:p>
          </table:table-cell>
          <table:covered-table-cell/>
          <table:covered-table-cell/>
          <table:covered-table-cell/>
          <table:table-cell table:style-name="PO_Table2.K13" table:number-columns-spanned="2">
            <text:p text:style-name="PO_P24"><text:span text:style-name="PO_T7">95</text:span></text:p>
          </table:table-cell>
          <table:covered-table-cell/>
          <table:table-cell table:style-name="PO_Table2.M13" table:number-columns-spanned="2">
            <text:p text:style-name="PO_P24"><text:span text:style-name="PO_T7">: <text:s text:c="3"/>: <text:s text:c="3"/>:</text:span></text:p>
          </table:table-cell>
          <table:covered-table-cell/>
        </table:table-row>
        <table:table-row table:style-name="PO_Table2.14">
          <table:table-cell table:style-name="PO_Table2.A14" table:number-columns-spanned="2">
            <text:p text:style-name="PO_P25"><text:span text:style-name="PO_T10"><text:s text:c="2"/>4. 외화환산이익</text:span></text:p>
          </table:table-cell>
          <table:covered-table-cell/>
          <table:table-cell table:style-name="PO_Table2.C14">
            <text:p text:style-name="PO_P24"><text:span text:style-name="PO_T7">67</text:span></text:p>
          </table:table-cell>
          <table:table-cell table:style-name="PO_Table2.D14" table:number-columns-spanned="3">
            <text:p text:style-name="PO_P24"><text:span text:style-name="PO_T7">: <text:s text:c="3"/>: <text:s text:c="3"/>:</text:span></text:p>
          </table:table-cell>
          <table:covered-table-cell/>
          <table:covered-table-cell/>
          <table:table-cell table:style-name="PO_Table2.G14" table:number-columns-spanned="4">
            <text:p text:style-name="PO_P23"><text:span text:style-name="PO_T7"><text:s text:c="3"/>② </text:span></text:p>
          </table:table-cell>
          <table:covered-table-cell/>
          <table:covered-table-cell/>
          <table:covered-table-cell/>
          <table:table-cell table:style-name="PO_Table2.K14" table:number-columns-spanned="2">
            <text:p text:style-name="PO_P24"><text:span text:style-name="PO_T7">96</text:span></text:p>
          </table:table-cell>
          <table:covered-table-cell/>
          <table:table-cell table:style-name="PO_Table2.M14" table:number-columns-spanned="2">
            <text:p text:style-name="PO_P24"><text:span text:style-name="PO_T7">: <text:s text:c="3"/>: <text:s text:c="3"/>:</text:span></text:p>
          </table:table-cell>
          <table:covered-table-cell/>
        </table:table-row>
        <table:table-row table:style-name="PO_Table2.15">
          <table:table-cell table:style-name="PO_Table2.A15" table:number-columns-spanned="2">
            <text:p text:style-name="PO_P25"><text:span text:style-name="PO_T10"><text:s text:c="2"/>5. 단기투자자산 처분이익</text:span></text:p>
          </table:table-cell>
          <table:covered-table-cell/>
          <table:table-cell table:style-name="PO_Table2.C15">
            <text:p text:style-name="PO_P24"><text:span text:style-name="PO_T7">68</text:span></text:p>
          </table:table-cell>
          <table:table-cell table:style-name="PO_Table2.D15" table:number-columns-spanned="3">
            <text:p text:style-name="PO_P24"><text:span text:style-name="PO_T7">: <text:s text:c="3"/>: <text:s text:c="3"/>:</text:span></text:p>
          </table:table-cell>
          <table:covered-table-cell/>
          <table:covered-table-cell/>
          <table:table-cell table:style-name="PO_Table2.G15" table:number-columns-spanned="4">
            <text:p text:style-name="PO_P23"><text:span text:style-name="PO_T7"><text:s text:c="3"/>③ </text:span></text:p>
          </table:table-cell>
          <table:covered-table-cell/>
          <table:covered-table-cell/>
          <table:covered-table-cell/>
          <table:table-cell table:style-name="PO_Table2.K15" table:number-columns-spanned="2">
            <text:p text:style-name="PO_P24"><text:span text:style-name="PO_T7">97</text:span></text:p>
          </table:table-cell>
          <table:covered-table-cell/>
          <table:table-cell table:style-name="PO_Table2.M15" table:number-columns-spanned="2">
            <text:p text:style-name="PO_P24"><text:span text:style-name="PO_T7">: <text:s text:c="3"/>: <text:s text:c="3"/>:</text:span></text:p>
          </table:table-cell>
          <table:covered-table-cell/>
        </table:table-row>
        <table:table-row table:style-name="PO_Table2.16">
          <table:table-cell table:style-name="PO_Table2.A16" table:number-columns-spanned="2">
            <text:p text:style-name="PO_P25"><text:span text:style-name="PO_T10"><text:s text:c="2"/>6. 투자자산 처분이익</text:span></text:p>
          </table:table-cell>
          <table:covered-table-cell/>
          <table:table-cell table:style-name="PO_Table2.C16">
            <text:p text:style-name="PO_P24"><text:span text:style-name="PO_T7">69</text:span></text:p>
          </table:table-cell>
          <table:table-cell table:style-name="PO_Table2.D16" table:number-columns-spanned="3">
            <text:p text:style-name="PO_P24"><text:span text:style-name="PO_T7">: <text:s text:c="3"/>: <text:s text:c="3"/>:</text:span></text:p>
          </table:table-cell>
          <table:covered-table-cell/>
          <table:covered-table-cell/>
          <table:table-cell table:style-name="PO_Table2.G16" table:number-columns-spanned="4">
            <text:p text:style-name="PO_P28"><text:span text:style-name="PO_T7"><text:s text:c="3"/>④ 기타</text:span><text:span text:style-name="PO_T8"><text:s/></text:span></text:p>
          </table:table-cell>
          <table:covered-table-cell/>
          <table:covered-table-cell/>
          <table:covered-table-cell/>
          <table:table-cell table:style-name="PO_Table2.K16" table:number-columns-spanned="2">
            <text:p text:style-name="PO_P24"><text:span text:style-name="PO_T7">98</text:span></text:p>
          </table:table-cell>
          <table:covered-table-cell/>
          <table:table-cell table:style-name="PO_Table2.M16" table:number-columns-spanned="2">
            <text:p text:style-name="PO_P24"><text:span text:style-name="PO_T7">: <text:s text:c="3"/>: <text:s text:c="3"/>:</text:span></text:p>
          </table:table-cell>
          <table:covered-table-cell/>
        </table:table-row>
        <table:table-row table:style-name="PO_Table2.17">
          <table:table-cell table:style-name="PO_Table2.A17" table:number-columns-spanned="2">
            <text:p text:style-name="PO_P25"><text:span text:style-name="PO_T10"><text:s text:c="2"/>7. 유ㆍ무형자산 처분이익</text:span></text:p>
          </table:table-cell>
          <table:covered-table-cell/>
          <table:table-cell table:style-name="PO_Table2.C17">
            <text:p text:style-name="PO_P24"><text:span text:style-name="PO_T7">70</text:span></text:p>
          </table:table-cell>
          <table:table-cell table:style-name="PO_Table2.D17" table:number-columns-spanned="3">
            <text:p text:style-name="PO_P24"><text:span text:style-name="PO_T7">: <text:s text:c="3"/>: <text:s text:c="3"/>:</text:span></text:p>
          </table:table-cell>
          <table:covered-table-cell/>
          <table:covered-table-cell/>
          <table:table-cell table:style-name="PO_Table2.G17" table:number-columns-spanned="4">
            <text:p text:style-name="PO_P26"><text:span text:style-name="PO_T8">Ⅷ.당기순손익(Ⅴ＋Ⅵ－Ⅶ)</text:span></text:p>
          </table:table-cell>
          <table:covered-table-cell/>
          <table:covered-table-cell/>
          <table:covered-table-cell/>
          <table:table-cell table:style-name="PO_Table2.K17" table:number-columns-spanned="2">
            <text:p text:style-name="PO_P27"><text:span text:style-name="PO_T9">99</text:span></text:p>
          </table:table-cell>
          <table:covered-table-cell/>
          <table:table-cell table:style-name="PO_Table2.M17" table:number-columns-spanned="2">
            <text:p text:style-name="PO_P27"><text:span text:style-name="PO_T9">: <text:s text:c="3"/>: <text:s text:c="3"/>:</text:span></text:p>
          </table:table-cell>
          <table:covered-table-cell/>
        </table:table-row>
        <table:table-row table:style-name="PO_Table2.18">
          <table:table-cell table:style-name="PO_Table2.A18" table:number-columns-spanned="2">
            <text:p text:style-name="PO_P25"><text:span text:style-name="PO_T10"><text:s text:c="2"/>8. 판매장려금</text:span></text:p>
          </table:table-cell>
          <table:covered-table-cell/>
          <table:table-cell table:style-name="PO_Table2.C18">
            <text:p text:style-name="PO_P24"><text:span text:style-name="PO_T7">71</text:span></text:p>
          </table:table-cell>
          <table:table-cell table:style-name="PO_Table2.D18" table:number-columns-spanned="3">
            <text:p text:style-name="PO_P24"><text:span text:style-name="PO_T7">: <text:s text:c="3"/>: <text:s text:c="3"/>:</text:span></text:p>
          </table:table-cell>
          <table:covered-table-cell/>
          <table:covered-table-cell/>
          <table:table-cell table:style-name="PO_Table2.G18" table:number-columns-spanned="8">
            <text:p text:style-name="PO_P29"><text:span text:style-name="PO_T6">작 성 방 법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O_Table2.19">
          <table:table-cell table:style-name="PO_Table2.A19" table:number-columns-spanned="2" table:number-rows-spanned="2">
            <text:p text:style-name="PO_P25"><text:span text:style-name="PO_T10"><text:s text:c="2"/>9. 국고보조금</text:span></text:p>
          </table:table-cell>
          <table:covered-table-cell/>
          <table:table-cell table:style-name="PO_Table2.C19" table:number-rows-spanned="2">
            <text:p text:style-name="PO_P24"><text:span text:style-name="PO_T7">72</text:span></text:p>
          </table:table-cell>
          <table:table-cell table:style-name="PO_Table2.D19" table:number-columns-spanned="3" table:number-rows-spanned="2">
            <text:p text:style-name="PO_P24"><text:span text:style-name="PO_T7">: <text:s text:c="3"/>: <text:s text:c="3"/>:</text:span></text:p>
          </table:table-cell>
          <table:covered-table-cell/>
          <table:covered-table-cell/>
          <table:table-cell table:style-name="PO_Table2.G19" table:number-rows-spanned="27">
            <text:p text:style-name="PO_P30"/>
          </table:table-cell>
          <table:table-cell table:style-name="PO_Table2.H19" table:number-columns-spanned="6">
            <text:p text:style-name="PO_P31"/>
          </table:table-cell>
          <table:covered-table-cell/>
          <table:covered-table-cell/>
          <table:covered-table-cell/>
          <table:covered-table-cell/>
          <table:covered-table-cell/>
          <table:table-cell table:style-name="PO_Table2.N19" table:number-rows-spanned="27">
            <text:p text:style-name="PO_P32"/>
          </table:table-cell>
        </table:table-row>
        <table:table-row table:style-name="PO_Table2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2.H20" table:number-columns-spanned="6" table:number-rows-spanned="2">
            <text:p text:style-name="PO_P33"><text:span text:style-name="PO_T1">□ </text:span><text:span text:style-name="PO_T18">표준손익계산서는 기업회계기준을 준용하여 </text:span><text:span text:style-name="PO_T19">다음과 같이 작성</text:span><text:span text:style-name="PO_T20">해야</text:span><text:span text:style-name="PO_T7"><text:s/>합니다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O_Table2.21">
          <table:table-cell table:style-name="PO_Table2.A21" table:number-columns-spanned="2" table:number-rows-spanned="2">
            <text:p text:style-name="PO_P25"><text:span text:style-name="PO_T10"><text:s/>10. 보험차익</text:span></text:p>
          </table:table-cell>
          <table:covered-table-cell/>
          <table:table-cell table:style-name="PO_Table2.C21" table:number-rows-spanned="2">
            <text:p text:style-name="PO_P24"><text:span text:style-name="PO_T7">73</text:span></text:p>
          </table:table-cell>
          <table:table-cell table:style-name="PO_Table2.D21" table:number-columns-spanned="3" table:number-rows-spanned="2">
            <text:p text:style-name="PO_P24"><text:span text:style-name="PO_T7">: <text:s text:c="3"/>: <text:s text:c="3"/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O_Table2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2.H22" table:number-rows-spanned="2">
            <text:p text:style-name="PO_P34"><text:span text:style-name="PO_T7">1.</text:span></text:p>
            <text:p text:style-name="PO_P34"/>
          </table:table-cell>
          <table:table-cell table:style-name="PO_Table2.I22" table:number-columns-spanned="5" table:number-rows-spanned="2">
            <text:p text:style-name="PO_P35"><text:span text:style-name="PO_T21">손익계산서의 계정과목과 같은 계정과목이 없는 경우에는 </text:span><text:span text:style-name="PO_T7">유사한 계정과목 란에 적습니다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PO_Table2.23">
          <table:table-cell table:style-name="PO_Table2.A23" table:number-columns-spanned="2" table:number-rows-spanned="2">
            <text:p text:style-name="PO_P25"><text:span text:style-name="PO_T10"><text:s/>11. 충당금ㆍ준비금 환입액</text:span></text:p>
          </table:table-cell>
          <table:covered-table-cell/>
          <table:table-cell table:style-name="PO_Table2.C23" table:number-rows-spanned="2">
            <text:p text:style-name="PO_P24"><text:span text:style-name="PO_T7">74</text:span></text:p>
          </table:table-cell>
          <table:table-cell table:style-name="PO_Table2.D23" table:number-columns-spanned="3" table:number-rows-spanned="2">
            <text:p text:style-name="PO_P24"><text:span text:style-name="PO_T7">: <text:s text:c="3"/>: <text:s text:c="3"/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O_Table2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2.H24" table:number-rows-spanned="2">
            <text:p text:style-name="PO_P34"><text:span text:style-name="PO_T7">2.</text:span></text:p>
          </table:table-cell>
          <table:table-cell table:style-name="PO_Table2.I24" table:number-columns-spanned="5" table:number-rows-spanned="2">
            <text:p text:style-name="PO_P36"><text:span text:style-name="PO_T7">단체퇴직보험료 등은 퇴직급여(코드번호:24)란에 적습니다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PO_Table2.25">
          <table:table-cell table:style-name="PO_Table2.A25" table:number-columns-spanned="2" table:number-rows-spanned="2">
            <text:p text:style-name="PO_P25"><text:span text:style-name="PO_T10"><text:s/>12. 전기오류수정이익</text:span></text:p>
          </table:table-cell>
          <table:covered-table-cell/>
          <table:table-cell table:style-name="PO_Table2.C25" table:number-rows-spanned="2">
            <text:p text:style-name="PO_P24"><text:span text:style-name="PO_T7">75</text:span></text:p>
          </table:table-cell>
          <table:table-cell table:style-name="PO_Table2.D25" table:number-columns-spanned="3" table:number-rows-spanned="2">
            <text:p text:style-name="PO_P24"><text:span text:style-name="PO_T7">: <text:s text:c="3"/>: <text:s text:c="3"/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O_Table2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2.H26" table:number-rows-spanned="2">
            <text:p text:style-name="PO_P34"><text:span text:style-name="PO_T7">3.</text:span></text:p>
          </table:table-cell>
          <table:table-cell table:style-name="PO_Table2.I26" table:number-columns-spanned="5" table:number-rows-spanned="2">
            <text:p text:style-name="PO_P35"><text:span text:style-name="PO_T22">유류비(코드번호:31)란은 차량유지관련 이외의 유류비를 적습니다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PO_Table2.27">
          <table:table-cell table:style-name="PO_Table2.A27" table:number-columns-spanned="2" table:number-rows-spanned="2">
            <text:p text:style-name="PO_P25"><text:span text:style-name="PO_T10"><text:s/>13. 기타 소계 (①+②+③+④)</text:span></text:p>
          </table:table-cell>
          <table:covered-table-cell/>
          <table:table-cell table:style-name="PO_Table2.C27" table:number-rows-spanned="2">
            <text:p text:style-name="PO_P24"><text:span text:style-name="PO_T7">76</text:span></text:p>
          </table:table-cell>
          <table:table-cell table:style-name="PO_Table2.D27" table:number-columns-spanned="3" table:number-rows-spanned="2">
            <text:p text:style-name="PO_P24"><text:span text:style-name="PO_T7">: <text:s text:c="3"/>: <text:s text:c="3"/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O_Table2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2.H28" table:number-rows-spanned="2">
            <text:p text:style-name="PO_P34"><text:span text:style-name="PO_T7">4.</text:span></text:p>
            <text:p text:style-name="PO_P34"/>
          </table:table-cell>
          <table:table-cell table:style-name="PO_Table2.I28" table:number-columns-spanned="5" table:number-rows-spanned="2">
            <text:p text:style-name="PO_P35"><text:span text:style-name="PO_T23">지급수수료(코드번호:47)는 외주용역비(코드번호:55) 및 인적</text:span><text:span text:style-name="PO_T1">용역비(코드번호:56) 이외의 수수료를 적습니다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PO_Table2.29">
          <table:table-cell table:style-name="PO_Table2.A29" table:number-columns-spanned="2" table:number-rows-spanned="2">
            <text:p text:style-name="PO_P23"><text:span text:style-name="PO_T7"><text:s text:c="3"/>①</text:span></text:p>
          </table:table-cell>
          <table:covered-table-cell/>
          <table:table-cell table:style-name="PO_Table2.C29" table:number-rows-spanned="2">
            <text:p text:style-name="PO_P24"><text:span text:style-name="PO_T7">77</text:span></text:p>
          </table:table-cell>
          <table:table-cell table:style-name="PO_Table2.D29" table:number-columns-spanned="3" table:number-rows-spanned="2">
            <text:p text:style-name="PO_P24"><text:span text:style-name="PO_T7">: <text:s text:c="3"/>: <text:s text:c="3"/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O_Table2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2.H30" table:number-rows-spanned="2">
            <text:p text:style-name="PO_P34"><text:span text:style-name="PO_T7">5.</text:span></text:p>
            <text:p text:style-name="PO_P34"/>
          </table:table-cell>
          <table:table-cell table:style-name="PO_Table2.I30" table:number-columns-spanned="5" table:number-rows-spanned="2">
            <text:p text:style-name="PO_P35"><text:span text:style-name="PO_T21">의약품비(코드번호:52) 및 의료소모품비(코드번호:53)란은 의료</text:span><text:span text:style-name="PO_T1">업자만 적습니다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PO_Table2.31">
          <table:table-cell table:style-name="PO_Table2.A31" table:number-columns-spanned="2" table:number-rows-spanned="2">
            <text:p text:style-name="PO_P23"><text:span text:style-name="PO_T7"><text:s text:c="3"/>②</text:span></text:p>
          </table:table-cell>
          <table:covered-table-cell/>
          <table:table-cell table:style-name="PO_Table2.C31" table:number-rows-spanned="2">
            <text:p text:style-name="PO_P24"><text:span text:style-name="PO_T7">78</text:span></text:p>
          </table:table-cell>
          <table:table-cell table:style-name="PO_Table2.D31" table:number-columns-spanned="3" table:number-rows-spanned="2">
            <text:p text:style-name="PO_P24"><text:span text:style-name="PO_T7">: <text:s text:c="3"/>: <text:s text:c="3"/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O_Table2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2.H32" table:number-rows-spanned="3">
            <text:p text:style-name="PO_P34"><text:span text:style-name="PO_T7">6.</text:span></text:p>
            <text:p text:style-name="PO_P34"/>
            <text:p text:style-name="PO_P34"/>
          </table:table-cell>
          <table:table-cell table:style-name="PO_Table2.I32" table:number-columns-spanned="5" table:number-rows-spanned="3">
            <text:p text:style-name="PO_P35"><text:span text:style-name="PO_T18">외주용역비(코드번호:55)란은 특정업무나 기능을 외부 전문업체 등에</text:span><text:span text:style-name="PO_T24"><text:s/></text:span><text:span text:style-name="PO_T25">위탁하고 지급하는 비용을 적습니다.</text:span><text:span text:style-name="PO_T26">(치과에서</text:span><text:span text:style-name="PO_T7"><text:s/>지출하는 기공료 포함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PO_Table2.33">
          <table:table-cell table:style-name="PO_Table2.A33" table:number-columns-spanned="2">
            <text:p text:style-name="PO_P23"><text:span text:style-name="PO_T7"><text:s text:c="3"/>③</text:span></text:p>
          </table:table-cell>
          <table:covered-table-cell/>
          <table:table-cell table:style-name="PO_Table2.C33">
            <text:p text:style-name="PO_P24"><text:span text:style-name="PO_T7">79</text:span></text:p>
          </table:table-cell>
          <table:table-cell table:style-name="PO_Table2.D33" table:number-columns-spanned="3">
            <text:p text:style-name="PO_P24"><text:span text:style-name="PO_T7">: <text:s text:c="3"/>: <text:s text:c="3"/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O_Table2.34">
          <table:table-cell table:style-name="PO_Table2.A34" table:number-columns-spanned="2" table:number-rows-spanned="2">
            <text:p text:style-name="PO_P23"><text:span text:style-name="PO_T7"><text:s text:c="3"/>④ 기타</text:span></text:p>
          </table:table-cell>
          <table:covered-table-cell/>
          <table:table-cell table:style-name="PO_Table2.C34" table:number-rows-spanned="2">
            <text:p text:style-name="PO_P24"><text:span text:style-name="PO_T7">80</text:span></text:p>
          </table:table-cell>
          <table:table-cell table:style-name="PO_Table2.D34" table:number-columns-spanned="3" table:number-rows-spanned="2">
            <text:p text:style-name="PO_P24"><text:span text:style-name="PO_T7">: <text:s text:c="3"/>: <text:s text:c="3"/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O_Table2.3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2.H35" table:number-rows-spanned="2">
            <text:p text:style-name="PO_P34"><text:span text:style-name="PO_T7">7.</text:span></text:p>
            <text:p text:style-name="PO_P34"/>
            <text:p text:style-name="PO_P34"/>
          </table:table-cell>
          <table:table-cell table:style-name="PO_Table2.I35" table:number-columns-spanned="5" table:number-rows-spanned="2">
            <text:p text:style-name="PO_P35"><text:span text:style-name="PO_T22">인적용역비(코드번호:56)란은 원천징수 대상 사업소득자에게 영업실적에 따라 지급한 수당(수수료)을 적습니다.(학원 강사, 외판원,</text:span><text:span text:style-name="PO_T7"><text:s/>음료품 배달원 등)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PO_Table2.36">
          <table:table-cell table:style-name="PO_Table2.A36" table:number-columns-spanned="2">
            <text:p text:style-name="PO_P26"><text:span text:style-name="PO_T8"><text:s/>Ⅶ.영업외비용</text:span></text:p>
          </table:table-cell>
          <table:covered-table-cell/>
          <table:table-cell table:style-name="PO_Table2.C36">
            <text:p text:style-name="PO_P27"><text:span text:style-name="PO_T9">81</text:span></text:p>
          </table:table-cell>
          <table:table-cell table:style-name="PO_Table2.D36" table:number-columns-spanned="3">
            <text:p text:style-name="PO_P27"><text:span text:style-name="PO_T9">: <text:s text:c="3"/>: <text:s text:c="3"/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O_Table2.37">
          <table:table-cell table:style-name="PO_Table2.A37" table:number-columns-spanned="2">
            <text:p text:style-name="PO_P37"><text:span text:style-name="PO_T10"><text:s text:c="2"/>1. 이자비용</text:span></text:p>
          </table:table-cell>
          <table:covered-table-cell/>
          <table:table-cell table:style-name="PO_Table2.C37">
            <text:p text:style-name="PO_P24"><text:span text:style-name="PO_T7">82</text:span></text:p>
          </table:table-cell>
          <table:table-cell table:style-name="PO_Table2.D37" table:number-columns-spanned="3">
            <text:p text:style-name="PO_P24"><text:span text:style-name="PO_T7">: <text:s text:c="3"/>: <text:s text:c="3"/>:</text:span></text:p>
          </table:table-cell>
          <table:covered-table-cell/>
          <table:covered-table-cell/>
          <table:covered-table-cell/>
          <table:table-cell table:style-name="PO_Table2.H37" table:number-rows-spanned="4">
            <text:p text:style-name="PO_P34"><text:span text:style-name="PO_T7">8.</text:span></text:p>
            <text:p text:style-name="PO_P34"/>
            <text:p text:style-name="PO_P34"/>
            <text:p text:style-name="PO_P34"/>
            <text:p text:style-name="PO_P34"/>
          </table:table-cell>
          <table:table-cell table:style-name="PO_Table2.I37" table:number-columns-spanned="5" table:number-rows-spanned="4">
            <text:p text:style-name="PO_P35"><text:span text:style-name="PO_T27">Ⅳ. 판매비와 관리비, Ⅵ. 영업외수익, Ⅶ. 영업외비용 항목에 </text:span><text:span text:style-name="PO_T7">동일한 계정과목 등이 없는 경우 합계금액을 항목별로 분류하여 </text:span><text:span text:style-name="PO_T22">Ⅳ.34. 기타 소계, Ⅵ.13. 기타 소계, Ⅶ.13. 기타 소계 란에 각각</text:span><text:span text:style-name="PO_T7"><text:s/>적고, 항목 란 아래 칸의 ①, ②, ③ 란에 금액이 큰 계정과목부터 순차적으로 계정과목을 적고 관련 금액을 적습니다.</text:span><text:span text:style-name="PO_T24"><text:s text:c="2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PO_Table2.38">
          <table:table-cell table:style-name="PO_Table2.A38" table:number-columns-spanned="2">
            <text:p text:style-name="PO_P25"><text:span text:style-name="PO_T10"><text:s text:c="2"/>2. 외환차손</text:span></text:p>
          </table:table-cell>
          <table:covered-table-cell/>
          <table:table-cell table:style-name="PO_Table2.C38">
            <text:p text:style-name="PO_P24"><text:span text:style-name="PO_T7">83</text:span></text:p>
          </table:table-cell>
          <table:table-cell table:style-name="PO_Table2.D38" table:number-columns-spanned="3">
            <text:p text:style-name="PO_P24"><text:span text:style-name="PO_T7">: <text:s text:c="3"/>: <text:s text:c="3"/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O_Table2.39">
          <table:table-cell table:style-name="PO_Table2.A39" table:number-columns-spanned="2">
            <text:p text:style-name="PO_P25"><text:span text:style-name="PO_T10"><text:s text:c="2"/>3. 외화환산손실</text:span></text:p>
          </table:table-cell>
          <table:covered-table-cell/>
          <table:table-cell table:style-name="PO_Table2.C39">
            <text:p text:style-name="PO_P24"><text:span text:style-name="PO_T7">84</text:span></text:p>
          </table:table-cell>
          <table:table-cell table:style-name="PO_Table2.D39" table:number-columns-spanned="3">
            <text:p text:style-name="PO_P24"><text:span text:style-name="PO_T7">: <text:s text:c="3"/>: <text:s text:c="3"/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O_Table2.40">
          <table:table-cell table:style-name="PO_Table2.A40" table:number-columns-spanned="2" table:number-rows-spanned="2">
            <text:p text:style-name="PO_P38"><text:span text:style-name="PO_T10"><text:s text:c="2"/>4. 기타 대손상각비<text:line-break/>(충당금전입액 포함)</text:span></text:p>
          </table:table-cell>
          <table:covered-table-cell/>
          <table:table-cell table:style-name="PO_Table2.C40" table:number-rows-spanned="2">
            <text:p text:style-name="PO_P24"><text:span text:style-name="PO_T7">85</text:span></text:p>
          </table:table-cell>
          <table:table-cell table:style-name="PO_Table2.D40" table:number-columns-spanned="3" table:number-rows-spanned="2">
            <text:p text:style-name="PO_P24"><text:span text:style-name="PO_T7">: <text:s text:c="3"/>: <text:s text:c="3"/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O_Table2.4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2.H41" table:number-rows-spanned="3">
            <text:p text:style-name="PO_P34"><text:span text:style-name="PO_T7">9.</text:span></text:p>
            <text:p text:style-name="PO_P34"/>
            <text:p text:style-name="PO_P34"/>
            <text:p text:style-name="PO_P34"/>
          </table:table-cell>
          <table:table-cell table:style-name="PO_Table2.I41" table:number-columns-spanned="5" table:number-rows-spanned="3">
            <text:p text:style-name="PO_P35"><text:span text:style-name="PO_T21">Ⅱ. 2. ② 당기총원가란은 표준원가명세서의 당기제품제조원가</text:span><text:span text:style-name="PO_T26">(1.제조원가명세서의 Ⅸ), 당기공사원가(2.공사원가명세서의 </text:span><text:span text:style-name="PO_T28">Ⅺ</text:span><text:span text:style-name="PO_T26">),</text:span><text:span text:style-name="PO_T7"><text:s/></text:span><text:span text:style-name="PO_T21">당기완성주택 등 공사비(3.분양원가명세서의 </text:span><text:span text:style-name="PO_T29">Ⅺ</text:span><text:span text:style-name="PO_T21">), 당기총원가</text:span><text:span text:style-name="PO_T7">(4.기타원가명세서의 Ⅸ)의 합계액과 일치</text:span><text:span text:style-name="PO_T20">해야 </text:span><text:span text:style-name="PO_T7">합니다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PO_Table2.42">
          <table:table-cell table:style-name="PO_Table2.A42" table:number-columns-spanned="2">
            <text:p text:style-name="PO_P25"><text:span text:style-name="PO_T10"><text:s text:c="2"/>5. 기부금</text:span></text:p>
          </table:table-cell>
          <table:covered-table-cell/>
          <table:table-cell table:style-name="PO_Table2.C42">
            <text:p text:style-name="PO_P24"><text:span text:style-name="PO_T7">86</text:span></text:p>
          </table:table-cell>
          <table:table-cell table:style-name="PO_Table2.D42" table:number-columns-spanned="3">
            <text:p text:style-name="PO_P24"><text:span text:style-name="PO_T7">: <text:s text:c="3"/>: <text:s text:c="3"/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O_Table2.43">
          <table:table-cell table:style-name="PO_Table2.A43" table:number-columns-spanned="2" table:number-rows-spanned="3">
            <text:p text:style-name="PO_P25"><text:span text:style-name="PO_T10"><text:s text:c="2"/>6. 단기투자자산 처분손실 <text:s/></text:span></text:p>
          </table:table-cell>
          <table:covered-table-cell/>
          <table:table-cell table:style-name="PO_Table2.C43" table:number-rows-spanned="3">
            <text:p text:style-name="PO_P24"><text:span text:style-name="PO_T7">87</text:span></text:p>
          </table:table-cell>
          <table:table-cell table:style-name="PO_Table2.D43" table:number-columns-spanned="3" table:number-rows-spanned="3">
            <text:p text:style-name="PO_P24"><text:span text:style-name="PO_T7">: <text:s text:c="3"/>: <text:s text:c="3"/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O_Table2.4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2.H44">
            <text:p text:style-name="PO_P34"><text:span text:style-name="PO_T7">10.</text:span></text:p>
          </table:table-cell>
          <table:table-cell table:style-name="PO_Table2.I44" table:number-columns-spanned="5">
            <text:p text:style-name="PO_P39"><text:span text:style-name="PO_T7"><text:s/>그 밖의 사항은 표준재무상태표 작성요령을 준용합니다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PO_Table2.4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O_Table2.H45">
            <text:p text:style-name="PO_P40"/>
          </table:table-cell>
          <table:table-cell table:style-name="PO_Table2.I45" table:number-columns-spanned="5">
            <text:p text:style-name="PO_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PO_Table2.46">
          <table:table-cell table:style-name="PO_Table2.A46" table:number-columns-spanned="5">
            <text:p text:style-name="PO_P42"/>
          </table:table-cell>
          <table:covered-table-cell/>
          <table:covered-table-cell/>
          <table:covered-table-cell/>
          <table:covered-table-cell/>
          <table:table-cell table:style-name="PO_Table2.F46" table:number-columns-spanned="9">
            <text:p text:style-name="PO_P43"><text:span text:style-name="PO_T2">210mm×297mm[백상지 80g/㎡(재활용품)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font-face-decls>
    <style:font-face style:name="맑은 고딕" svg:font-family="'맑은 고딕'"/>
    <style:font-face style:name="Malgun Gothic" svg:font-family="'Malgun Gothic'"/>
    <style:font-face style:name="Wingdings" svg:font-family="Wingdings"/>
    <style:font-face style:name="Times New Roman" svg:font-family="'Times New Roman'"/>
    <style:font-face style:name="ÇÑÄÄ¹ÙÅÁ" svg:font-family="ÇÑÄÄ¹ÙÅÁ"/>
    <style:font-face style:name="바탕" svg:font-family="바탕"/>
    <style:font-face style:name="돋움" svg:font-family="돋움"/>
    <style:font-face style:name="돋움체" svg:font-family="돋움체"/>
    <style:font-face style:name="MS Mincho" svg:font-family="'MS Mincho'"/>
  </office:font-face-decls>
  <office:styles>
    <style:default-style style:family="chart"/>
    <style:default-style style:family="drawing-page"/>
    <style:default-style style:family="graphic"/>
    <style:default-style style:family="paragraph">
      <style:paragraph-properties style:tab-stop-distance="1.411cm"/>
    </style:default-style>
    <style:default-style style:family="presentation"/>
    <style:default-style style:family="ruby"/>
    <style:default-style style:family="table"/>
    <style:default-style style:family="table-cell"/>
    <style:default-style style:family="table-column"/>
    <style:default-style style:family="table-row"/>
    <style:default-style style:family="text"/>
    <style:style style:name="Standard" style:family="paragraph" style:class="text"/>
    <style:style style:name="Title" style:family="paragraph" style:parent-style-name="Standard">
      <style:paragraph-properties fo:margin-left="0cm" fo:margin-right="0cm" fo:margin-top="0cm" fo:margin-bottom="0cm" fo:text-indent="0cm"/>
      <style:text-properties fo:font-size="13pt" fo:color="#000000" style:font-size-asian="13pt" style:font-size-complex="13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ÇÑÄÄ¹ÙÅÁ" style:font-name-asian="맑은 고딕" style:font-name-complex="ÇÑÄÄ¹ÙÅÁ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1" style:family="paragraph" style:parent-style-name="Title" style:display-name="Heading 1" style:default-outline-level="1">
      <style:paragraph-properties fo:margin-left="0cm" fo:margin-right="0cm" fo:margin-top="0cm" fo:margin-bottom="0cm" fo:text-indent="0cm"/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2" style:family="paragraph" style:parent-style-name="Title" style:display-name="Heading 2" style:default-outline-level="2">
      <style:paragraph-properties fo:margin-left="0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3" style:family="paragraph" style:parent-style-name="Title" style:display-name="Heading 3" style:default-outline-level="3">
      <style:paragraph-properties fo:margin-left="2.469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4" style:family="paragraph" style:parent-style-name="Title" style:display-name="Heading 4" style:default-outline-level="4">
      <style:paragraph-properties fo:margin-left="2.822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5" style:family="paragraph" style:parent-style-name="Title" style:display-name="Heading 5" style:default-outline-level="5">
      <style:paragraph-properties fo:margin-left="3.175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6" style:family="paragraph" style:parent-style-name="Title" style:display-name="Heading 6" style:default-outline-level="6">
      <style:paragraph-properties fo:margin-left="3.528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7" style:family="paragraph" style:parent-style-name="Title" style:display-name="Heading 7" style:default-outline-level="7">
      <style:paragraph-properties fo:margin-left="3.881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8" style:family="paragraph" style:parent-style-name="Title" style:display-name="Heading 8" style:default-outline-level="8">
      <style:paragraph-properties fo:margin-left="4.233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9" style:family="paragraph" style:parent-style-name="Title" style:display-name="Heading 9" style:default-outline-level="9">
      <style:paragraph-properties fo:margin-left="4.586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Heading" style:family="paragraph" style:parent-style-name="Title" style:display-name="Contents Heading">
      <style:paragraph-properties fo:margin-left="0cm" fo:margin-right="0cm" fo:margin-top="0cm" fo:margin-bottom="0cm" fo:text-indent="0cm"/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1" style:family="paragraph" style:parent-style-name="Index" style:display-name="Contents 1">
      <style:paragraph-properties fo:margin-left="0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2" style:family="paragraph" style:parent-style-name="Index" style:display-name="Contents 2">
      <style:paragraph-properties fo:margin-left="0.75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3" style:family="paragraph" style:parent-style-name="Index" style:display-name="Contents 3">
      <style:paragraph-properties fo:margin-left="1.499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4" style:family="paragraph" style:parent-style-name="Index" style:display-name="Contents 4">
      <style:paragraph-properties fo:margin-left="2.249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5" style:family="paragraph" style:parent-style-name="Index" style:display-name="Contents 5">
      <style:paragraph-properties fo:margin-left="2.999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6" style:family="paragraph" style:parent-style-name="Index" style:display-name="Contents 6">
      <style:paragraph-properties fo:margin-left="3.748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7" style:family="paragraph" style:parent-style-name="Index" style:display-name="Contents 7">
      <style:paragraph-properties fo:margin-left="4.498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8" style:family="paragraph" style:parent-style-name="Index" style:display-name="Contents 8">
      <style:paragraph-properties fo:margin-left="5.248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9" style:family="paragraph" style:parent-style-name="Index" style:display-name="Contents 9">
      <style:paragraph-properties fo:margin-left="5.997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Footnote_20_anchor" style:family="text" style:display-name="Footnote anchor">
      <style:text-properties style:text-position="super 58%"/>
    </style:style>
    <style:style style:name="Footnote_20_Symbol" style:family="text" style:display-name="Footnote Symbol"/>
    <style:style style:name="Endnote_20_anchor" style:family="text" style:display-name="Endnote anchor">
      <style:text-properties style:text-position="super 58%"/>
    </style:style>
    <style:style style:name="Endnote_20_Symbol" style:family="text" style:display-name="Endnote Symbol"/>
    <text:notes-configuration text:note-class="footnote" text:citation-body-style-name="Footnote_20_anchor" text:citation-style-name="Footnote_20_Symbol" style:num-format="1" text:start-value="0" text:start-numbering-at="document" style:num-suffix=")"/>
    <text:notes-configuration text:note-class="endnote" text:citation-body-style-name="Endnote_20_anchor" text:citation-style-name="Endnote_20_Symbol" style:num-format="1" text:start-value="0" style:num-suffix=")"/>
    <text:linenumbering-configuration text:number-lines="false" text:restart-on-page="false" text:offset="0.501cm"/>
  </office:styles>
  <office:automatic-styles>
    <style:page-layout style:name="MP0L">
      <style:page-layout-properties fo:page-width="21.001cm" fo:page-height="29.7cm" style:print-orientation="portrait" fo:margin-left="2cm" fo:margin-right="2cm" fo:margin-top="1.499cm" fo:margin-bottom="1.499cm" style:footnote-max-height="0cm" style:writing-mode="lr-tb">
        <style:footnote-sep style:width="0.018cm" style:distance-before-sep="0.101cm" style:distance-after-sep="0.101cm" style:rel-width="33%" style:color="#000000" style:line-style="solid" style:adjustment="left"/>
      </style:page-layout-properties>
      <style:header-style/>
      <style:footer-style/>
    </style:page-layout>
  </office:automatic-styles>
  <office:master-styles>
    <style:master-page style:name="MP0" style:page-layout-name="MP0L"/>
  </office:master-styles>
</office:document-styles>
</file>

<file path=meta.xml><?xml version="1.0" encoding="utf-8"?>
<office:document-meta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meta>
    <meta:generator>PolarisOffice</meta:generator>
    <dc:title>별지 제 18호 서식</dc:title>
    <dc:description>국가법령정보센터에서 제공하는 문서입니다.</dc:description>
    <meta:keyword>법제처 국가법령정보센터</meta:keyword>
    <dc:creator>Khal(이의섭)</dc:creator>
    <meta:creation-date>2016-9-30T16:54:30</meta:creation-date>
    <dc:date>2016-9-30T16:54:31</dc:date>
    <meta:editing-cycles>2</meta:editing-cycles>
    <meta:document-statistic meta:character-count="2139" meta:non-whitespace-character-count="2139" meta:page-count="2" meta:paragraph-count="350" meta:word-count="1812"/>
  </office:meta>
</office:document-meta>
</file>